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Noto Sans Devanagari" svg:font-family="'Noto Sans Devanagari'" style:font-family-generic="swiss"/>
    <style:font-face style:name="Calibri" svg:font-family="Calibri" style:font-family-generic="roman" style:font-pitch="variable"/>
    <style:font-face style:name="Calibri Light" svg:font-family="'Calibri Light'" style:font-family-generic="roman" style:font-pitch="variable"/>
    <style:font-face style:name="Cambria" svg:font-family="Cambria" style:font-family-generic="roman" style:font-pitch="variable"/>
    <style:font-face style:name="DepCentury Old Style" svg:font-family="'DepCentury Old Style'" style:font-family-generic="roman" style:font-pitch="variable"/>
    <style:font-face style:name="Segoe UI" svg:font-family="'Segoe UI'"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NewRomanPS" svg:font-family="TimesNewRomanPS"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Batang" svg:font-family="Batang"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Courier New" svg:font-family="'Courier New'" style:font-family-generic="system" style:font-pitch="variable"/>
    <style:font-face style:name="DepCentury Old Style1" svg:font-family="'DepCentury Old Style'" style:font-family-generic="system" style:font-pitch="variable"/>
    <style:font-face style:name="Noto Sans CJK SC" svg:font-family="'Noto Sans CJK SC'" style:font-family-generic="system" style:font-pitch="variable"/>
    <style:font-face style:name="Noto Sans Devanagari1" svg:font-family="'Noto Sans Devanagari'"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5.879cm" fo:margin-left="0.123cm" fo:margin-top="0cm" fo:margin-bottom="0cm" table:align="left" style:writing-mode="lr-tb"/>
    </style:style>
    <style:style style:name="Table1.A" style:family="table-column">
      <style:table-column-properties style:column-width="6.876cm"/>
    </style:style>
    <style:style style:name="Table1.B" style:family="table-column">
      <style:table-column-properties style:column-width="3.002cm"/>
    </style:style>
    <style:style style:name="Table1.C" style:family="table-column">
      <style:table-column-properties style:column-width="1.998cm"/>
    </style:style>
    <style:style style:name="Table1.D" style:family="table-column">
      <style:table-column-properties style:column-width="1.753cm"/>
    </style:style>
    <style:style style:name="Table1.E" style:family="table-column">
      <style:table-column-properties style:column-width="2.249cm"/>
    </style:style>
    <style:style style:name="Table1.1" style:family="table-row">
      <style:table-row-properties style:min-row-height="1.021cm" fo:keep-together="auto"/>
    </style:style>
    <style:style style:name="Table1.A1" style:family="table-cell">
      <style:table-cell-properties style:vertical-align="bottom" fo:background-color="transparent" fo:padding-left="0.123cm" fo:padding-right="0.123cm" fo:padding-top="0cm" fo:padding-bottom="0cm" fo:border-left="none" fo:border-right="none" fo:border-top="0.5pt solid #000000" fo:border-bottom="0.5pt solid #000000">
        <style:background-image/>
      </style:table-cell-properties>
    </style:style>
    <style:style style:name="Table1.E1" style:family="table-cell">
      <style:table-cell-properties fo:padding-left="0.123cm" fo:padding-right="0.123cm" fo:padding-top="0cm" fo:padding-bottom="0cm" fo:border-left="none" fo:border-right="none" fo:border-top="0.5pt solid #000000" fo:border-bottom="0.5pt solid #000000"/>
    </style:style>
    <style:style style:name="Table1.2" style:family="table-row">
      <style:table-row-properties style:min-row-height="0.453cm" fo:keep-together="auto"/>
    </style:style>
    <style:style style:name="Table1.A2" style:family="table-cell">
      <style:table-cell-properties style:vertical-align="middle" fo:background-color="transparent" fo:padding-left="0.123cm" fo:padding-right="0.123cm" fo:padding-top="0cm" fo:padding-bottom="0cm" fo:border-left="none" fo:border-right="none" fo:border-top="0.5pt solid #000000" fo:border-bottom="none">
        <style:background-image/>
      </style:table-cell-properties>
    </style:style>
    <style:style style:name="Table1.B2" style:family="table-cell">
      <style:table-cell-properties style:vertical-align="bottom" fo:background-color="transparent" fo:padding-left="0.123cm" fo:padding-right="0.123cm" fo:padding-top="0cm" fo:padding-bottom="0cm" fo:border-left="none" fo:border-right="none" fo:border-top="0.5pt solid #000000" fo:border-bottom="none">
        <style:background-image/>
      </style:table-cell-properties>
    </style:style>
    <style:style style:name="Table1.E2" style:family="table-cell">
      <style:table-cell-properties fo:padding-left="0.123cm" fo:padding-right="0.123cm" fo:padding-top="0cm" fo:padding-bottom="0cm" fo:border-left="none" fo:border-right="none" fo:border-top="0.5pt solid #000000" fo:border-bottom="none"/>
    </style:style>
    <style:style style:name="Table1.A3" style:family="table-cell">
      <style:table-cell-properties style:vertical-align="middle" fo:background-color="transparent" fo:padding-left="0.123cm" fo:padding-right="0.123cm" fo:padding-top="0cm" fo:padding-bottom="0cm" fo:border="none">
        <style:background-image/>
      </style:table-cell-properties>
    </style:style>
    <style:style style:name="Table1.B3" style:family="table-cell">
      <style:table-cell-properties style:vertical-align="bottom" fo:background-color="transparent" fo:padding-left="0.123cm" fo:padding-right="0.123cm" fo:padding-top="0cm" fo:padding-bottom="0cm" fo:border="none">
        <style:background-image/>
      </style:table-cell-properties>
    </style:style>
    <style:style style:name="Table1.E3" style:family="table-cell">
      <style:table-cell-properties fo:padding-left="0.123cm" fo:padding-right="0.123cm" fo:padding-top="0cm" fo:padding-bottom="0cm" fo:border="none"/>
    </style:style>
    <style:style style:name="Table1.E4" style:family="table-cell">
      <style:table-cell-properties fo:padding-left="0.123cm" fo:padding-right="0.123cm" fo:padding-top="0cm" fo:padding-bottom="0cm" fo:border="none"/>
    </style:style>
    <style:style style:name="Table1.E5" style:family="table-cell">
      <style:table-cell-properties fo:padding-left="0.123cm" fo:padding-right="0.123cm" fo:padding-top="0cm" fo:padding-bottom="0cm" fo:border="none"/>
    </style:style>
    <style:style style:name="Table1.E6" style:family="table-cell">
      <style:table-cell-properties fo:padding-left="0.123cm" fo:padding-right="0.123cm" fo:padding-top="0cm" fo:padding-bottom="0cm" fo:border="none"/>
    </style:style>
    <style:style style:name="Table1.E7" style:family="table-cell">
      <style:table-cell-properties fo:padding-left="0.123cm" fo:padding-right="0.123cm" fo:padding-top="0cm" fo:padding-bottom="0cm" fo:border="none"/>
    </style:style>
    <style:style style:name="Table1.E8" style:family="table-cell">
      <style:table-cell-properties fo:padding-left="0.123cm" fo:padding-right="0.123cm" fo:padding-top="0cm" fo:padding-bottom="0cm" fo:border="none"/>
    </style:style>
    <style:style style:name="Table1.E9" style:family="table-cell">
      <style:table-cell-properties fo:padding-left="0.123cm" fo:padding-right="0.123cm" fo:padding-top="0cm" fo:padding-bottom="0cm" fo:border="none"/>
    </style:style>
    <style:style style:name="Table1.10" style:family="table-row">
      <style:table-row-properties style:min-row-height="0.355cm" fo:keep-together="auto"/>
    </style:style>
    <style:style style:name="Table1.B10" style:family="table-cell">
      <style:table-cell-properties fo:background-color="transparent" fo:padding-left="0.123cm" fo:padding-right="0.123cm" fo:padding-top="0cm" fo:padding-bottom="0cm" fo:border="none">
        <style:background-image/>
      </style:table-cell-properties>
    </style:style>
    <style:style style:name="Table1.C10" style:family="table-cell">
      <style:table-cell-properties fo:background-color="transparent" fo:padding-left="0.123cm" fo:padding-right="0.123cm" fo:padding-top="0cm" fo:padding-bottom="0cm" fo:border="none">
        <style:background-image/>
      </style:table-cell-properties>
    </style:style>
    <style:style style:name="Table1.D10" style:family="table-cell">
      <style:table-cell-properties fo:background-color="transparent" fo:padding-left="0.123cm" fo:padding-right="0.123cm" fo:padding-top="0cm" fo:padding-bottom="0cm" fo:border="none">
        <style:background-image/>
      </style:table-cell-properties>
    </style:style>
    <style:style style:name="Table1.E10" style:family="table-cell">
      <style:table-cell-properties fo:padding-left="0.123cm" fo:padding-right="0.123cm" fo:padding-top="0cm" fo:padding-bottom="0cm" fo:border="none"/>
    </style:style>
    <style:style style:name="Table1.E11" style:family="table-cell">
      <style:table-cell-properties fo:padding-left="0.123cm" fo:padding-right="0.123cm" fo:padding-top="0cm" fo:padding-bottom="0cm" fo:border="none"/>
    </style:style>
    <style:style style:name="Table1.E12" style:family="table-cell">
      <style:table-cell-properties fo:padding-left="0.123cm" fo:padding-right="0.123cm" fo:padding-top="0cm" fo:padding-bottom="0cm" fo:border-left="none" fo:border-right="none" fo:border-top="0.5pt solid #000000" fo:border-bottom="0.5pt solid #000000"/>
    </style:style>
    <style:style style:name="Table1.A13" style:family="table-cell">
      <style:table-cell-properties style:vertical-align="middle" fo:background-color="transparent" fo:padding-left="0.123cm" fo:padding-right="0.123cm" fo:padding-top="0cm" fo:padding-bottom="0cm" fo:border-left="none" fo:border-right="none" fo:border-top="0.5pt solid #000000" fo:border-bottom="0.5pt solid #000000">
        <style:background-image/>
      </style:table-cell-properties>
    </style:style>
    <style:style style:name="Table1.B13" style:family="table-cell">
      <style:table-cell-properties style:vertical-align="bottom" fo:background-color="transparent" fo:padding-left="0.123cm" fo:padding-right="0.123cm" fo:padding-top="0cm" fo:padding-bottom="0cm" fo:border-left="none" fo:border-right="none" fo:border-top="none" fo:border-bottom="0.5pt solid #000000">
        <style:background-image/>
      </style:table-cell-properties>
    </style:style>
    <style:style style:name="Table1.E13" style:family="table-cell">
      <style:table-cell-properties fo:padding-left="0.123cm" fo:padding-right="0.123cm" fo:padding-top="0cm" fo:padding-bottom="0cm" fo:border-left="none" fo:border-right="none" fo:border-top="none" fo:border-bottom="0.5pt solid #000000"/>
    </style:style>
    <style:style style:name="Table1.E14" style:family="table-cell">
      <style:table-cell-properties fo:padding-left="0.123cm" fo:padding-right="0.123cm" fo:padding-top="0cm" fo:padding-bottom="0cm" fo:border-left="none" fo:border-right="none" fo:border-top="none" fo:border-bottom="0.5pt solid #000000"/>
    </style:style>
    <style:style style:name="Table2" style:family="table">
      <style:table-properties style:width="16.785cm" fo:margin-left="0.123cm" fo:margin-top="0cm" fo:margin-bottom="0cm" table:align="left" style:writing-mode="lr-tb"/>
    </style:style>
    <style:style style:name="Table2.A" style:family="table-column">
      <style:table-column-properties style:column-width="7.001cm"/>
    </style:style>
    <style:style style:name="Table2.B" style:family="table-column">
      <style:table-column-properties style:column-width="3.999cm"/>
    </style:style>
    <style:style style:name="Table2.C" style:family="table-column">
      <style:table-column-properties style:column-width="1.753cm"/>
    </style:style>
    <style:style style:name="Table2.D" style:family="table-column">
      <style:table-column-properties style:column-width="1.75cm"/>
    </style:style>
    <style:style style:name="Table2.E" style:family="table-column">
      <style:table-column-properties style:column-width="2.282cm"/>
    </style:style>
    <style:style style:name="Table2.1" style:family="table-row">
      <style:table-row-properties style:min-row-height="1.014cm" fo:keep-together="auto"/>
    </style:style>
    <style:style style:name="Table2.A1" style:family="table-cell">
      <style:table-cell-properties style:vertical-align="bottom" fo:background-color="transparent" fo:padding-left="0.123cm" fo:padding-right="0.123cm" fo:padding-top="0cm" fo:padding-bottom="0cm" fo:border-left="none" fo:border-right="none" fo:border-top="0.5pt solid #000000" fo:border-bottom="0.5pt solid #000000">
        <style:background-image/>
      </style:table-cell-properties>
    </style:style>
    <style:style style:name="Table2.2" style:family="table-row">
      <style:table-row-properties style:min-row-height="0.45cm" fo:keep-together="auto"/>
    </style:style>
    <style:style style:name="Table2.A2" style:family="table-cell">
      <style:table-cell-properties style:vertical-align="middle" fo:background-color="transparent" fo:padding-left="0.123cm" fo:padding-right="0.123cm" fo:padding-top="0cm" fo:padding-bottom="0cm" fo:border="none">
        <style:background-image/>
      </style:table-cell-properties>
    </style:style>
    <style:style style:name="Table2.B2" style:family="table-cell">
      <style:table-cell-properties style:vertical-align="bottom" fo:background-color="transparent" fo:padding-left="0.123cm" fo:padding-right="0.123cm" fo:padding-top="0cm" fo:padding-bottom="0cm" fo:border="none">
        <style:background-image/>
      </style:table-cell-properties>
    </style:style>
    <style:style style:name="Table2.5" style:family="table-row">
      <style:table-row-properties style:min-row-height="0.423cm" fo:keep-together="auto"/>
    </style:style>
    <style:style style:name="Table2.9" style:family="table-row">
      <style:table-row-properties style:min-row-height="0.353cm" fo:keep-together="auto"/>
    </style:style>
    <style:style style:name="Table2.D9" style:family="table-cell">
      <style:table-cell-properties style:vertical-align="bottom" fo:background-color="transparent" fo:padding-left="0.123cm" fo:padding-right="0.123cm" fo:padding-top="0cm" fo:padding-bottom="0cm" fo:border-left="none" fo:border-right="none" fo:border-top="none" fo:border-bottom="0.5pt solid #000000">
        <style:background-image/>
      </style:table-cell-properties>
    </style:style>
    <style:style style:name="Table2.A10" style:family="table-cell">
      <style:table-cell-properties style:vertical-align="middle" fo:background-color="transparent" fo:padding-left="0.123cm" fo:padding-right="0.123cm" fo:padding-top="0cm" fo:padding-bottom="0cm" fo:border-left="none" fo:border-right="none" fo:border-top="0.5pt solid #000000" fo:border-bottom="none">
        <style:background-image/>
      </style:table-cell-properties>
    </style:style>
    <style:style style:name="Table2.A11" style:family="table-cell">
      <style:table-cell-properties style:vertical-align="middle" fo:background-color="transparent" fo:padding-left="0.123cm" fo:padding-right="0.123cm" fo:padding-top="0cm" fo:padding-bottom="0cm" fo:border-left="none" fo:border-right="none" fo:border-top="0.5pt solid #000000" fo:border-bottom="0.5pt solid #000000">
        <style:background-image/>
      </style:table-cell-properties>
    </style:style>
    <style:style style:name="Table2.A12" style:family="table-cell">
      <style:table-cell-properties style:vertical-align="middle" fo:background-color="transparent" fo:padding-left="0.123cm" fo:padding-right="0.123cm" fo:padding-top="0cm" fo:padding-bottom="0cm" fo:border-left="none" fo:border-right="none" fo:border-top="none" fo:border-bottom="0.5pt solid #000000">
        <style:background-image/>
      </style:table-cell-properties>
    </style:style>
    <style:style style:name="Table3" style:family="table">
      <style:table-properties style:width="16.252cm" fo:margin-left="0.123cm" fo:margin-top="0cm" fo:margin-bottom="0cm" table:align="left" style:writing-mode="lr-tb"/>
    </style:style>
    <style:style style:name="Table3.A" style:family="table-column">
      <style:table-column-properties style:column-width="0.998cm"/>
    </style:style>
    <style:style style:name="Table3.B" style:family="table-column">
      <style:table-column-properties style:column-width="1.002cm"/>
    </style:style>
    <style:style style:name="Table3.C" style:family="table-column">
      <style:table-column-properties style:column-width="8.502cm"/>
    </style:style>
    <style:style style:name="Table3.D" style:family="table-column">
      <style:table-column-properties style:column-width="0.748cm"/>
    </style:style>
    <style:style style:name="Table3.E" style:family="table-column">
      <style:table-column-properties style:column-width="0.25cm"/>
    </style:style>
    <style:style style:name="Table3.F" style:family="table-column">
      <style:table-column-properties style:column-width="1.752cm"/>
    </style:style>
    <style:style style:name="Table3.G" style:family="table-column">
      <style:table-column-properties style:column-width="1.501cm"/>
    </style:style>
    <style:style style:name="Table3.H" style:family="table-column">
      <style:table-column-properties style:column-width="1.498cm"/>
    </style:style>
    <style:style style:name="Table3.1" style:family="table-row">
      <style:table-row-properties fo:keep-together="auto"/>
    </style:style>
    <style:style style:name="Table3.A1" style:family="table-cell">
      <style:table-cell-properties fo:padding-left="0.123cm" fo:padding-right="0.123cm" fo:padding-top="0cm" fo:padding-bottom="0cm" fo:border-left="none" fo:border-right="none" fo:border-top="0.5pt solid #000000" fo:border-bottom="0.5pt solid #000000"/>
    </style:style>
    <style:style style:name="Table3.A2" style:family="table-cell">
      <style:table-cell-properties fo:padding-left="0.123cm" fo:padding-right="0.123cm" fo:padding-top="0cm" fo:padding-bottom="0cm" fo:border="none"/>
    </style:style>
    <style:style style:name="Table3.F2" style:family="table-cell">
      <style:table-cell-properties style:vertical-align="bottom" fo:padding-left="0.123cm" fo:padding-right="0.123cm" fo:padding-top="0cm" fo:padding-bottom="0cm" fo:border="none"/>
    </style:style>
    <style:style style:name="Table4" style:family="table">
      <style:table-properties style:width="16.252cm" fo:margin-left="0.123cm" fo:margin-top="0cm" fo:margin-bottom="0cm" table:align="left" style:writing-mode="lr-tb"/>
    </style:style>
    <style:style style:name="Table4.A" style:family="table-column">
      <style:table-column-properties style:column-width="1.268cm"/>
    </style:style>
    <style:style style:name="Table4.B" style:family="table-column">
      <style:table-column-properties style:column-width="1.272cm"/>
    </style:style>
    <style:style style:name="Table4.C" style:family="table-column">
      <style:table-column-properties style:column-width="13.712cm"/>
    </style:style>
    <style:style style:name="Table4.1" style:family="table-row">
      <style:table-row-properties fo:keep-together="auto"/>
    </style:style>
    <style:style style:name="Table4.A1" style:family="table-cell">
      <style:table-cell-properties fo:padding-left="0.123cm" fo:padding-right="0.123cm" fo:padding-top="0cm" fo:padding-bottom="0cm" fo:border-left="none" fo:border-right="none" fo:border-top="0.5pt solid #000000" fo:border-bottom="0.5pt solid #000000"/>
    </style:style>
    <style:style style:name="Table4.A2" style:family="table-cell">
      <style:table-cell-properties fo:padding-left="0.123cm" fo:padding-right="0.123cm" fo:padding-top="0cm" fo:padding-bottom="0cm" fo:border-left="none" fo:border-right="none" fo:border-top="0.5pt solid #000000" fo:border-bottom="none"/>
    </style:style>
    <style:style style:name="Table4.A3" style:family="table-cell">
      <style:table-cell-properties fo:padding-left="0.123cm" fo:padding-right="0.123cm" fo:padding-top="0cm" fo:padding-bottom="0cm" fo:border="none"/>
    </style:style>
    <style:style style:name="Table4.A4" style:family="table-cell">
      <style:table-cell-properties fo:padding-left="0.123cm" fo:padding-right="0.123cm" fo:padding-top="0cm" fo:padding-bottom="0cm" fo:border-left="none" fo:border-right="none" fo:border-top="none" fo:border-bottom="0.5pt solid #000000"/>
    </style:style>
    <style:style style:name="Table5" style:family="table">
      <style:table-properties style:width="16.193cm" fo:margin-left="0.123cm" fo:margin-top="0cm" fo:margin-bottom="0cm" table:align="left" style:writing-mode="lr-tb"/>
    </style:style>
    <style:style style:name="Table5.A" style:family="table-column">
      <style:table-column-properties style:column-width="1.164cm"/>
    </style:style>
    <style:style style:name="Table5.B" style:family="table-column">
      <style:table-column-properties style:column-width="1.335cm"/>
    </style:style>
    <style:style style:name="Table5.C" style:family="table-column">
      <style:table-column-properties style:column-width="7.024cm"/>
    </style:style>
    <style:style style:name="Table5.D" style:family="table-column">
      <style:table-column-properties style:column-width="2.542cm"/>
    </style:style>
    <style:style style:name="Table5.E" style:family="table-column">
      <style:table-column-properties style:column-width="2.223cm"/>
    </style:style>
    <style:style style:name="Table5.F" style:family="table-column">
      <style:table-column-properties style:column-width="1.903cm"/>
    </style:style>
    <style:style style:name="Table5.1" style:family="table-row">
      <style:table-row-properties fo:keep-together="auto"/>
    </style:style>
    <style:style style:name="Table5.A1" style:family="table-cell">
      <style:table-cell-properties fo:padding-left="0.123cm" fo:padding-right="0.123cm" fo:padding-top="0cm" fo:padding-bottom="0cm" fo:border-left="none" fo:border-right="none" fo:border-top="none" fo:border-bottom="0.5pt solid #000000"/>
    </style:style>
    <style:style style:name="Table5.A2" style:family="table-cell">
      <style:table-cell-properties fo:padding-left="0.123cm" fo:padding-right="0.123cm" fo:padding-top="0cm" fo:padding-bottom="0cm" fo:border-left="none" fo:border-right="none" fo:border-top="0.5pt solid #000000" fo:border-bottom="0.5pt solid #000000"/>
    </style:style>
    <style:style style:name="Table5.A3" style:family="table-cell">
      <style:table-cell-properties fo:padding-left="0.123cm" fo:padding-right="0.123cm" fo:padding-top="0cm" fo:padding-bottom="0cm" fo:border="none"/>
    </style:style>
    <style:style style:name="Table6" style:family="table">
      <style:table-properties style:width="16.245cm" fo:margin-left="0.123cm" fo:margin-top="0cm" fo:margin-bottom="0cm" table:align="left" style:writing-mode="lr-tb"/>
    </style:style>
    <style:style style:name="Table6.A" style:family="table-column">
      <style:table-column-properties style:column-width="1.166cm"/>
    </style:style>
    <style:style style:name="Table6.B" style:family="table-column">
      <style:table-column-properties style:column-width="1.212cm"/>
    </style:style>
    <style:style style:name="Table6.C" style:family="table-column">
      <style:table-column-properties style:column-width="13.868cm"/>
    </style:style>
    <style:style style:name="Table6.1" style:family="table-row">
      <style:table-row-properties fo:keep-together="auto"/>
    </style:style>
    <style:style style:name="Table6.A1" style:family="table-cell">
      <style:table-cell-properties fo:padding-left="0.123cm" fo:padding-right="0.123cm" fo:padding-top="0cm" fo:padding-bottom="0cm" fo:border-left="none" fo:border-right="none" fo:border-top="1pt solid #000000" fo:border-bottom="1pt solid #000000"/>
    </style:style>
    <style:style style:name="Table6.A2" style:family="table-cell">
      <style:table-cell-properties fo:padding-left="0.123cm" fo:padding-right="0.123cm" fo:padding-top="0cm" fo:padding-bottom="0cm" fo:border="none"/>
    </style:style>
    <style:style style:name="Table6.A4" style:family="table-cell">
      <style:table-cell-properties fo:padding-left="0.123cm" fo:padding-right="0.123cm" fo:padding-top="0cm" fo:padding-bottom="0cm" fo:border-left="none" fo:border-right="none" fo:border-top="none" fo:border-bottom="0.5pt solid #000000"/>
    </style:style>
    <style:style style:name="Table7" style:family="table">
      <style:table-properties style:width="16.753cm" fo:margin-left="-0.25cm" fo:margin-top="0cm" fo:margin-bottom="0cm" table:align="left" style:writing-mode="lr-tb"/>
    </style:style>
    <style:style style:name="Table7.A" style:family="table-column">
      <style:table-column-properties style:column-width="1.034cm"/>
    </style:style>
    <style:style style:name="Table7.B" style:family="table-column">
      <style:table-column-properties style:column-width="1.215cm"/>
    </style:style>
    <style:style style:name="Table7.C" style:family="table-column">
      <style:table-column-properties style:column-width="9.754cm"/>
    </style:style>
    <style:style style:name="Table7.D" style:family="table-column">
      <style:table-column-properties style:column-width="1.498cm"/>
    </style:style>
    <style:style style:name="Table7.E" style:family="table-column">
      <style:table-column-properties style:column-width="1.501cm"/>
    </style:style>
    <style:style style:name="Table7.F" style:family="table-column">
      <style:table-column-properties style:column-width="1.75cm"/>
    </style:style>
    <style:style style:name="Table7.1" style:family="table-row">
      <style:table-row-properties style:min-row-height="1.069cm" fo:keep-together="auto"/>
    </style:style>
    <style:style style:name="Table7.A1" style:family="table-cell">
      <style:table-cell-properties style:vertical-align="bottom" fo:padding-left="0.123cm" fo:padding-right="0.123cm" fo:padding-top="0cm" fo:padding-bottom="0cm" fo:border-left="none" fo:border-right="none" fo:border-top="0.5pt solid #000000" fo:border-bottom="0.5pt solid #000000"/>
    </style:style>
    <style:style style:name="Table7.2" style:family="table-row">
      <style:table-row-properties fo:keep-together="auto"/>
    </style:style>
    <style:style style:name="Table7.A2" style:family="table-cell">
      <style:table-cell-properties fo:padding-left="0.123cm" fo:padding-right="0.123cm" fo:padding-top="0cm" fo:padding-bottom="0cm" fo:border-left="none" fo:border-right="none" fo:border-top="0.5pt solid #000000" fo:border-bottom="none"/>
    </style:style>
    <style:style style:name="Table7.B2" style:family="table-cell">
      <style:table-cell-properties fo:padding-left="0.123cm" fo:padding-right="0.123cm" fo:padding-top="0cm" fo:padding-bottom="0cm" fo:border-left="none" fo:border-right="none" fo:border-top="0.5pt solid #000000" fo:border-bottom="none"/>
    </style:style>
    <style:style style:name="Table7.C2" style:family="table-cell">
      <style:table-cell-properties fo:padding-left="0.123cm" fo:padding-right="0.123cm" fo:padding-top="0cm" fo:padding-bottom="0cm" fo:border-left="none" fo:border-right="none" fo:border-top="0.5pt solid #000000" fo:border-bottom="none"/>
    </style:style>
    <style:style style:name="Table7.D2" style:family="table-cell">
      <style:table-cell-properties fo:padding-left="0.123cm" fo:padding-right="0.123cm" fo:padding-top="0cm" fo:padding-bottom="0cm" fo:border-left="none" fo:border-right="none" fo:border-top="0.5pt solid #000000" fo:border-bottom="none"/>
    </style:style>
    <style:style style:name="Table7.E2" style:family="table-cell">
      <style:table-cell-properties fo:padding-left="0.123cm" fo:padding-right="0.123cm" fo:padding-top="0cm" fo:padding-bottom="0cm" fo:border-left="none" fo:border-right="none" fo:border-top="0.5pt solid #000000" fo:border-bottom="none"/>
    </style:style>
    <style:style style:name="Table7.F2" style:family="table-cell">
      <style:table-cell-properties fo:padding-left="0.123cm" fo:padding-right="0.123cm" fo:padding-top="0cm" fo:padding-bottom="0cm" fo:border-left="none" fo:border-right="none" fo:border-top="0.5pt solid #000000" fo:border-bottom="none"/>
    </style:style>
    <style:style style:name="Table7.3" style:family="table-row">
      <style:table-row-properties fo:keep-together="auto"/>
    </style:style>
    <style:style style:name="Table7.A3" style:family="table-cell">
      <style:table-cell-properties fo:padding-left="0.123cm" fo:padding-right="0.123cm" fo:padding-top="0cm" fo:padding-bottom="0cm" fo:border="none"/>
    </style:style>
    <style:style style:name="Table7.B3" style:family="table-cell">
      <style:table-cell-properties fo:padding-left="0.123cm" fo:padding-right="0.123cm" fo:padding-top="0cm" fo:padding-bottom="0cm" fo:border="none"/>
    </style:style>
    <style:style style:name="Table7.C3" style:family="table-cell">
      <style:table-cell-properties fo:padding-left="0.123cm" fo:padding-right="0.123cm" fo:padding-top="0cm" fo:padding-bottom="0cm" fo:border="none"/>
    </style:style>
    <style:style style:name="Table7.D3" style:family="table-cell">
      <style:table-cell-properties fo:padding-left="0.123cm" fo:padding-right="0.123cm" fo:padding-top="0cm" fo:padding-bottom="0cm" fo:border="none"/>
    </style:style>
    <style:style style:name="Table7.E3" style:family="table-cell">
      <style:table-cell-properties fo:padding-left="0.123cm" fo:padding-right="0.123cm" fo:padding-top="0cm" fo:padding-bottom="0cm" fo:border="none"/>
    </style:style>
    <style:style style:name="Table7.F3" style:family="table-cell">
      <style:table-cell-properties fo:padding-left="0.123cm" fo:padding-right="0.123cm" fo:padding-top="0cm" fo:padding-bottom="0cm" fo:border="none"/>
    </style:style>
    <style:style style:name="Table7.4" style:family="table-row">
      <style:table-row-properties fo:keep-together="auto"/>
    </style:style>
    <style:style style:name="Table7.A4" style:family="table-cell">
      <style:table-cell-properties fo:padding-left="0.123cm" fo:padding-right="0.123cm" fo:padding-top="0cm" fo:padding-bottom="0cm" fo:border="none"/>
    </style:style>
    <style:style style:name="Table7.B4" style:family="table-cell">
      <style:table-cell-properties fo:padding-left="0.123cm" fo:padding-right="0.123cm" fo:padding-top="0cm" fo:padding-bottom="0cm" fo:border="none"/>
    </style:style>
    <style:style style:name="Table7.C4" style:family="table-cell">
      <style:table-cell-properties fo:padding-left="0.123cm" fo:padding-right="0.123cm" fo:padding-top="0cm" fo:padding-bottom="0cm" fo:border="none"/>
    </style:style>
    <style:style style:name="Table7.D4" style:family="table-cell">
      <style:table-cell-properties fo:padding-left="0.123cm" fo:padding-right="0.123cm" fo:padding-top="0cm" fo:padding-bottom="0cm" fo:border="none"/>
    </style:style>
    <style:style style:name="Table7.E4" style:family="table-cell">
      <style:table-cell-properties fo:padding-left="0.123cm" fo:padding-right="0.123cm" fo:padding-top="0cm" fo:padding-bottom="0cm" fo:border="none"/>
    </style:style>
    <style:style style:name="Table7.F4" style:family="table-cell">
      <style:table-cell-properties fo:padding-left="0.123cm" fo:padding-right="0.123cm" fo:padding-top="0cm" fo:padding-bottom="0cm" fo:border="none"/>
    </style:style>
    <style:style style:name="Table7.5" style:family="table-row">
      <style:table-row-properties fo:keep-together="auto"/>
    </style:style>
    <style:style style:name="Table7.A5" style:family="table-cell">
      <style:table-cell-properties fo:padding-left="0.123cm" fo:padding-right="0.123cm" fo:padding-top="0cm" fo:padding-bottom="0cm" fo:border="none"/>
    </style:style>
    <style:style style:name="Table7.B5" style:family="table-cell">
      <style:table-cell-properties fo:padding-left="0.123cm" fo:padding-right="0.123cm" fo:padding-top="0cm" fo:padding-bottom="0cm" fo:border="none"/>
    </style:style>
    <style:style style:name="Table7.C5" style:family="table-cell">
      <style:table-cell-properties fo:padding-left="0.123cm" fo:padding-right="0.123cm" fo:padding-top="0cm" fo:padding-bottom="0cm" fo:border="none"/>
    </style:style>
    <style:style style:name="Table7.D5" style:family="table-cell">
      <style:table-cell-properties fo:padding-left="0.123cm" fo:padding-right="0.123cm" fo:padding-top="0cm" fo:padding-bottom="0cm" fo:border="none"/>
    </style:style>
    <style:style style:name="Table7.E5" style:family="table-cell">
      <style:table-cell-properties fo:padding-left="0.123cm" fo:padding-right="0.123cm" fo:padding-top="0cm" fo:padding-bottom="0cm" fo:border="none"/>
    </style:style>
    <style:style style:name="Table7.F5" style:family="table-cell">
      <style:table-cell-properties fo:padding-left="0.123cm" fo:padding-right="0.123cm" fo:padding-top="0cm" fo:padding-bottom="0cm" fo:border="none"/>
    </style:style>
    <style:style style:name="Table7.6" style:family="table-row">
      <style:table-row-properties fo:keep-together="auto"/>
    </style:style>
    <style:style style:name="Table7.A6" style:family="table-cell">
      <style:table-cell-properties fo:padding-left="0.123cm" fo:padding-right="0.123cm" fo:padding-top="0cm" fo:padding-bottom="0cm" fo:border="none"/>
    </style:style>
    <style:style style:name="Table7.B6" style:family="table-cell">
      <style:table-cell-properties fo:padding-left="0.123cm" fo:padding-right="0.123cm" fo:padding-top="0cm" fo:padding-bottom="0cm" fo:border="none"/>
    </style:style>
    <style:style style:name="Table7.C6" style:family="table-cell">
      <style:table-cell-properties fo:padding-left="0.123cm" fo:padding-right="0.123cm" fo:padding-top="0cm" fo:padding-bottom="0cm" fo:border="none"/>
    </style:style>
    <style:style style:name="Table7.D6" style:family="table-cell">
      <style:table-cell-properties fo:padding-left="0.123cm" fo:padding-right="0.123cm" fo:padding-top="0cm" fo:padding-bottom="0cm" fo:border="none"/>
    </style:style>
    <style:style style:name="Table7.E6" style:family="table-cell">
      <style:table-cell-properties fo:padding-left="0.123cm" fo:padding-right="0.123cm" fo:padding-top="0cm" fo:padding-bottom="0cm" fo:border="none"/>
    </style:style>
    <style:style style:name="Table7.F6" style:family="table-cell">
      <style:table-cell-properties fo:padding-left="0.123cm" fo:padding-right="0.123cm" fo:padding-top="0cm" fo:padding-bottom="0cm" fo:border="none"/>
    </style:style>
    <style:style style:name="Table7.7" style:family="table-row">
      <style:table-row-properties fo:keep-together="auto"/>
    </style:style>
    <style:style style:name="Table7.A7" style:family="table-cell">
      <style:table-cell-properties fo:padding-left="0.123cm" fo:padding-right="0.123cm" fo:padding-top="0cm" fo:padding-bottom="0cm" fo:border="none"/>
    </style:style>
    <style:style style:name="Table7.B7" style:family="table-cell">
      <style:table-cell-properties fo:padding-left="0.123cm" fo:padding-right="0.123cm" fo:padding-top="0cm" fo:padding-bottom="0cm" fo:border="none"/>
    </style:style>
    <style:style style:name="Table7.C7" style:family="table-cell">
      <style:table-cell-properties fo:padding-left="0.123cm" fo:padding-right="0.123cm" fo:padding-top="0cm" fo:padding-bottom="0cm" fo:border="none"/>
    </style:style>
    <style:style style:name="Table7.D7" style:family="table-cell">
      <style:table-cell-properties fo:padding-left="0.123cm" fo:padding-right="0.123cm" fo:padding-top="0cm" fo:padding-bottom="0cm" fo:border="none"/>
    </style:style>
    <style:style style:name="Table7.E7" style:family="table-cell">
      <style:table-cell-properties fo:padding-left="0.123cm" fo:padding-right="0.123cm" fo:padding-top="0cm" fo:padding-bottom="0cm" fo:border="none"/>
    </style:style>
    <style:style style:name="Table7.F7" style:family="table-cell">
      <style:table-cell-properties fo:padding-left="0.123cm" fo:padding-right="0.123cm" fo:padding-top="0cm" fo:padding-bottom="0cm" fo:border="none"/>
    </style:style>
    <style:style style:name="Table7.8" style:family="table-row">
      <style:table-row-properties fo:keep-together="auto"/>
    </style:style>
    <style:style style:name="Table7.A8" style:family="table-cell">
      <style:table-cell-properties fo:padding-left="0.123cm" fo:padding-right="0.123cm" fo:padding-top="0cm" fo:padding-bottom="0cm" fo:border="none"/>
    </style:style>
    <style:style style:name="Table7.B8" style:family="table-cell">
      <style:table-cell-properties fo:padding-left="0.123cm" fo:padding-right="0.123cm" fo:padding-top="0cm" fo:padding-bottom="0cm" fo:border="none"/>
    </style:style>
    <style:style style:name="Table7.C8" style:family="table-cell">
      <style:table-cell-properties fo:padding-left="0.123cm" fo:padding-right="0.123cm" fo:padding-top="0cm" fo:padding-bottom="0cm" fo:border="none"/>
    </style:style>
    <style:style style:name="Table7.D8" style:family="table-cell">
      <style:table-cell-properties fo:padding-left="0.123cm" fo:padding-right="0.123cm" fo:padding-top="0cm" fo:padding-bottom="0cm" fo:border="none"/>
    </style:style>
    <style:style style:name="Table7.E8" style:family="table-cell">
      <style:table-cell-properties fo:padding-left="0.123cm" fo:padding-right="0.123cm" fo:padding-top="0cm" fo:padding-bottom="0cm" fo:border="none"/>
    </style:style>
    <style:style style:name="Table7.F8" style:family="table-cell">
      <style:table-cell-properties fo:padding-left="0.123cm" fo:padding-right="0.123cm" fo:padding-top="0cm" fo:padding-bottom="0cm" fo:border="none"/>
    </style:style>
    <style:style style:name="Table7.9" style:family="table-row">
      <style:table-row-properties fo:keep-together="auto"/>
    </style:style>
    <style:style style:name="Table7.A9" style:family="table-cell">
      <style:table-cell-properties fo:padding-left="0.123cm" fo:padding-right="0.123cm" fo:padding-top="0cm" fo:padding-bottom="0cm" fo:border="none"/>
    </style:style>
    <style:style style:name="Table7.B9" style:family="table-cell">
      <style:table-cell-properties fo:padding-left="0.123cm" fo:padding-right="0.123cm" fo:padding-top="0cm" fo:padding-bottom="0cm" fo:border="none"/>
    </style:style>
    <style:style style:name="Table7.C9" style:family="table-cell">
      <style:table-cell-properties fo:padding-left="0.123cm" fo:padding-right="0.123cm" fo:padding-top="0cm" fo:padding-bottom="0cm" fo:border="none"/>
    </style:style>
    <style:style style:name="Table7.D9" style:family="table-cell">
      <style:table-cell-properties fo:padding-left="0.123cm" fo:padding-right="0.123cm" fo:padding-top="0cm" fo:padding-bottom="0cm" fo:border="none"/>
    </style:style>
    <style:style style:name="Table7.E9" style:family="table-cell">
      <style:table-cell-properties fo:padding-left="0.123cm" fo:padding-right="0.123cm" fo:padding-top="0cm" fo:padding-bottom="0cm" fo:border="none"/>
    </style:style>
    <style:style style:name="Table7.F9" style:family="table-cell">
      <style:table-cell-properties fo:padding-left="0.123cm" fo:padding-right="0.123cm" fo:padding-top="0cm" fo:padding-bottom="0cm" fo:border="none"/>
    </style:style>
    <style:style style:name="Table7.10" style:family="table-row">
      <style:table-row-properties fo:keep-together="auto"/>
    </style:style>
    <style:style style:name="Table7.A10" style:family="table-cell">
      <style:table-cell-properties fo:padding-left="0.123cm" fo:padding-right="0.123cm" fo:padding-top="0cm" fo:padding-bottom="0cm" fo:border="none"/>
    </style:style>
    <style:style style:name="Table7.B10" style:family="table-cell">
      <style:table-cell-properties fo:padding-left="0.123cm" fo:padding-right="0.123cm" fo:padding-top="0cm" fo:padding-bottom="0cm" fo:border="none"/>
    </style:style>
    <style:style style:name="Table7.C10" style:family="table-cell">
      <style:table-cell-properties fo:padding-left="0.123cm" fo:padding-right="0.123cm" fo:padding-top="0cm" fo:padding-bottom="0cm" fo:border="none"/>
    </style:style>
    <style:style style:name="Table7.D10" style:family="table-cell">
      <style:table-cell-properties fo:padding-left="0.123cm" fo:padding-right="0.123cm" fo:padding-top="0cm" fo:padding-bottom="0cm" fo:border="none"/>
    </style:style>
    <style:style style:name="Table7.E10" style:family="table-cell">
      <style:table-cell-properties fo:padding-left="0.123cm" fo:padding-right="0.123cm" fo:padding-top="0cm" fo:padding-bottom="0cm" fo:border="none"/>
    </style:style>
    <style:style style:name="Table7.F10" style:family="table-cell">
      <style:table-cell-properties fo:padding-left="0.123cm" fo:padding-right="0.123cm" fo:padding-top="0cm" fo:padding-bottom="0cm" fo:border="none"/>
    </style:style>
    <style:style style:name="Table7.11" style:family="table-row">
      <style:table-row-properties style:min-row-height="0.393cm" fo:keep-together="auto"/>
    </style:style>
    <style:style style:name="Table7.A11" style:family="table-cell">
      <style:table-cell-properties fo:padding-left="0.123cm" fo:padding-right="0.123cm" fo:padding-top="0cm" fo:padding-bottom="0cm" fo:border-left="none" fo:border-right="none" fo:border-top="0.5pt solid #000000" fo:border-bottom="0.5pt solid #000000"/>
    </style:style>
    <style:style style:name="Table7.B11" style:family="table-cell">
      <style:table-cell-properties fo:padding-left="0.123cm" fo:padding-right="0.123cm" fo:padding-top="0cm" fo:padding-bottom="0cm" fo:border-left="none" fo:border-right="none" fo:border-top="0.5pt solid #000000" fo:border-bottom="0.5pt solid #000000"/>
    </style:style>
    <style:style style:name="Table7.C11" style:family="table-cell">
      <style:table-cell-properties fo:padding-left="0.123cm" fo:padding-right="0.123cm" fo:padding-top="0cm" fo:padding-bottom="0cm" fo:border-left="none" fo:border-right="none" fo:border-top="0.5pt solid #000000" fo:border-bottom="0.5pt solid #000000"/>
    </style:style>
    <style:style style:name="Table7.D11" style:family="table-cell">
      <style:table-cell-properties fo:background-color="transparent" fo:padding-left="0.123cm" fo:padding-right="0.123cm" fo:padding-top="0cm" fo:padding-bottom="0cm" fo:border-left="none" fo:border-right="none" fo:border-top="0.5pt solid #000000" fo:border-bottom="0.5pt solid #000000">
        <style:background-image/>
      </style:table-cell-properties>
    </style:style>
    <style:style style:name="Table7.E11" style:family="table-cell">
      <style:table-cell-properties fo:background-color="transparent" fo:padding-left="0.123cm" fo:padding-right="0.123cm" fo:padding-top="0cm" fo:padding-bottom="0cm" fo:border-left="none" fo:border-right="none" fo:border-top="0.5pt solid #000000" fo:border-bottom="0.5pt solid #000000">
        <style:background-image/>
      </style:table-cell-properties>
    </style:style>
    <style:style style:name="Table7.F11" style:family="table-cell">
      <style:table-cell-properties fo:background-color="transparent" fo:padding-left="0.123cm" fo:padding-right="0.123cm" fo:padding-top="0cm" fo:padding-bottom="0cm" fo:border-left="none" fo:border-right="none" fo:border-top="0.5pt solid #000000" fo:border-bottom="0.5pt solid #000000">
        <style:background-image/>
      </style:table-cell-properties>
    </style:style>
    <style:style style:name="Table8" style:family="table">
      <style:table-properties style:width="16.379cm" fo:margin-left="0.123cm" fo:margin-top="0cm" fo:margin-bottom="0cm" table:align="left" style:writing-mode="lr-tb"/>
    </style:style>
    <style:style style:name="Table8.A" style:family="table-column">
      <style:table-column-properties style:column-width="1.268cm"/>
    </style:style>
    <style:style style:name="Table8.B" style:family="table-column">
      <style:table-column-properties style:column-width="1.272cm"/>
    </style:style>
    <style:style style:name="Table8.C" style:family="table-column">
      <style:table-column-properties style:column-width="13.839cm"/>
    </style:style>
    <style:style style:name="Table8.1" style:family="table-row">
      <style:table-row-properties fo:keep-together="auto"/>
    </style:style>
    <style:style style:name="Table8.A1" style:family="table-cell">
      <style:table-cell-properties fo:padding-left="0.123cm" fo:padding-right="0.123cm" fo:padding-top="0cm" fo:padding-bottom="0cm" fo:border-left="none" fo:border-right="none" fo:border-top="0.5pt solid #000000" fo:border-bottom="0.5pt solid #000000"/>
    </style:style>
    <style:style style:name="Table8.A2" style:family="table-cell">
      <style:table-cell-properties fo:padding-left="0.123cm" fo:padding-right="0.123cm" fo:padding-top="0cm" fo:padding-bottom="0cm" fo:border="none"/>
    </style:style>
    <style:style style:name="Table8.A5" style:family="table-cell">
      <style:table-cell-properties fo:padding-left="0.123cm" fo:padding-right="0.123cm" fo:padding-top="0cm" fo:padding-bottom="0cm" fo:border-left="none" fo:border-right="none" fo:border-top="none" fo:border-bottom="0.5pt solid #000000"/>
    </style:style>
    <style:style style:name="Table9" style:family="table">
      <style:table-properties style:width="16.753cm" fo:margin-left="0.123cm" fo:margin-top="0cm" fo:margin-bottom="0cm" table:align="left" style:writing-mode="lr-tb"/>
    </style:style>
    <style:style style:name="Table9.A" style:family="table-column">
      <style:table-column-properties style:column-width="0.854cm"/>
    </style:style>
    <style:style style:name="Table9.B" style:family="table-column">
      <style:table-column-properties style:column-width="0.942cm"/>
    </style:style>
    <style:style style:name="Table9.C" style:family="table-column">
      <style:table-column-properties style:column-width="10.455cm"/>
    </style:style>
    <style:style style:name="Table9.D" style:family="table-column">
      <style:table-column-properties style:column-width="1.501cm"/>
    </style:style>
    <style:style style:name="Table9.E" style:family="table-column">
      <style:table-column-properties style:column-width="1.499cm"/>
    </style:style>
    <style:style style:name="Table9.1" style:family="table-row">
      <style:table-row-properties fo:keep-together="auto"/>
    </style:style>
    <style:style style:name="Table9.A1" style:family="table-cell">
      <style:table-cell-properties fo:padding-left="0.123cm" fo:padding-right="0.123cm" fo:padding-top="0cm" fo:padding-bottom="0cm" fo:border-left="none" fo:border-right="none" fo:border-top="0.5pt solid #000000" fo:border-bottom="0.5pt solid #000000"/>
    </style:style>
    <style:style style:name="Table9.A2" style:family="table-cell">
      <style:table-cell-properties fo:padding-left="0.123cm" fo:padding-right="0.123cm" fo:padding-top="0cm" fo:padding-bottom="0cm" fo:border="none"/>
    </style:style>
    <style:style style:name="Table10" style:family="table">
      <style:table-properties style:width="16.753cm" fo:margin-left="0.123cm" fo:margin-top="0cm" fo:margin-bottom="0cm" table:align="left" style:writing-mode="lr-tb"/>
    </style:style>
    <style:style style:name="Table10.A" style:family="table-column">
      <style:table-column-properties style:column-width="1cm"/>
    </style:style>
    <style:style style:name="Table10.B" style:family="table-column">
      <style:table-column-properties style:column-width="1.752cm"/>
    </style:style>
    <style:style style:name="Table10.C" style:family="table-column">
      <style:table-column-properties style:column-width="14.002cm"/>
    </style:style>
    <style:style style:name="Table10.1" style:family="table-row">
      <style:table-row-properties fo:keep-together="auto"/>
    </style:style>
    <style:style style:name="Table10.A1" style:family="table-cell">
      <style:table-cell-properties fo:padding-left="0.123cm" fo:padding-right="0.123cm" fo:padding-top="0cm" fo:padding-bottom="0cm" fo:border-left="none" fo:border-right="none" fo:border-top="0.5pt solid #000000" fo:border-bottom="0.5pt solid #000000"/>
    </style:style>
    <style:style style:name="Table10.A2" style:family="table-cell">
      <style:table-cell-properties fo:padding-left="0.123cm" fo:padding-right="0.123cm" fo:padding-top="0cm" fo:padding-bottom="0cm" fo:border="none"/>
    </style:style>
    <style:style style:name="Table10.A5" style:family="table-cell">
      <style:table-cell-properties fo:padding-left="0.123cm" fo:padding-right="0.123cm" fo:padding-top="0cm" fo:padding-bottom="0cm" fo:border-left="none" fo:border-right="none" fo:border-top="none" fo:border-bottom="0.5pt solid #000000"/>
    </style:style>
    <style:style style:name="Table11" style:family="table">
      <style:table-properties style:width="16.193cm" fo:margin-left="0.123cm" fo:margin-top="0cm" fo:margin-bottom="0cm" table:align="left" style:writing-mode="lr-tb"/>
    </style:style>
    <style:style style:name="Table11.A" style:family="table-column">
      <style:table-column-properties style:column-width="0.854cm"/>
    </style:style>
    <style:style style:name="Table11.B" style:family="table-column">
      <style:table-column-properties style:column-width="0.894cm"/>
    </style:style>
    <style:style style:name="Table11.C" style:family="table-column">
      <style:table-column-properties style:column-width="10.019cm"/>
    </style:style>
    <style:style style:name="Table11.D" style:family="table-column">
      <style:table-column-properties style:column-width="1.732cm"/>
    </style:style>
    <style:style style:name="Table11.E" style:family="table-column">
      <style:table-column-properties style:column-width="1.251cm"/>
    </style:style>
    <style:style style:name="Table11.F" style:family="table-column">
      <style:table-column-properties style:column-width="1.441cm"/>
    </style:style>
    <style:style style:name="Table11.1" style:family="table-row">
      <style:table-row-properties fo:keep-together="auto"/>
    </style:style>
    <style:style style:name="Table11.A1" style:family="table-cell">
      <style:table-cell-properties fo:padding-left="0.123cm" fo:padding-right="0.123cm" fo:padding-top="0cm" fo:padding-bottom="0cm" fo:border-left="none" fo:border-right="none" fo:border-top="0.5pt solid #000000" fo:border-bottom="0.5pt solid #000000"/>
    </style:style>
    <style:style style:name="Table11.A2" style:family="table-cell">
      <style:table-cell-properties fo:padding-left="0.123cm" fo:padding-right="0.123cm" fo:padding-top="0cm" fo:padding-bottom="0cm" fo:border="none"/>
    </style:style>
    <style:style style:name="Table12" style:family="table">
      <style:table-properties style:width="16.193cm" fo:margin-left="0.123cm" fo:margin-top="0cm" fo:margin-bottom="0cm" table:align="left" style:writing-mode="lr-tb"/>
    </style:style>
    <style:style style:name="Table12.A" style:family="table-column">
      <style:table-column-properties style:column-width="0.854cm"/>
    </style:style>
    <style:style style:name="Table12.B" style:family="table-column">
      <style:table-column-properties style:column-width="0.896cm"/>
    </style:style>
    <style:style style:name="Table12.C" style:family="table-column">
      <style:table-column-properties style:column-width="8.5cm"/>
    </style:style>
    <style:style style:name="Table12.D" style:family="table-column">
      <style:table-column-properties style:column-width="3.251cm"/>
    </style:style>
    <style:style style:name="Table12.E" style:family="table-column">
      <style:table-column-properties style:column-width="1.002cm"/>
    </style:style>
    <style:style style:name="Table12.F" style:family="table-column">
      <style:table-column-properties style:column-width="0.489cm"/>
    </style:style>
    <style:style style:name="Table12.G" style:family="table-column">
      <style:table-column-properties style:column-width="1.199cm"/>
    </style:style>
    <style:style style:name="Table12.1" style:family="table-row">
      <style:table-row-properties fo:keep-together="auto"/>
    </style:style>
    <style:style style:name="Table12.A1" style:family="table-cell">
      <style:table-cell-properties fo:padding-left="0.123cm" fo:padding-right="0.123cm" fo:padding-top="0cm" fo:padding-bottom="0cm" fo:border-left="none" fo:border-right="none" fo:border-top="none" fo:border-bottom="0.5pt solid #000000"/>
    </style:style>
    <style:style style:name="Table12.A2" style:family="table-cell">
      <style:table-cell-properties fo:padding-left="0.123cm" fo:padding-right="0.123cm" fo:padding-top="0cm" fo:padding-bottom="0cm" fo:border-left="none" fo:border-right="none" fo:border-top="0.5pt solid #000000" fo:border-bottom="0.5pt solid #000000"/>
    </style:style>
    <style:style style:name="Table12.A3" style:family="table-cell">
      <style:table-cell-properties fo:padding-left="0.123cm" fo:padding-right="0.123cm" fo:padding-top="0cm" fo:padding-bottom="0cm" fo:border="none"/>
    </style:style>
    <style:style style:name="Table13" style:family="table">
      <style:table-properties style:width="16.193cm" fo:margin-left="0.123cm" fo:margin-top="0cm" fo:margin-bottom="0cm" table:align="left" style:writing-mode="lr-tb"/>
    </style:style>
    <style:style style:name="Table13.A" style:family="table-column">
      <style:table-column-properties style:column-width="1cm"/>
    </style:style>
    <style:style style:name="Table13.B" style:family="table-column">
      <style:table-column-properties style:column-width="0.998cm"/>
    </style:style>
    <style:style style:name="Table13.C" style:family="table-column">
      <style:table-column-properties style:column-width="9.504cm"/>
    </style:style>
    <style:style style:name="Table13.D" style:family="table-column">
      <style:table-column-properties style:column-width="1.748cm"/>
    </style:style>
    <style:style style:name="Table13.E" style:family="table-column">
      <style:table-column-properties style:column-width="1.252cm"/>
    </style:style>
    <style:style style:name="Table13.F" style:family="table-column">
      <style:table-column-properties style:column-width="0.249cm"/>
    </style:style>
    <style:style style:name="Table13.G" style:family="table-column">
      <style:table-column-properties style:column-width="1.439cm"/>
    </style:style>
    <style:style style:name="Table13.1" style:family="table-row">
      <style:table-row-properties fo:keep-together="auto"/>
    </style:style>
    <style:style style:name="Table13.A1" style:family="table-cell">
      <style:table-cell-properties fo:padding-left="0.123cm" fo:padding-right="0.123cm" fo:padding-top="0cm" fo:padding-bottom="0cm" fo:border-left="none" fo:border-right="none" fo:border-top="none" fo:border-bottom="0.5pt solid #000000"/>
    </style:style>
    <style:style style:name="Table13.A2" style:family="table-cell">
      <style:table-cell-properties fo:padding-left="0.123cm" fo:padding-right="0.123cm" fo:padding-top="0cm" fo:padding-bottom="0cm" fo:border-left="none" fo:border-right="none" fo:border-top="0.5pt solid #000000" fo:border-bottom="0.5pt solid #000000"/>
    </style:style>
    <style:style style:name="Table13.A3" style:family="table-cell">
      <style:table-cell-properties fo:padding-left="0.123cm" fo:padding-right="0.123cm" fo:padding-top="0cm" fo:padding-bottom="0cm" fo:border="none"/>
    </style:style>
    <style:style style:name="Table14" style:family="table">
      <style:table-properties style:width="16.062cm" fo:margin-left="0cm" fo:margin-top="0cm" fo:margin-bottom="0cm" table:align="left" style:writing-mode="lr-tb"/>
    </style:style>
    <style:style style:name="Table14.A" style:family="table-column">
      <style:table-column-properties style:column-width="1cm"/>
    </style:style>
    <style:style style:name="Table14.B" style:family="table-column">
      <style:table-column-properties style:column-width="9.813cm"/>
    </style:style>
    <style:style style:name="Table14.C" style:family="table-column">
      <style:table-column-properties style:column-width="1.748cm"/>
    </style:style>
    <style:style style:name="Table14.D" style:family="table-column">
      <style:table-column-properties style:column-width="1.752cm"/>
    </style:style>
    <style:style style:name="Table14.E" style:family="table-column">
      <style:table-column-properties style:column-width="1.75cm"/>
    </style:style>
    <style:style style:name="Table14.1" style:family="table-row">
      <style:table-row-properties fo:keep-together="always"/>
    </style:style>
    <style:style style:name="Table14.A1" style:family="table-cell">
      <style:table-cell-properties fo:background-color="transparent" fo:padding-left="0.06cm" fo:padding-right="0.06cm" fo:padding-top="0cm" fo:padding-bottom="0cm" fo:border-left="none" fo:border-right="none" fo:border-top="none" fo:border-bottom="0.5pt solid #000000">
        <style:background-image/>
      </style:table-cell-properties>
    </style:style>
    <style:style style:name="Table14.E1" style:family="table-cell">
      <style:table-cell-properties style:vertical-align="bottom" fo:background-color="transparent" fo:padding-left="0.06cm" fo:padding-right="0.06cm" fo:padding-top="0cm" fo:padding-bottom="0cm" fo:border-left="none" fo:border-right="none" fo:border-top="none" fo:border-bottom="0.5pt solid #000000">
        <style:background-image/>
      </style:table-cell-properties>
    </style:style>
    <style:style style:name="Table14.A2" style:family="table-cell">
      <style:table-cell-properties style:vertical-align="bottom" fo:background-color="transparent" fo:padding-left="0.06cm" fo:padding-right="0.06cm" fo:padding-top="0cm" fo:padding-bottom="0cm" fo:border-left="none" fo:border-right="none" fo:border-top="0.5pt solid #000000" fo:border-bottom="0.5pt solid #000000">
        <style:background-image/>
      </style:table-cell-properties>
    </style:style>
    <style:style style:name="Table14.A3" style:family="table-cell">
      <style:table-cell-properties fo:background-color="transparent" fo:padding-left="0.06cm" fo:padding-right="0.06cm" fo:padding-top="0cm" fo:padding-bottom="0cm" fo:border-left="none" fo:border-right="none" fo:border-top="0.5pt solid #000000" fo:border-bottom="none">
        <style:background-image/>
      </style:table-cell-properties>
    </style:style>
    <style:style style:name="Table14.B3" style:family="table-cell">
      <style:table-cell-properties style:vertical-align="bottom" fo:background-color="transparent" fo:padding-left="0.06cm" fo:padding-right="0.06cm" fo:padding-top="0cm" fo:padding-bottom="0cm" fo:border-left="none" fo:border-right="none" fo:border-top="0.5pt solid #000000" fo:border-bottom="none">
        <style:background-image/>
      </style:table-cell-properties>
    </style:style>
    <style:style style:name="Table14.A4" style:family="table-cell">
      <style:table-cell-properties fo:background-color="transparent" fo:padding-left="0.06cm" fo:padding-right="0.06cm" fo:padding-top="0cm" fo:padding-bottom="0cm" fo:border="none">
        <style:background-image/>
      </style:table-cell-properties>
    </style:style>
    <style:style style:name="Table14.B4" style:family="table-cell">
      <style:table-cell-properties style:vertical-align="bottom" fo:background-color="transparent" fo:padding-left="0.06cm" fo:padding-right="0.06cm" fo:padding-top="0cm" fo:padding-bottom="0cm" fo:border="none">
        <style:background-image/>
      </style:table-cell-properties>
    </style:style>
    <style:style style:name="Table15" style:family="table">
      <style:table-properties style:width="16.062cm" fo:margin-left="0cm" fo:margin-top="0cm" fo:margin-bottom="0cm" table:align="left" style:writing-mode="lr-tb"/>
    </style:style>
    <style:style style:name="Table15.A" style:family="table-column">
      <style:table-column-properties style:column-width="1cm"/>
    </style:style>
    <style:style style:name="Table15.B" style:family="table-column">
      <style:table-column-properties style:column-width="9.813cm"/>
    </style:style>
    <style:style style:name="Table15.C" style:family="table-column">
      <style:table-column-properties style:column-width="1.748cm"/>
    </style:style>
    <style:style style:name="Table15.D" style:family="table-column">
      <style:table-column-properties style:column-width="1.752cm"/>
    </style:style>
    <style:style style:name="Table15.E" style:family="table-column">
      <style:table-column-properties style:column-width="1.75cm"/>
    </style:style>
    <style:style style:name="Table15.1" style:family="table-row">
      <style:table-row-properties fo:keep-together="always"/>
    </style:style>
    <style:style style:name="Table15.A1" style:family="table-cell">
      <style:table-cell-properties fo:background-color="transparent" fo:padding-left="0.06cm" fo:padding-right="0.06cm" fo:padding-top="0cm" fo:padding-bottom="0cm" fo:border-left="none" fo:border-right="none" fo:border-top="none" fo:border-bottom="0.5pt solid #000000">
        <style:background-image/>
      </style:table-cell-properties>
    </style:style>
    <style:style style:name="Table15.A2" style:family="table-cell">
      <style:table-cell-properties style:vertical-align="bottom" fo:background-color="transparent" fo:padding-left="0.06cm" fo:padding-right="0.06cm" fo:padding-top="0cm" fo:padding-bottom="0cm" fo:border-left="none" fo:border-right="none" fo:border-top="0.5pt solid #000000" fo:border-bottom="0.5pt solid #000000">
        <style:background-image/>
      </style:table-cell-properties>
    </style:style>
    <style:style style:name="Table15.A3" style:family="table-cell">
      <style:table-cell-properties fo:background-color="transparent" fo:padding-left="0.06cm" fo:padding-right="0.06cm" fo:padding-top="0cm" fo:padding-bottom="0cm" fo:border-left="none" fo:border-right="none" fo:border-top="0.5pt solid #000000" fo:border-bottom="none">
        <style:background-image/>
      </style:table-cell-properties>
    </style:style>
    <style:style style:name="Table15.B3" style:family="table-cell">
      <style:table-cell-properties style:vertical-align="bottom" fo:background-color="transparent" fo:padding-left="0.06cm" fo:padding-right="0.06cm" fo:padding-top="0cm" fo:padding-bottom="0cm" fo:border-left="none" fo:border-right="none" fo:border-top="0.5pt solid #000000" fo:border-bottom="none">
        <style:background-image/>
      </style:table-cell-properties>
    </style:style>
    <style:style style:name="Table15.A4" style:family="table-cell">
      <style:table-cell-properties fo:background-color="transparent" fo:padding-left="0.06cm" fo:padding-right="0.06cm" fo:padding-top="0cm" fo:padding-bottom="0cm" fo:border="none">
        <style:background-image/>
      </style:table-cell-properties>
    </style:style>
    <style:style style:name="Table15.B4" style:family="table-cell">
      <style:table-cell-properties style:vertical-align="bottom" fo:background-color="transparent" fo:padding-left="0.06cm" fo:padding-right="0.06cm" fo:padding-top="0cm" fo:padding-bottom="0cm" fo:border="none">
        <style:background-image/>
      </style:table-cell-properties>
    </style:style>
    <style:style style:name="Table15.A5" style:family="table-cell">
      <style:table-cell-properties fo:background-color="transparent" fo:padding-left="0.06cm" fo:padding-right="0.06cm" fo:padding-top="0cm" fo:padding-bottom="0cm" fo:border="none">
        <style:background-image/>
      </style:table-cell-properties>
    </style:style>
    <style:style style:name="Table15.A6" style:family="table-cell">
      <style:table-cell-properties fo:background-color="transparent" fo:padding-left="0.06cm" fo:padding-right="0.06cm" fo:padding-top="0cm" fo:padding-bottom="0cm" fo:border="none">
        <style:background-image/>
      </style:table-cell-properties>
    </style:style>
    <style:style style:name="Table15.A7" style:family="table-cell">
      <style:table-cell-properties fo:background-color="transparent" fo:padding-left="0.06cm" fo:padding-right="0.06cm" fo:padding-top="0cm" fo:padding-bottom="0cm" fo:border="none">
        <style:background-image/>
      </style:table-cell-properties>
    </style:style>
    <style:style style:name="Table15.A8" style:family="table-cell">
      <style:table-cell-properties fo:background-color="transparent" fo:padding-left="0.06cm" fo:padding-right="0.06cm" fo:padding-top="0cm" fo:padding-bottom="0cm" fo:border="none">
        <style:background-image/>
      </style:table-cell-properties>
    </style:style>
    <style:style style:name="Table15.A9" style:family="table-cell">
      <style:table-cell-properties fo:background-color="transparent" fo:padding-left="0.06cm" fo:padding-right="0.06cm" fo:padding-top="0cm" fo:padding-bottom="0cm" fo:border="none">
        <style:background-image/>
      </style:table-cell-properties>
    </style:style>
    <style:style style:name="Table15.A10" style:family="table-cell">
      <style:table-cell-properties fo:background-color="transparent" fo:padding-left="0.06cm" fo:padding-right="0.06cm" fo:padding-top="0cm" fo:padding-bottom="0cm" fo:border="none">
        <style:background-image/>
      </style:table-cell-properties>
    </style:style>
    <style:style style:name="Table15.A11" style:family="table-cell">
      <style:table-cell-properties fo:background-color="transparent" fo:padding-left="0.06cm" fo:padding-right="0.06cm" fo:padding-top="0cm" fo:padding-bottom="0cm" fo:border="none">
        <style:background-image/>
      </style:table-cell-properties>
    </style:style>
    <style:style style:name="Table15.B12" style:family="table-cell">
      <style:table-cell-properties style:vertical-align="bottom" fo:background-color="transparent" fo:padding-left="0.06cm" fo:padding-right="0.06cm" fo:padding-top="0cm" fo:padding-bottom="0cm" fo:border-left="none" fo:border-right="none" fo:border-top="none" fo:border-bottom="0.5pt solid #000000">
        <style:background-image/>
      </style:table-cell-properties>
    </style:style>
    <style:style style:name="Table16" style:family="table">
      <style:table-properties style:width="16.062cm" fo:margin-left="0cm" fo:margin-top="0cm" fo:margin-bottom="0cm" table:align="left" style:writing-mode="lr-tb"/>
    </style:style>
    <style:style style:name="Table16.A" style:family="table-column">
      <style:table-column-properties style:column-width="1cm"/>
    </style:style>
    <style:style style:name="Table16.B" style:family="table-column">
      <style:table-column-properties style:column-width="0.998cm"/>
    </style:style>
    <style:style style:name="Table16.C" style:family="table-column">
      <style:table-column-properties style:column-width="9.562cm"/>
    </style:style>
    <style:style style:name="Table16.D" style:family="table-column">
      <style:table-column-properties style:column-width="1.752cm"/>
    </style:style>
    <style:style style:name="Table16.E" style:family="table-column">
      <style:table-column-properties style:column-width="0.25cm"/>
    </style:style>
    <style:style style:name="Table16.F" style:family="table-column">
      <style:table-column-properties style:column-width="1.249cm"/>
    </style:style>
    <style:style style:name="Table16.G" style:family="table-column">
      <style:table-column-properties style:column-width="0.75cm"/>
    </style:style>
    <style:style style:name="Table16.H" style:family="table-column">
      <style:table-column-properties style:column-width="0.499cm"/>
    </style:style>
    <style:style style:name="Table16.1" style:family="table-row">
      <style:table-row-properties fo:keep-together="always"/>
    </style:style>
    <style:style style:name="Table16.A1" style:family="table-cell">
      <style:table-cell-properties fo:padding-left="0.06cm" fo:padding-right="0.06cm" fo:padding-top="0cm" fo:padding-bottom="0cm" fo:border-left="none" fo:border-right="none" fo:border-top="none" fo:border-bottom="0.5pt solid #000000"/>
    </style:style>
    <style:style style:name="Table16.B1" style:family="table-cell">
      <style:table-cell-properties fo:background-color="transparent" fo:padding-left="0.06cm" fo:padding-right="0.06cm" fo:padding-top="0cm" fo:padding-bottom="0cm" fo:border-left="none" fo:border-right="none" fo:border-top="none" fo:border-bottom="0.5pt solid #000000">
        <style:background-image/>
      </style:table-cell-properties>
    </style:style>
    <style:style style:name="Table16.F1" style:family="table-cell">
      <style:table-cell-properties style:vertical-align="bottom" fo:background-color="transparent" fo:padding-left="0.06cm" fo:padding-right="0.06cm" fo:padding-top="0cm" fo:padding-bottom="0cm" fo:border-left="none" fo:border-right="none" fo:border-top="none" fo:border-bottom="0.5pt solid #000000">
        <style:background-image/>
      </style:table-cell-properties>
    </style:style>
    <style:style style:name="Table16.H1" style:family="table-cell">
      <style:table-cell-properties fo:padding-left="0.06cm" fo:padding-right="0.06cm" fo:padding-top="0cm" fo:padding-bottom="0cm" fo:border="none"/>
    </style:style>
    <style:style style:name="Table16.A2" style:family="table-cell">
      <style:table-cell-properties style:vertical-align="bottom" fo:padding-left="0.06cm" fo:padding-right="0.06cm" fo:padding-top="0cm" fo:padding-bottom="0cm" fo:border-left="none" fo:border-right="none" fo:border-top="0.5pt solid #000000" fo:border-bottom="0.5pt solid #000000"/>
    </style:style>
    <style:style style:name="Table16.B2" style:family="table-cell">
      <style:table-cell-properties style:vertical-align="bottom" fo:background-color="transparent" fo:padding-left="0.06cm" fo:padding-right="0.06cm" fo:padding-top="0cm" fo:padding-bottom="0cm" fo:border-left="none" fo:border-right="none" fo:border-top="0.5pt solid #000000" fo:border-bottom="0.5pt solid #000000">
        <style:background-image/>
      </style:table-cell-properties>
    </style:style>
    <style:style style:name="Table16.A3" style:family="table-cell">
      <style:table-cell-properties fo:padding-left="0.06cm" fo:padding-right="0.06cm" fo:padding-top="0cm" fo:padding-bottom="0cm" fo:border="none"/>
    </style:style>
    <style:style style:name="Table16.B3" style:family="table-cell">
      <style:table-cell-properties fo:background-color="transparent" fo:padding-left="0.06cm" fo:padding-right="0.06cm" fo:padding-top="0cm" fo:padding-bottom="0cm" fo:border="none">
        <style:background-image/>
      </style:table-cell-properties>
    </style:style>
    <style:style style:name="Table16.C3" style:family="table-cell">
      <style:table-cell-properties style:vertical-align="bottom" fo:background-color="transparent" fo:padding-left="0.06cm" fo:padding-right="0.06cm" fo:padding-top="0cm" fo:padding-bottom="0cm" fo:border="none">
        <style:background-image/>
      </style:table-cell-properties>
    </style:style>
    <style:style style:name="Table16.A4" style:family="table-cell">
      <style:table-cell-properties fo:padding-left="0.06cm" fo:padding-right="0.06cm" fo:padding-top="0cm" fo:padding-bottom="0cm" fo:border="none"/>
    </style:style>
    <style:style style:name="Table16.B4" style:family="table-cell">
      <style:table-cell-properties fo:background-color="transparent" fo:padding-left="0.06cm" fo:padding-right="0.06cm" fo:padding-top="0cm" fo:padding-bottom="0cm" fo:border="none">
        <style:background-image/>
      </style:table-cell-properties>
    </style:style>
    <style:style style:name="Table16.A5" style:family="table-cell">
      <style:table-cell-properties fo:padding-left="0.06cm" fo:padding-right="0.06cm" fo:padding-top="0cm" fo:padding-bottom="0cm" fo:border="none"/>
    </style:style>
    <style:style style:name="Table16.B5" style:family="table-cell">
      <style:table-cell-properties fo:background-color="transparent" fo:padding-left="0.06cm" fo:padding-right="0.06cm" fo:padding-top="0cm" fo:padding-bottom="0cm" fo:border="none">
        <style:background-image/>
      </style:table-cell-properties>
    </style:style>
    <style:style style:name="Table16.A6" style:family="table-cell">
      <style:table-cell-properties fo:padding-left="0.06cm" fo:padding-right="0.06cm" fo:padding-top="0cm" fo:padding-bottom="0cm" fo:border-left="none" fo:border-right="none" fo:border-top="0.5pt solid #000000" fo:border-bottom="0.5pt solid #000000"/>
    </style:style>
    <style:style style:name="P1" style:family="paragraph" style:parent-style-name="Brevoverskrift">
      <style:paragraph-properties fo:margin-top="0cm" fo:margin-bottom="0cm" loext:contextual-spacing="false"/>
    </style:style>
    <style:style style:name="P2" style:family="paragraph" style:parent-style-name="Contents_20_1">
      <style:paragraph-properties>
        <style:tab-stops>
          <style:tab-stop style:position="15.984cm" style:type="right" style:leader-style="dotted" style:leader-text="."/>
        </style:tab-stops>
      </style:paragraph-properties>
    </style:style>
    <style:style style:name="P3" style:family="paragraph" style:parent-style-name="Default">
      <style:text-properties style:font-name="Times New Roman"/>
    </style:style>
    <style:style style:name="P4" style:family="paragraph" style:parent-style-name="Default">
      <style:text-properties style:font-name="Times New Roman" style:font-name-complex="Times New Roman1" style:font-weight-complex="bold"/>
    </style:style>
    <style:style style:name="P5" style:family="paragraph" style:parent-style-name="Default">
      <style:text-properties style:font-name="Times New Roman" style:font-name-complex="Times New Roman1" style:font-weight-complex="bold" fo:background-color="#ffff00"/>
    </style:style>
    <style:style style:name="P6" style:family="paragraph" style:parent-style-name="Default">
      <style:text-properties style:font-name="Times New Roman" fo:font-weight="bold" style:font-weight-asian="bold" style:font-name-complex="Times New Roman1" style:font-weight-complex="bold"/>
    </style:style>
    <style:style style:name="P7" style:family="paragraph" style:parent-style-name="Default">
      <style:paragraph-properties fo:margin-top="0cm" fo:margin-bottom="0.212cm" loext:contextual-spacing="false"/>
    </style:style>
    <style:style style:name="P8" style:family="paragraph" style:parent-style-name="Default">
      <style:paragraph-properties fo:margin-top="0cm" fo:margin-bottom="0.106cm" loext:contextual-spacing="false"/>
      <style:text-properties style:font-name="Times New Roman" style:font-name-complex="Times New Roman1" style:font-weight-complex="bold"/>
    </style:style>
    <style:style style:name="P9" style:family="paragraph" style:parent-style-name="Footer">
      <style:paragraph-properties fo:text-align="center" style:justify-single-word="false"/>
    </style:style>
    <style:style style:name="P10" style:family="paragraph" style:parent-style-name="Heading_20_1">
      <style:paragraph-properties fo:break-before="page"/>
    </style:style>
    <style:style style:name="P11" style:family="paragraph" style:parent-style-name="Heading_20_1">
      <style:paragraph-properties fo:margin-top="0cm" fo:margin-bottom="0cm" loext:contextual-spacing="false"/>
      <style:text-properties style:font-name-complex="Times New Roman1"/>
    </style:style>
    <style:style style:name="P12" style:family="paragraph" style:parent-style-name="Heading_20_1">
      <style:paragraph-properties fo:margin-top="0cm" fo:margin-bottom="0cm" loext:contextual-spacing="false"/>
      <style:text-properties fo:font-weight="normal" style:font-weight-asian="normal" style:font-name-complex="Times New Roman1" style:font-size-complex="14pt"/>
    </style:style>
    <style:style style:name="P13" style:family="paragraph" style:parent-style-name="Heading_20_1">
      <style:paragraph-properties fo:margin-top="0cm" fo:margin-bottom="0cm" loext:contextual-spacing="false" fo:break-before="page"/>
    </style:style>
    <style:style style:name="P14" style:family="paragraph" style:parent-style-name="Normal_20__28_Web_29_">
      <style:paragraph-properties fo:margin-top="0cm" fo:margin-bottom="0.212cm" loext:contextual-spacing="false"/>
    </style:style>
    <style:style style:name="P15" style:family="paragraph" style:parent-style-name="Standard">
      <style:text-properties style:font-name="Times New Roman"/>
    </style:style>
    <style:style style:name="P16" style:family="paragraph" style:parent-style-name="Standard">
      <style:text-properties style:font-name="Times New Roman" fo:font-weight="bold" style:font-weight-asian="bold"/>
    </style:style>
    <style:style style:name="P17" style:family="paragraph" style:parent-style-name="Standard">
      <style:paragraph-properties fo:text-align="center" style:justify-single-word="false"/>
      <style:text-properties style:font-name="Times New Roman" fo:font-weight="bold" style:font-weight-asian="bold"/>
    </style:style>
    <style:style style:name="P18" style:family="paragraph" style:parent-style-name="Standard">
      <style:text-properties style:font-name="Times New Roman" fo:font-size="14pt" fo:font-weight="bold" style:font-name-asian="F" style:font-size-asian="14pt" style:font-weight-asian="bold" style:font-size-complex="14pt"/>
    </style:style>
    <style:style style:name="P19" style:family="paragraph" style:parent-style-name="Standard">
      <style:text-properties style:font-name="Times New Roman" fo:font-size="14pt" fo:font-weight="bold" style:font-name-asian="F" style:font-size-asian="14pt" style:font-weight-asian="bold" style:font-name-complex="F" style:font-size-complex="16pt"/>
    </style:style>
    <style:style style:name="P20" style:family="paragraph" style:parent-style-name="Standard">
      <style:paragraph-properties fo:line-height="0.529cm"/>
      <style:text-properties style:font-name="Times New Roman" fo:font-size="14pt" fo:font-weight="bold" style:font-size-asian="14pt" style:font-weight-asian="bold" style:font-size-complex="14pt"/>
    </style:style>
    <style:style style:name="P21" style:family="paragraph" style:parent-style-name="Standard">
      <style:paragraph-properties fo:text-align="center" style:justify-single-word="false"/>
      <style:text-properties style:font-name="Times New Roman" fo:font-size="14pt" fo:font-weight="bold" style:font-size-asian="14pt" style:font-weight-asian="bold" style:font-size-complex="14pt"/>
    </style:style>
    <style:style style:name="P22" style:family="paragraph" style:parent-style-name="Standard">
      <style:paragraph-properties fo:text-align="center" style:justify-single-word="false"/>
      <style:text-properties style:font-name="Times New Roman" fo:font-size="14pt" fo:language="nn" fo:country="NO" fo:font-weight="bold" style:font-size-asian="14pt" style:font-weight-asian="bold" style:font-size-complex="14pt" style:font-weight-complex="bold"/>
    </style:style>
    <style:style style:name="P23" style:family="paragraph" style:parent-style-name="Standard">
      <style:text-properties style:font-name="Times New Roman" fo:language="nn" fo:country="NO" fo:font-weight="bold" style:font-weight-asian="bold" style:font-weight-complex="bold"/>
    </style:style>
    <style:style style:name="P24" style:family="paragraph" style:parent-style-name="Standard">
      <style:text-properties style:font-name="Times New Roman" fo:language="nn" fo:country="NO" fo:font-weight="bold" style:font-weight-asian="bold" style:font-weight-complex="bold" fo:background-color="#ffff00"/>
    </style:style>
    <style:style style:name="P25" style:family="paragraph" style:parent-style-name="Standard">
      <style:text-properties style:font-name="Times New Roman" fo:language="nn" fo:country="NO" style:font-weight-complex="bold"/>
    </style:style>
    <style:style style:name="P26" style:family="paragraph" style:parent-style-name="Standard">
      <style:text-properties style:font-name="Times New Roman" style:font-name-asian="Batang" style:font-size-complex="10pt"/>
    </style:style>
    <style:style style:name="P27" style:family="paragraph" style:parent-style-name="Standard">
      <style:text-properties style:font-name="Times New Roman" fo:background-color="#ffff00"/>
    </style:style>
    <style:style style:name="P28" style:family="paragraph" style:parent-style-name="Standard">
      <style:text-properties style:font-name="Times New Roman" style:font-weight-complex="bold"/>
    </style:style>
    <style:style style:name="P29" style:family="paragraph" style:parent-style-name="Standard">
      <style:text-properties style:font-name="Times New Roman" style:language-asian="nb" style:country-asian="NO"/>
    </style:style>
    <style:style style:name="P30" style:family="paragraph" style:parent-style-name="Standard">
      <style:text-properties fo:language="nn" fo:country="NO" fo:font-weight="bold" style:font-weight-asian="bold" style:font-weight-complex="bold" fo:background-color="#ffff00"/>
    </style:style>
    <style:style style:name="P31" style:family="paragraph" style:parent-style-name="Standard">
      <style:text-properties fo:language="nn" fo:country="NO" fo:font-weight="bold" style:font-weight-asian="bold" style:font-weight-complex="bold" fo:background-color="#ffff00"/>
    </style:style>
    <style:style style:name="P32" style:family="paragraph" style:parent-style-name="Standard">
      <style:paragraph-properties fo:text-align="end" style:justify-single-word="false"/>
    </style:style>
    <style:style style:name="P33" style:family="paragraph" style:parent-style-name="Standard">
      <style:text-properties fo:font-size="8pt" fo:language="se" fo:country="NO" style:font-size-asian="8pt" style:font-size-complex="8pt"/>
    </style:style>
    <style:style style:name="P34" style:family="paragraph" style:parent-style-name="Standard">
      <style:text-properties fo:font-size="8pt" style:font-size-asian="8pt" style:font-size-complex="8pt"/>
    </style:style>
    <style:style style:name="P35" style:family="paragraph" style:parent-style-name="Standard">
      <style:text-properties fo:font-size="9pt" fo:language="nn" fo:country="NO" fo:font-weight="bold" style:font-size-asian="9pt" style:font-weight-asian="bold" style:font-size-complex="9pt" style:font-weight-complex="bold" fo:background-color="#ffff00"/>
    </style:style>
    <style:style style:name="P36" style:family="paragraph" style:parent-style-name="Standard">
      <style:paragraph-properties fo:text-align="end" style:justify-single-word="false"/>
      <style:text-properties fo:font-size="9pt" fo:language="nn" fo:country="NO" style:font-size-asian="9pt" style:font-size-complex="9pt"/>
    </style:style>
    <style:style style:name="P37" style:family="paragraph" style:parent-style-name="Standard">
      <style:text-properties fo:font-size="9pt" fo:font-weight="bold" style:font-size-asian="9pt" style:font-weight-asian="bold" style:font-size-complex="9pt" style:font-weight-complex="bold"/>
    </style:style>
    <style:style style:name="P38" style:family="paragraph" style:parent-style-name="Standard">
      <style:paragraph-properties>
        <style:tab-stops>
          <style:tab-stop style:position="6.313cm"/>
        </style:tab-stops>
      </style:paragraph-properties>
    </style:style>
    <style:style style:name="P39" style:family="paragraph" style:parent-style-name="Standard">
      <style:text-properties fo:color="#000000" style:font-name="Times New Roman"/>
    </style:style>
    <style:style style:name="P40" style:family="paragraph" style:parent-style-name="Standard">
      <style:text-properties fo:color="#000000" style:font-name="Times New Roman" fo:font-weight="bold" style:language-asian="nb" style:country-asian="NO" style:font-weight-asian="bold" style:font-weight-complex="bold"/>
    </style:style>
    <style:style style:name="P41" style:family="paragraph" style:parent-style-name="Standard">
      <style:text-properties fo:color="#000000" style:font-name="Times New Roman" style:language-asian="nb" style:country-asian="NO"/>
    </style:style>
    <style:style style:name="P42" style:family="paragraph" style:parent-style-name="Standard">
      <style:text-properties fo:color="#000000" style:font-name="Times New Roman" fo:font-size="9pt" style:font-size-asian="9pt" style:font-size-complex="9pt" style:font-weight-complex="bold"/>
    </style:style>
    <style:style style:name="P43" style:family="paragraph" style:parent-style-name="Standard">
      <style:text-properties fo:font-weight="bold" style:font-weight-asian="bold"/>
    </style:style>
    <style:style style:name="P44" style:family="paragraph" style:parent-style-name="Standard">
      <style:paragraph-properties fo:line-height="0.529cm"/>
      <style:text-properties fo:font-weight="bold" style:font-weight-asian="bold" fo:background-color="#ffff00"/>
    </style:style>
    <style:style style:name="P45" style:family="paragraph" style:parent-style-name="Standard">
      <style:paragraph-properties fo:line-height="0.529cm"/>
      <style:text-properties fo:font-weight="bold" style:font-weight-asian="bold"/>
    </style:style>
    <style:style style:name="P46" style:family="paragraph" style:parent-style-name="Standard">
      <style:paragraph-properties fo:margin-top="0cm" fo:margin-bottom="0.212cm" loext:contextual-spacing="false"/>
    </style:style>
    <style:style style:name="P47" style:family="paragraph" style:parent-style-name="Standard">
      <style:paragraph-properties fo:margin-top="0cm" fo:margin-bottom="0.212cm" loext:contextual-spacing="false" fo:text-align="justify" style:justify-single-word="false"/>
    </style:style>
    <style:style style:name="P48" style:family="paragraph" style:parent-style-name="Standard">
      <style:paragraph-properties fo:margin-top="0cm" fo:margin-bottom="0.106cm" loext:contextual-spacing="false"/>
    </style:style>
    <style:style style:name="P49" style:family="paragraph" style:parent-style-name="Standard">
      <style:paragraph-properties fo:margin-top="0cm" fo:margin-bottom="0.106cm" loext:contextual-spacing="false"/>
      <style:text-properties style:font-name="Times New Roman"/>
    </style:style>
    <style:style style:name="P50" style:family="paragraph" style:parent-style-name="Standard">
      <style:paragraph-properties fo:margin-left="0cm" fo:margin-right="0.123cm" fo:text-align="end" style:justify-single-word="false" fo:text-indent="0cm" style:auto-text-indent="false"/>
    </style:style>
    <style:style style:name="P51" style:family="paragraph" style:parent-style-name="Standard">
      <style:paragraph-properties fo:margin-top="0.423cm" fo:margin-bottom="0cm" loext:contextual-spacing="false"/>
    </style:style>
    <style:style style:name="P52" style:family="paragraph" style:parent-style-name="Standard">
      <style:paragraph-properties fo:break-before="page"/>
      <style:text-properties style:font-name="Times New Roman" fo:font-weight="bold" style:font-weight-asian="bold"/>
    </style:style>
    <style:style style:name="P53" style:family="paragraph" style:parent-style-name="Standard">
      <style:paragraph-properties fo:margin-left="0cm" fo:margin-right="-0.279cm" fo:line-height="106%" fo:text-align="center" style:justify-single-word="false" fo:text-indent="0cm" style:auto-text-indent="false"/>
    </style:style>
    <style:style style:name="P54" style:family="paragraph" style:parent-style-name="Standard">
      <style:paragraph-properties fo:margin-left="0cm" fo:margin-right="-0.279cm" fo:text-align="center" style:justify-single-word="false" fo:text-indent="0cm" style:auto-text-indent="false"/>
    </style:style>
    <style:style style:name="P55" style:family="paragraph" style:parent-style-name="Standard">
      <style:paragraph-properties fo:margin-top="0cm" fo:margin-bottom="0.508cm" loext:contextual-spacing="false"/>
    </style:style>
    <style:style style:name="P56" style:family="paragraph" style:parent-style-name="Standard">
      <style:paragraph-properties fo:margin-top="0cm" fo:margin-bottom="0.508cm" loext:contextual-spacing="false"/>
      <style:text-properties style:font-name="Times New Roman" style:language-asian="nb" style:country-asian="NO"/>
    </style:style>
    <style:style style:name="P57" style:family="paragraph" style:parent-style-name="Standard">
      <style:paragraph-properties fo:margin-top="0cm" fo:margin-bottom="0.508cm" loext:contextual-spacing="false"/>
      <style:text-properties style:font-name="Times New Roman" fo:font-weight="bold" style:font-weight-asian="bold"/>
    </style:style>
    <style:style style:name="P58" style:family="paragraph" style:parent-style-name="Standard">
      <style:paragraph-properties fo:margin-top="0cm" fo:margin-bottom="0.508cm" loext:contextual-spacing="false"/>
      <style:text-properties fo:font-weight="bold" style:font-weight-asian="bold"/>
    </style:style>
    <style:style style:name="P59" style:family="paragraph" style:parent-style-name="Standard">
      <style:paragraph-properties fo:margin-left="0cm" fo:margin-right="1cm" fo:text-indent="0cm" style:auto-text-indent="false" fo:break-before="page"/>
    </style:style>
    <style:style style:name="P60" style:family="paragraph" style:parent-style-name="Standard">
      <style:paragraph-properties fo:margin-left="0cm" fo:margin-right="1cm" fo:text-indent="0cm" style:auto-text-indent="false"/>
      <style:text-properties style:font-name="Times New Roman"/>
    </style:style>
    <style:style style:name="P61" style:family="paragraph" style:parent-style-name="Standard">
      <style:paragraph-properties fo:margin-left="0cm" fo:margin-right="-0.25cm" fo:margin-top="0.212cm" fo:margin-bottom="0cm" loext:contextual-spacing="false" fo:text-align="end" style:justify-single-word="false" fo:text-indent="0cm" style:auto-text-indent="false"/>
    </style:style>
    <style:style style:name="P62" style:family="paragraph" style:parent-style-name="Standard" style:master-page-name="Standard">
      <style:paragraph-properties fo:text-align="center" style:justify-single-word="false" style:page-number="auto"/>
    </style:style>
    <style:style style:name="P63" style:family="paragraph" style:parent-style-name="Tabellnavn">
      <style:text-properties style:font-name="Times New Roman"/>
    </style:style>
    <style:style style:name="P64" style:family="paragraph" style:parent-style-name="Tabellnavn">
      <style:text-properties style:font-name="Times New Roman" fo:background-color="#ffff00"/>
    </style:style>
    <style:style style:name="P65" style:family="paragraph" style:parent-style-name="Tabelltekst">
      <style:text-properties style:font-name="Times New Roman"/>
    </style:style>
    <style:style style:name="P66" style:family="paragraph" style:parent-style-name="Tabelltekst">
      <style:text-properties style:font-name="Times New Roman" style:font-size-complex="9pt"/>
    </style:style>
    <style:style style:name="P67" style:family="paragraph" style:parent-style-name="Tabelltekst">
      <style:paragraph-properties fo:text-align="justify" style:justify-single-word="false"/>
      <style:text-properties style:font-name="Times New Roman" style:font-size-complex="9pt"/>
    </style:style>
    <style:style style:name="P68" style:family="paragraph" style:parent-style-name="Tabelltekst">
      <style:paragraph-properties fo:text-align="end" style:justify-single-word="false"/>
      <style:text-properties style:font-name="Times New Roman" style:font-size-complex="9pt"/>
    </style:style>
    <style:style style:name="P69" style:family="paragraph" style:parent-style-name="Tabelltekst">
      <style:paragraph-properties fo:text-align="justify" style:justify-single-word="false"/>
      <style:text-properties style:font-name="Times New Roman" style:font-size-complex="9pt" fo:background-color="#ffff00"/>
    </style:style>
    <style:style style:name="P70" style:family="paragraph" style:parent-style-name="Tabelltekst">
      <style:paragraph-properties fo:text-align="justify" style:justify-single-word="false"/>
      <style:text-properties style:font-name="Times New Roman"/>
    </style:style>
    <style:style style:name="P71" style:family="paragraph" style:parent-style-name="Tabelltekst">
      <style:paragraph-properties fo:text-align="end" style:justify-single-word="false"/>
      <style:text-properties style:font-name="Times New Roman"/>
    </style:style>
    <style:style style:name="P72" style:family="paragraph" style:parent-style-name="Tabelltekst">
      <style:paragraph-properties fo:text-align="center" style:justify-single-word="false"/>
      <style:text-properties style:font-name="Times New Roman"/>
    </style:style>
    <style:style style:name="P73" style:family="paragraph" style:parent-style-name="Tabelltekst">
      <style:paragraph-properties fo:text-align="justify" style:justify-single-word="false"/>
      <style:text-properties style:font-name="Times New Roman" fo:background-color="#ffff00"/>
    </style:style>
    <style:style style:name="P74" style:family="paragraph" style:parent-style-name="Tabelltekst">
      <style:paragraph-properties fo:text-align="justify" style:justify-single-word="false"/>
    </style:style>
    <style:style style:name="P75" style:family="paragraph" style:parent-style-name="Tabelltekst">
      <style:paragraph-properties fo:text-align="end" style:justify-single-word="false"/>
    </style:style>
    <style:style style:name="P76" style:family="paragraph" style:parent-style-name="Tabelltekst">
      <style:paragraph-properties fo:text-align="center" style:justify-single-word="false"/>
    </style:style>
    <style:style style:name="P77" style:family="paragraph" style:parent-style-name="Tabelltekst">
      <style:paragraph-properties fo:line-height="100%"/>
    </style:style>
    <style:style style:name="P78" style:family="paragraph" style:parent-style-name="Tabelltekst">
      <style:paragraph-properties fo:margin-left="10.583cm" fo:margin-right="0cm" fo:text-align="justify" style:justify-single-word="false" fo:text-indent="-10.583cm" style:auto-text-indent="false"/>
    </style:style>
    <style:style style:name="P79" style:family="paragraph" style:parent-style-name="Text_20_body">
      <style:paragraph-properties fo:margin-top="0cm" fo:margin-bottom="0.212cm" loext:contextual-spacing="false"/>
    </style:style>
    <style:style style:name="P80" style:family="paragraph" style:parent-style-name="tbl2LinjeSum">
      <style:text-properties style:font-name="Times New Roman" style:font-size-complex="9pt"/>
    </style:style>
    <style:style style:name="P81" style:family="paragraph" style:parent-style-name="tbl2LinjeSum">
      <style:paragraph-properties fo:text-align="end" style:justify-single-word="false"/>
    </style:style>
    <style:style style:name="P82" style:family="paragraph" style:parent-style-name="tblDeltMedTusen">
      <style:text-properties style:font-name="Times New Roman" fo:background-color="#ffff00"/>
    </style:style>
    <style:style style:name="P83" style:family="paragraph" style:parent-style-name="tblDeltMedTusen">
      <style:text-properties style:font-name="Times New Roman" fo:font-size="12pt" style:font-size-asian="12pt" style:font-size-complex="12pt"/>
    </style:style>
    <style:style style:name="P84" style:family="paragraph" style:parent-style-name="tblDeltMedTusen">
      <style:paragraph-properties fo:margin-left="0cm" fo:margin-right="-0.074cm" fo:text-indent="0cm" style:auto-text-indent="false"/>
    </style:style>
    <style:style style:name="P85" style:family="paragraph" style:parent-style-name="tblKolonneoverskrift">
      <style:paragraph-properties fo:text-align="end" style:justify-single-word="false"/>
    </style:style>
    <style:style style:name="P86" style:family="paragraph" style:parent-style-name="tblRad">
      <style:paragraph-properties fo:text-align="end" style:justify-single-word="false"/>
    </style:style>
    <style:style style:name="P87" style:family="paragraph" style:parent-style-name="tblRad">
      <style:paragraph-properties fo:text-align="end" style:justify-single-word="false"/>
      <style:text-properties style:font-name="Times New Roman" fo:language="nn" fo:country="NO" style:font-size-complex="9pt"/>
    </style:style>
    <style:style style:name="P88" style:family="paragraph" style:parent-style-name="tblRadMedLuft">
      <style:paragraph-properties fo:text-align="end" style:justify-single-word="false"/>
    </style:style>
    <style:style style:name="P89" style:family="paragraph" style:parent-style-name="tblRadMedLuft">
      <style:paragraph-properties fo:margin-top="0cm" fo:margin-bottom="0cm" loext:contextual-spacing="false" fo:line-height="0.353cm" fo:text-align="end" style:justify-single-word="false"/>
    </style:style>
    <style:style style:name="T1" style:family="text">
      <style:text-properties style:font-name="Times New Roman"/>
    </style:style>
    <style:style style:name="T2" style:family="text">
      <style:text-properties style:font-name="Times New Roman" fo:font-size="16pt" fo:font-weight="bold" style:font-size-asian="16pt" style:font-weight-asian="bold" style:font-size-complex="16pt"/>
    </style:style>
    <style:style style:name="T3" style:family="text">
      <style:text-properties style:font-name="Times New Roman" fo:language="se" fo:country="NO"/>
    </style:style>
    <style:style style:name="T4" style:family="text">
      <style:text-properties style:font-name="Times New Roman" style:font-name-asian="Batang"/>
    </style:style>
    <style:style style:name="T5" style:family="text">
      <style:text-properties style:font-name="Times New Roman" style:font-name-asian="Batang" style:font-size-complex="10pt"/>
    </style:style>
    <style:style style:name="T6" style:family="text">
      <style:text-properties style:font-name="Times New Roman" fo:font-size="10pt" style:font-size-asian="10pt" style:font-size-complex="10pt"/>
    </style:style>
    <style:style style:name="T7" style:family="text">
      <style:text-properties style:font-name="Times New Roman" fo:font-size="9pt" style:font-size-asian="9pt"/>
    </style:style>
    <style:style style:name="T8" style:family="text">
      <style:text-properties style:font-name="Times New Roman" fo:font-size="9pt" style:font-size-asian="9pt" style:font-size-complex="9pt"/>
    </style:style>
    <style:style style:name="T9" style:family="text">
      <style:text-properties style:font-name="Times New Roman" fo:font-size="9pt" style:font-size-asian="9pt" style:font-size-complex="9pt" fo:background-color="#ffff00"/>
    </style:style>
    <style:style style:name="T10" style:family="text">
      <style:text-properties style:font-name="Times New Roman" fo:font-size="9pt" fo:language="se" fo:country="NO" style:font-size-asian="9pt" style:font-size-complex="9pt"/>
    </style:style>
    <style:style style:name="T11" style:family="text">
      <style:text-properties style:font-name="Times New Roman" fo:font-size="9pt" fo:language="nn" fo:country="NO" style:font-size-asian="9pt" style:font-size-complex="9pt"/>
    </style:style>
    <style:style style:name="T12" style:family="text">
      <style:text-properties style:font-name="Times New Roman" fo:font-size="9pt" fo:font-weight="bold" style:font-size-asian="9pt" style:font-weight-asian="bold" style:font-size-complex="9pt"/>
    </style:style>
    <style:style style:name="T13" style:family="text">
      <style:text-properties style:font-name="Times New Roman" fo:font-size="9pt" style:font-name-asian="Batang" style:font-size-asian="9pt" style:font-size-complex="9pt"/>
    </style:style>
    <style:style style:name="T14" style:family="text">
      <style:text-properties style:font-name="Times New Roman" fo:font-size="8pt" style:font-size-asian="8pt" style:font-size-complex="8pt"/>
    </style:style>
    <style:style style:name="T15" style:family="text">
      <style:text-properties style:font-name="Times New Roman" fo:font-size="8pt" fo:language="se" fo:country="NO" style:font-size-asian="8pt" style:font-size-complex="8pt"/>
    </style:style>
    <style:style style:name="T16" style:family="text">
      <style:text-properties style:font-name="Times New Roman" fo:font-size="8pt" style:font-name-asian="Batang" style:font-size-asian="8pt" style:font-size-complex="8pt"/>
    </style:style>
    <style:style style:name="T17" style:family="text">
      <style:text-properties style:font-name="Times New Roman" fo:font-weight="bold" style:font-weight-asian="bold"/>
    </style:style>
    <style:style style:name="T18" style:family="text">
      <style:text-properties style:font-name="Times New Roman" fo:font-weight="bold" style:font-weight-asian="bold" style:font-weight-complex="bold"/>
    </style:style>
    <style:style style:name="T19" style:family="text">
      <style:text-properties style:font-name="Times New Roman" fo:font-weight="bold" style:font-weight-asian="bold" style:font-name-complex="Times New Roman1" style:font-weight-complex="bold"/>
    </style:style>
    <style:style style:name="T20" style:family="text">
      <style:text-properties style:font-name="Times New Roman" fo:font-weight="bold" style:font-name-asian="Calibri1" style:font-weight-asian="bold"/>
    </style:style>
    <style:style style:name="T21" style:family="text">
      <style:text-properties style:font-name="Times New Roman" fo:font-weight="bold" style:language-asian="nb" style:country-asian="NO" style:font-weight-asian="bold"/>
    </style:style>
    <style:style style:name="T22" style:family="text">
      <style:text-properties style:font-name="Times New Roman" style:font-size-complex="9pt"/>
    </style:style>
    <style:style style:name="T23" style:family="text">
      <style:text-properties style:font-name="Times New Roman" style:font-size-complex="9pt" fo:background-color="#ffff00"/>
    </style:style>
    <style:style style:name="T24" style:family="text">
      <style:text-properties style:font-name="Times New Roman" fo:font-style="italic" style:font-style-asian="italic"/>
    </style:style>
    <style:style style:name="T25" style:family="text">
      <style:text-properties style:font-name="Times New Roman" fo:font-style="italic" style:font-style-asian="italic" style:font-size-complex="9pt"/>
    </style:style>
    <style:style style:name="T26" style:family="text">
      <style:text-properties style:font-name="Times New Roman" fo:font-style="italic" style:font-style-asian="italic" style:font-style-complex="italic"/>
    </style:style>
    <style:style style:name="T27" style:family="text">
      <style:text-properties style:font-name="Times New Roman" fo:font-style="italic" fo:font-weight="bold" style:font-style-asian="italic" style:font-weight-asian="bold"/>
    </style:style>
    <style:style style:name="T28" style:family="text">
      <style:text-properties style:font-name="Times New Roman" fo:font-style="italic" fo:font-weight="bold" style:font-style-asian="italic" style:font-weight-asian="bold" style:font-weight-complex="bold"/>
    </style:style>
    <style:style style:name="T29" style:family="text">
      <style:text-properties style:font-name="Times New Roman" fo:font-style="italic" fo:font-weight="bold" style:font-name-asian="Calibri1" style:font-style-asian="italic" style:font-weight-asian="bold" style:font-style-complex="italic"/>
    </style:style>
    <style:style style:name="T30" style:family="text">
      <style:text-properties style:font-name="Times New Roman" fo:language="nn" fo:country="NO"/>
    </style:style>
    <style:style style:name="T31" style:family="text">
      <style:text-properties style:font-name="Times New Roman" fo:language="nn" fo:country="NO" fo:font-weight="bold" style:font-weight-asian="bold" style:font-weight-complex="bold"/>
    </style:style>
    <style:style style:name="T32" style:family="text">
      <style:text-properties style:font-name="Times New Roman" fo:language="nn" fo:country="NO" style:font-weight-complex="bold"/>
    </style:style>
    <style:style style:name="T33" style:family="text">
      <style:text-properties style:font-name="Times New Roman" fo:language="nn" fo:country="NO" style:font-size-complex="9pt"/>
    </style:style>
    <style:style style:name="T34" style:family="text">
      <style:text-properties style:font-name="Times New Roman" fo:language="nn" fo:country="NO" style:font-size-complex="9pt" fo:background-color="#ffff00"/>
    </style:style>
    <style:style style:name="T35" style:family="text">
      <style:text-properties style:font-name="Times New Roman" fo:language="sv" fo:country="SE"/>
    </style:style>
    <style:style style:name="T36" style:family="text">
      <style:text-properties style:font-name="Times New Roman" style:font-weight-complex="bold"/>
    </style:style>
    <style:style style:name="T37" style:family="text">
      <style:text-properties style:font-name="Times New Roman" style:font-name-complex="Cambria1"/>
    </style:style>
    <style:style style:name="T38" style:family="text">
      <style:text-properties style:font-name="Times New Roman" style:font-name-complex="Cambria1" style:font-weight-complex="bold"/>
    </style:style>
    <style:style style:name="T39" style:family="text">
      <style:text-properties style:font-name="Times New Roman" style:language-asian="zh" style:country-asian="CN"/>
    </style:style>
    <style:style style:name="T40" style:family="text">
      <style:text-properties style:font-name="Times New Roman" style:font-size-complex="12pt" style:font-weight-complex="bold"/>
    </style:style>
    <style:style style:name="T41" style:family="text">
      <style:text-properties style:font-name="Times New Roman" style:font-name-asian="Calibri1"/>
    </style:style>
    <style:style style:name="T42" style:family="text">
      <style:text-properties style:font-name="Times New Roman" fo:font-size="14pt" fo:font-weight="bold" style:font-size-asian="14pt" style:font-weight-asian="bold" style:font-size-complex="14pt"/>
    </style:style>
    <style:style style:name="T43" style:family="text">
      <style:text-properties style:font-name="Times New Roman" style:font-name-complex="Times New Roman1" style:font-weight-complex="bold"/>
    </style:style>
    <style:style style:name="T44" style:family="text">
      <style:text-properties style:font-name="Times New Roman" style:font-name-asian="F" style:font-size-complex="9pt"/>
    </style:style>
    <style:style style:name="T45" style:family="text">
      <style:text-properties style:font-name="Times New Roman" style:language-asian="nb" style:country-asian="NO"/>
    </style:style>
    <style:style style:name="T46" style:family="text">
      <style:text-properties fo:font-size="9pt" style:font-size-asian="9pt"/>
    </style:style>
    <style:style style:name="T47" style:family="text">
      <style:text-properties fo:font-size="9pt" style:font-size-asian="9pt" style:font-size-complex="9pt"/>
    </style:style>
    <style:style style:name="T48" style:family="text">
      <style:text-properties fo:font-size="9pt" style:font-size-asian="9pt" fo:background-color="#ffff00"/>
    </style:style>
    <style:style style:name="T49" style:family="text">
      <style:text-properties fo:font-size="9pt" fo:language="nn" fo:country="NO" style:font-size-asian="9pt" style:font-size-complex="9pt"/>
    </style:style>
    <style:style style:name="T50" style:family="text">
      <style:text-properties fo:font-size="9pt" fo:language="nn" fo:country="NO" style:font-size-asian="9pt" style:font-size-complex="9pt" fo:background-color="#ffff00"/>
    </style:style>
    <style:style style:name="T51" style:family="text">
      <style:text-properties fo:font-weight="bold" style:font-weight-asian="bold"/>
    </style:style>
    <style:style style:name="T52" style:family="text">
      <style:text-properties text:display="true"/>
    </style:style>
    <style:style style:name="T53" style:family="text">
      <style:text-properties style:font-name="Calibri" fo:font-size="11pt" style:font-name-asian="F" style:font-size-asian="11pt" style:font-name-complex="F" style:font-size-complex="11pt"/>
    </style:style>
    <style:style style:name="T54" style:family="text">
      <style:text-properties fo:language="nn" fo:country="NO"/>
    </style:style>
    <style:style style:name="T55" style:family="text">
      <style:text-properties fo:language="nn" fo:country="NO" style:font-name-complex="Times New Roman1" style:font-size-complex="14pt"/>
    </style:style>
    <style:style style:name="T56" style:family="text">
      <style:text-properties style:font-name-complex="Times New Roman1" style:font-size-complex="14pt"/>
    </style:style>
    <style:style style:name="T57" style:family="text">
      <style:text-properties fo:font-weight="normal" style:font-weight-asian="normal" style:font-name-complex="Times New Roman1" style:font-size-complex="14pt"/>
    </style:style>
    <style:style style:name="T58" style:family="text">
      <style:text-properties fo:font-weight="normal" style:font-weight-asian="normal" style:font-size-complex="14pt"/>
    </style:style>
    <style:style style:name="T59" style:family="text">
      <style:text-properties fo:color="#000000" style:font-name="Times New Roman" fo:font-size="9pt" style:font-size-asian="9pt" style:font-size-complex="9pt"/>
    </style:style>
    <style:style style:name="T60" style:family="text">
      <style:text-properties fo:color="#000000" style:font-name="Times New Roman" fo:font-size="9pt" style:font-size-asian="9pt" style:font-size-complex="9pt" fo:background-color="#ffff00"/>
    </style:style>
    <style:style style:name="T61" style:family="text">
      <style:text-properties fo:color="#000000" style:font-name="Times New Roman" fo:font-size="9pt" style:font-size-asian="9pt" style:font-size-complex="9pt" style:font-weight-complex="bold"/>
    </style:style>
    <style:style style:name="T62" style:family="text">
      <style:text-properties fo:color="#000000" style:font-name="Times New Roman" fo:font-size="9pt" fo:language="se" fo:country="NO" style:font-size-asian="9pt" style:font-size-complex="9pt"/>
    </style:style>
    <style:style style:name="T63" style:family="text">
      <style:text-properties fo:color="#000000" style:font-name="Times New Roman"/>
    </style:style>
    <style:style style:name="T64" style:family="text">
      <style:text-properties fo:color="#000000" style:font-name="Times New Roman" fo:language="se" fo:country="NO"/>
    </style:style>
    <style:style style:name="T65" style:family="text">
      <style:text-properties fo:color="#000000" style:font-name="Times New Roman" fo:language="se" fo:country="NO" style:font-size-complex="9pt"/>
    </style:style>
    <style:style style:name="T66" style:family="text">
      <style:text-properties fo:color="#000000" style:font-name="Times New Roman" fo:language="se" fo:country="NO" style:font-size-complex="9pt" fo:background-color="#ffff00"/>
    </style:style>
    <style:style style:name="T67" style:family="text">
      <style:text-properties fo:color="#000000" style:font-name="Times New Roman" fo:font-size="8pt" fo:language="se" fo:country="NO" style:font-size-asian="8pt" style:font-size-complex="8pt"/>
    </style:style>
    <style:style style:name="T68" style:family="text">
      <style:text-properties fo:color="#000000" style:font-name="Times New Roman" fo:font-weight="bold" style:font-weight-asian="bold"/>
    </style:style>
    <style:style style:name="T69" style:family="text">
      <style:text-properties fo:color="#000000" style:font-name="Times New Roman" fo:font-weight="bold" style:language-asian="nb" style:country-asian="NO" style:font-weight-asian="bold" style:font-weight-complex="bold"/>
    </style:style>
    <style:style style:name="T70" style:family="text">
      <style:text-properties fo:color="#000000" style:font-name="Times New Roman" fo:font-weight="bold" style:language-asian="nb" style:country-asian="NO" style:font-weight-asian="bold"/>
    </style:style>
    <style:style style:name="T71" style:family="text">
      <style:text-properties fo:color="#000000" style:font-name="Times New Roman" style:font-weight-complex="bold"/>
    </style:style>
    <style:style style:name="T72" style:family="text">
      <style:text-properties fo:color="#000000" style:font-name="Times New Roman" style:language-asian="nb" style:country-asian="NO"/>
    </style:style>
    <style:style style:name="T73" style:family="text">
      <style:text-properties fo:color="#000000" style:font-name="Times New Roman" fo:font-style="italic" fo:font-weight="bold" style:language-asian="nb" style:country-asian="NO" style:font-style-asian="italic" style:font-weight-asian="bold"/>
    </style:style>
    <style:style style:name="T74" style:family="text">
      <style:text-properties fo:color="#000000" fo:font-size="9pt" style:font-size-asian="9pt" style:font-size-complex="9pt"/>
    </style:style>
    <style:style style:name="T75" style:family="text">
      <style:text-properties style:text-position="super 58%" style:font-name="Times New Roman"/>
    </style:style>
    <style:style style:name="T76" style:family="text">
      <style:text-properties style:text-position="super 58%" style:font-name="Times New Roman" fo:font-size="8pt" style:font-size-asian="8pt"/>
    </style:style>
    <style:style style:name="T77" style:family="text">
      <style:text-properties style:text-position="super 58%" style:font-name="Times New Roman" fo:font-size="8pt" style:font-size-asian="8pt" style:font-size-complex="8pt"/>
    </style:style>
    <style:style style:name="T78" style:family="text">
      <style:text-properties style:text-position="super 58%" style:font-name="Times New Roman" fo:font-size="8pt" fo:language="se" fo:country="NO" style:font-size-asian="8pt" style:font-size-complex="8pt"/>
    </style:style>
    <style:style style:name="T79" style:family="text">
      <style:text-properties style:text-position="super 58%" style:font-name="Times New Roman" fo:font-size="8pt" fo:language="nn" fo:country="NO" style:font-size-asian="8pt" style:font-size-complex="8pt"/>
    </style:style>
    <style:style style:name="T80" style:family="text">
      <style:text-properties style:text-position="super 58%" style:font-name="Times New Roman" fo:font-size="9pt" style:font-size-asian="9pt" style:font-size-complex="9pt"/>
    </style:style>
    <style:style style:name="T81" style:family="text">
      <style:text-properties style:text-position="super 58%" style:font-name="Times New Roman" style:font-size-complex="9pt"/>
    </style:style>
    <style:style style:name="T82" style:family="text">
      <style:text-properties style:text-position="super 58%" fo:font-size="8pt" style:font-size-asian="8pt" style:font-size-complex="8pt"/>
    </style:style>
    <style:style style:name="T83" style:family="text">
      <style:text-properties style:text-position="super 58%" fo:font-size="9pt" style:font-size-asian="9pt" style:font-size-complex="9pt"/>
    </style:style>
    <style:style style:name="T84" style:family="text">
      <style:text-properties style:text-position="super 58%" fo:font-size="10pt" style:font-size-asian="10pt"/>
    </style:style>
    <style:style style:name="T85" style:family="text">
      <style:text-properties style:font-name="Cambria" style:font-name-complex="Cambria1"/>
    </style:style>
    <style:style style:name="T86" style:family="text">
      <style:text-properties style:use-window-font-color="true" style:font-name="Times New Roman" style:font-size-complex="9pt" fo:background-color="#ffff00"/>
    </style:style>
    <style:style style:name="T87" style:family="text">
      <style:text-properties style:use-window-font-color="true" style:font-name="Times New Roman" style:font-size-complex="9pt"/>
    </style:style>
    <style:style style:name="T88" style:family="text">
      <style:text-properties style:use-window-font-color="true" style:font-name="Times New Roman"/>
    </style:style>
    <style:style style:name="T89" style:family="text">
      <style:text-properties style:use-window-font-color="true" style:font-name="Times New Roman" fo:language="nn" fo:country="NO" style:font-size-complex="9pt"/>
    </style:style>
    <style:style style:name="T90" style:family="text">
      <style:text-properties style:use-window-font-color="true" style:font-name="Times New Roman" fo:font-style="italic" style:font-style-asian="italic" style:font-size-complex="9pt"/>
    </style:style>
    <style:style style:name="T91" style:family="text">
      <style:text-properties style:use-window-font-color="true" style:text-position="super 58%" style:font-name="Times New Roman" style:font-size-complex="9pt" fo:background-color="#ffff00"/>
    </style:style>
    <style:style style:name="T92" style:family="text">
      <style:text-properties style:use-window-font-color="true" style:text-position="super 58%" style:font-name="Times New Roman" style:font-size-complex="9pt"/>
    </style:style>
    <style:style style:name="T93" style:family="text">
      <style:text-properties style:use-window-font-color="true" style:text-position="super 58%" style:font-name="Times New Roman" fo:font-size="8pt" style:font-size-asian="8pt" style:font-size-complex="8pt"/>
    </style:style>
    <style:style style:name="T94" style:family="text">
      <style:text-properties style:use-window-font-color="true" style:font-name-asian="Batang"/>
    </style:style>
    <style:style style:name="T95" style:family="text">
      <style:text-properties fo:color="#ff0000" fo:language="nn" fo:country="NO" style:font-name-complex="Times New Roman1" style:font-size-complex="14pt"/>
    </style:style>
    <style:style style:name="T96" style:family="text">
      <style:text-properties fo:color="#ff0000"/>
    </style:style>
    <style:style style:name="T97" style:family="text">
      <style:text-properties fo:color="#ff0000" style:font-name="Times New Roman" style:font-size-complex="9pt"/>
    </style:style>
    <style:style style:name="T98" style:family="text">
      <style:text-properties fo:color="#ff0000" fo:font-weight="normal" style:font-weight-asian="normal" style:font-name-complex="Times New Roman1" style:font-size-complex="14pt"/>
    </style:style>
    <style:style style:name="T99" style:family="text">
      <style:text-properties fo:font-size="8pt" style:font-size-asian="8pt" style:font-size-complex="8pt"/>
    </style:style>
    <style:style style:name="T100" style:family="text">
      <style:text-properties fo:font-size="8pt" style:font-size-asian="8pt" style:font-name-complex="Times New Roman1" style:font-size-complex="8pt"/>
    </style:style>
    <style:style style:name="T101" style:family="text">
      <style:text-properties fo:font-size="8pt" style:font-name-asian="Batang" style:font-size-asian="8pt" style:font-size-complex="8pt"/>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2"><text:span text:style-name="T2">Bevilgninger til samiske formål</text:span></text:p>
      <text:p text:style-name="P17"/>
      <text:p text:style-name="P46"><text:span text:style-name="T1">Staten Norge er etablert på territoriet til to folk, samer og nordmenn. Regjeringen har som mål at samene skal få utvikle sitt språk, sin kultur og sitt samfunnsliv.</text:span></text:p>
      <text:p text:style-name="P46"><text:span text:style-name="T1">Grunnloven </text:span><text:span text:style-name="T3">§</text:span><text:span text:style-name="T1"> 108 og sameloven er de nasjonale rettsgrunnlagene for samepolitikken. Norge har også en rekke folkerettslige forpliktelser som legger føringer for samepolitikken</text:span><text:span text:style-name="kursiv"><text:span text:style-name="T1">.</text:span></text:span><text:span text:style-name="T1"> Alle departementene har ansvar for å følge opp gjennomføringen av samepolitikken innenfor sin sektor. Kommunal- og moderniseringsdepartementet har det overordnede samordningsansvaret for statlig samepolitikk og skal arbeide for helhet og sammenheng i politikken, på tvers av sektorer og forvaltningsnivåer. </text:span></text:p>
      <text:p text:style-name="P46"><text:span text:style-name="T1">I Kommunal- og moderniseringsdepartementets Prop. 1 S (2016–2017) gis det en kort omtale av samepolitiske utfordringer og utviklingstrekk, og det gis en omtale av mål og strategier for departementets arbeid. <text:s/></text:span></text:p>
      <text:p text:style-name="P46"><text:span text:style-name="T1">Denne publikasjonen gir en kort og samlet framstilling av de ulike depar­tementenes forslag til bevilgninger til samiske formål i 2017.</text:span><text:span text:style-name="T4"><text:note text:id="ftn1" text:note-class="footnote"><text:note-citation>1</text:note-citation><text:note-body><text:p text:style-name="Standard"><text:span text:style-name="T47"><text:s/>Ved eventuelle avvik mellom de ulike departementenes budsjettproposisjoner og denne informasjonsbrosjyren er budsjettproposisjonene gjeldende. </text:span></text:p><text:p text:style-name="Footnote"/></text:note-body></text:note></text:span><text:span text:style-name="T1"> </text:span></text:p>
      <text:p text:style-name="P49"/>
      <text:p text:style-name="P30"/>
      <text:table-of-content text:style-name="Sect1" text:protected="true" text:name="Table of Contents1">
        <text:table-of-content-source text:outline-level="3" text:use-index-marks="false">
          <text:index-title-template text:style-name="Contents_20_Heading">Innhold
</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1" text:name="TextSection">
            <text:p text:style-name="TOC_20_Heading"><text:span text:style-name="T51">Innhold</text:span></text:p>
            <text:p text:style-name="Standard"><text:bookmark text:name="_GoBack"/></text:p>
          </text:index-title>
          <text:p text:style-name="P2"><text:a xlink:type="simple" xlink:href="#_Toc463264599" text:style-name="Index_20_Link" text:visited-style-name="Index_20_Link">Oversikt over bevilgninger til samiske formål</text:a><text:a xlink:type="simple" xlink:href="#_Toc463264599" text:style-name="Index_20_Link" text:visited-style-name="Index_20_Link"><text:span text:style-name="T52"><text:tab/>2</text:span></text:a></text:p>
          <text:p text:style-name="P2"><text:a xlink:type="simple" xlink:href="#_Toc463264600" text:style-name="Index_20_Link" text:visited-style-name="Index_20_Link">Sametinget</text:a><text:a xlink:type="simple" xlink:href="#_Toc463264600" text:style-name="Index_20_Link" text:visited-style-name="Index_20_Link"><text:span text:style-name="T52"><text:tab/>3</text:span></text:a></text:p>
          <text:p text:style-name="P2"><text:a xlink:type="simple" xlink:href="#_Toc463264601" text:style-name="Index_20_Link" text:visited-style-name="Index_20_Link">Kommunal- og moderniseringsdepartementet (KMD)</text:a><text:a xlink:type="simple" xlink:href="#_Toc463264601" text:style-name="Index_20_Link" text:visited-style-name="Index_20_Link"><text:span text:style-name="T52"><text:tab/>4</text:span></text:a></text:p>
          <text:p text:style-name="P2"><text:a xlink:type="simple" xlink:href="#_Toc463264602" text:style-name="Index_20_Link" text:visited-style-name="Index_20_Link">Utenriksdepartementet</text:a><text:a xlink:type="simple" xlink:href="#_Toc463264602" text:style-name="Index_20_Link" text:visited-style-name="Index_20_Link"><text:span text:style-name="T54"> (UD)</text:span></text:a><text:a xlink:type="simple" xlink:href="#_Toc463264602" text:style-name="Index_20_Link" text:visited-style-name="Index_20_Link"><text:span text:style-name="T52"><text:tab/>7</text:span></text:a></text:p>
          <text:p text:style-name="P2"><text:a xlink:type="simple" xlink:href="#_Toc463264603" text:style-name="Index_20_Link" text:visited-style-name="Index_20_Link">Kunnskapsdepartementet (KD)</text:a><text:a xlink:type="simple" xlink:href="#_Toc463264603" text:style-name="Index_20_Link" text:visited-style-name="Index_20_Link"><text:span text:style-name="T52"><text:tab/>9</text:span></text:a></text:p>
          <text:p text:style-name="P2"><text:a xlink:type="simple" xlink:href="#_Toc463264604" text:style-name="Index_20_Link" text:visited-style-name="Index_20_Link">Kulturdepartementet (KUD)</text:a><text:a xlink:type="simple" xlink:href="#_Toc463264604" text:style-name="Index_20_Link" text:visited-style-name="Index_20_Link"><text:span text:style-name="T52"><text:tab/>12</text:span></text:a></text:p>
          <text:p text:style-name="P2"><text:a xlink:type="simple" xlink:href="#_Toc463264605" text:style-name="Index_20_Link" text:visited-style-name="Index_20_Link">Justisdepartementet (JD)</text:a><text:a xlink:type="simple" xlink:href="#_Toc463264605" text:style-name="Index_20_Link" text:visited-style-name="Index_20_Link"><text:span text:style-name="T52"><text:tab/>14</text:span></text:a></text:p>
          <text:p text:style-name="P2"><text:a xlink:type="simple" xlink:href="#_Toc463264606" text:style-name="Index_20_Link" text:visited-style-name="Index_20_Link">Helse- og omsorgsdepartementet (HOD)</text:a><text:a xlink:type="simple" xlink:href="#_Toc463264606" text:style-name="Index_20_Link" text:visited-style-name="Index_20_Link"><text:span text:style-name="T52"><text:tab/>15</text:span></text:a></text:p>
          <text:p text:style-name="P2"><text:a xlink:type="simple" xlink:href="#_Toc463264607" text:style-name="Index_20_Link" text:visited-style-name="Index_20_Link">Barne- og likestillingsdepartementet (BLD)</text:a><text:a xlink:type="simple" xlink:href="#_Toc463264607" text:style-name="Index_20_Link" text:visited-style-name="Index_20_Link"><text:span text:style-name="T52"><text:tab/>16</text:span></text:a></text:p>
          <text:p text:style-name="P2"><text:a xlink:type="simple" xlink:href="#_Toc463264608" text:style-name="Index_20_Link" text:visited-style-name="Index_20_Link">Landbruks- og matdepartementet (LMD)</text:a><text:a xlink:type="simple" xlink:href="#_Toc463264608" text:style-name="Index_20_Link" text:visited-style-name="Index_20_Link"><text:span text:style-name="T52"><text:tab/>17</text:span></text:a></text:p>
          <text:p text:style-name="P2"><text:a xlink:type="simple" xlink:href="#_Toc463264609" text:style-name="Index_20_Link" text:visited-style-name="Index_20_Link">Klima- og miljødepartementet (KLD)</text:a><text:a xlink:type="simple" xlink:href="#_Toc463264609" text:style-name="Index_20_Link" text:visited-style-name="Index_20_Link"><text:span text:style-name="T52"><text:tab/>20</text:span></text:a></text:p>
          <text:p text:style-name="Standard"/>
        </text:index-body>
      </text:table-of-content>
      <text:p text:style-name="P30"/>
      <text:p text:style-name="P30"><text:soft-page-break/></text:p>
      <text:p text:style-name="P30"/>
      <text:p text:style-name="P30"/>
      <text:p text:style-name="P30"/>
      <text:p text:style-name="P18"><text:bookmark-start text:name="_Toc430855545"/></text:p>
      <text:h text:style-name="P10" text:outline-level="1"><text:bookmark-start text:name="_Toc463264599"/><text:span text:style-name="T56">Oversikt over bevilgninger til samiske formål</text:span><text:bookmark-end text:name="_Toc463264599"/><text:bookmark-end text:name="_Toc430855545"/></text:h>
      <text:p text:style-name="Standard"/>
      <text:p text:style-name="P32"><text:span text:style-name="T6">(i 1000 kroner)</text:span></text:p>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Standard"><text:span text:style-name="T8"> </text:span></text:p>
          </table:table-cell>
          <table:table-cell table:style-name="Table1.A1" office:value-type="string">
            <text:p text:style-name="P32"><text:span text:style-name="T8">Regnskap </text:span></text:p>
            <text:p text:style-name="P32"><text:span text:style-name="T8">2015</text:span></text:p>
          </table:table-cell>
          <table:table-cell table:style-name="Table1.A1" office:value-type="string">
            <text:p text:style-name="P32"><text:span text:style-name="T59">Saldert budsjett </text:span></text:p>
            <text:p text:style-name="P32"><text:span text:style-name="T59">2016</text:span></text:p>
          </table:table-cell>
          <table:table-cell table:style-name="Table1.A1" office:value-type="string">
            <text:p text:style-name="P32"><text:span text:style-name="T8">Forslag 2017</text:span></text:p>
          </table:table-cell>
          <table:table-cell table:style-name="Table1.E1" office:value-type="string">
            <text:p text:style-name="P32"><text:span text:style-name="T8">Pst. endring 2016-2017</text:span></text:p>
          </table:table-cell>
        </table:table-row>
        <table:table-row table:style-name="Table1.2">
          <table:table-cell table:style-name="Table1.A2" office:value-type="string">
            <text:p text:style-name="Standard"><text:span text:style-name="T59">Kommunal- og moderniseringsdepartementet</text:span></text:p>
          </table:table-cell>
          <table:table-cell table:style-name="Table1.B2" office:value-type="string">
            <text:p text:style-name="P32"><text:span text:style-name="T8">311 152</text:span></text:p>
          </table:table-cell>
          <table:table-cell table:style-name="Table1.B2" office:value-type="string">
            <text:p text:style-name="P32"><text:span text:style-name="T8">314 105</text:span></text:p>
          </table:table-cell>
          <table:table-cell table:style-name="Table1.B2" office:value-type="string">
            <text:p text:style-name="P32"><text:span text:style-name="T8">355 965</text:span><text:span text:style-name="T77">1</text:span><text:span text:style-name="T8"> </text:span></text:p>
          </table:table-cell>
          <table:table-cell table:style-name="Table1.E2" office:value-type="string">
            <text:p text:style-name="P32"><text:span text:style-name="T8">13,3</text:span></text:p>
          </table:table-cell>
        </table:table-row>
        <table:table-row table:style-name="Table1.2">
          <table:table-cell table:style-name="Table1.A3" office:value-type="string">
            <text:p text:style-name="Standard"><text:span text:style-name="T8">Utenriksdepartementet</text:span></text:p>
          </table:table-cell>
          <table:table-cell table:style-name="Table1.B3" office:value-type="string">
            <text:p text:style-name="P32"><text:span text:style-name="T8"><text:tab/>3 465</text:span></text:p>
          </table:table-cell>
          <table:table-cell table:style-name="Table1.B3" office:value-type="string">
            <text:p text:style-name="P32"><text:span text:style-name="T8">3 000 </text:span></text:p>
          </table:table-cell>
          <table:table-cell table:style-name="Table1.B3" office:value-type="string">
            <text:p text:style-name="P32"><text:span text:style-name="T8">715</text:span><text:span text:style-name="T77">2</text:span></text:p>
          </table:table-cell>
          <table:table-cell table:style-name="Table1.E3" office:value-type="string">
            <text:p text:style-name="P32"><text:span text:style-name="T8">-76,17</text:span></text:p>
          </table:table-cell>
        </table:table-row>
        <table:table-row table:style-name="Table1.2">
          <table:table-cell table:style-name="Table1.A3" office:value-type="string">
            <text:p text:style-name="Standard"><text:span text:style-name="T59">Kunnskapsdepartementet</text:span></text:p>
          </table:table-cell>
          <table:table-cell table:style-name="Table1.B3" office:value-type="string">
            <text:p text:style-name="P32"><text:span text:style-name="T8">308 463</text:span></text:p>
          </table:table-cell>
          <table:table-cell table:style-name="Table1.B3" office:value-type="string">
            <text:p text:style-name="P32"><text:span text:style-name="T8">311 323</text:span></text:p>
          </table:table-cell>
          <table:table-cell table:style-name="Table1.B3" office:value-type="string">
            <text:p text:style-name="P32"><text:span text:style-name="T8">334 112</text:span></text:p>
          </table:table-cell>
          <table:table-cell table:style-name="Table1.E4" office:value-type="string">
            <text:p text:style-name="P32"><text:span text:style-name="T8">7,32</text:span></text:p>
          </table:table-cell>
        </table:table-row>
        <table:table-row table:style-name="Table1.2">
          <table:table-cell table:style-name="Table1.A3" office:value-type="string">
            <text:p text:style-name="Standard"><text:span text:style-name="T59">Kulturdepartementet</text:span></text:p>
          </table:table-cell>
          <table:table-cell table:style-name="Table1.B3" office:value-type="string">
            <text:p text:style-name="P32"><text:span text:style-name="T8">109 572</text:span></text:p>
          </table:table-cell>
          <table:table-cell table:style-name="Table1.B3" office:value-type="string">
            <text:p text:style-name="P32"><text:span text:style-name="T8">111 488</text:span></text:p>
          </table:table-cell>
          <table:table-cell table:style-name="Table1.B3" office:value-type="string">
            <text:p text:style-name="P32"><text:span text:style-name="T8">113 940</text:span></text:p>
          </table:table-cell>
          <table:table-cell table:style-name="Table1.E5" office:value-type="string">
            <text:p text:style-name="P32"><text:span text:style-name="T8">2,20</text:span></text:p>
          </table:table-cell>
        </table:table-row>
        <table:table-row table:style-name="Table1.2">
          <table:table-cell table:style-name="Table1.A3" office:value-type="string">
            <text:p text:style-name="Standard"><text:span text:style-name="T62">Justis- og beredskapsdepartementet</text:span></text:p>
          </table:table-cell>
          <table:table-cell table:style-name="Table1.B3" office:value-type="string">
            <text:p text:style-name="P32"><text:span text:style-name="T10">22 200</text:span></text:p>
          </table:table-cell>
          <table:table-cell table:style-name="Table1.B3" office:value-type="string">
            <text:p text:style-name="P32"><text:span text:style-name="T8">22 000</text:span></text:p>
          </table:table-cell>
          <table:table-cell table:style-name="Table1.B3" office:value-type="string">
            <text:p text:style-name="P32"><text:span text:style-name="T8">400</text:span><text:span text:style-name="T77">3</text:span></text:p>
          </table:table-cell>
          <table:table-cell table:style-name="Table1.E6" office:value-type="string">
            <text:p text:style-name="P32"><text:span text:style-name="T8">-98,18</text:span></text:p>
          </table:table-cell>
        </table:table-row>
        <table:table-row table:style-name="Table1.2">
          <table:table-cell table:style-name="Table1.A3" office:value-type="string">
            <text:p text:style-name="Standard"><text:span text:style-name="T59">Helse- og omsorgsdepartementet</text:span></text:p>
          </table:table-cell>
          <table:table-cell table:style-name="Table1.B3" office:value-type="string">
            <text:p text:style-name="P32"><text:span text:style-name="T8">12 588</text:span></text:p>
          </table:table-cell>
          <table:table-cell table:style-name="Table1.B3" office:value-type="string">
            <text:p text:style-name="P32"><text:span text:style-name="T8">11 706</text:span></text:p>
          </table:table-cell>
          <table:table-cell table:style-name="Table1.B3" office:value-type="string">
            <text:p text:style-name="P32"><text:span text:style-name="T8">11 764</text:span></text:p>
          </table:table-cell>
          <table:table-cell table:style-name="Table1.E7" office:value-type="string">
            <text:p text:style-name="P32"><text:span text:style-name="T8">0,50</text:span></text:p>
          </table:table-cell>
        </table:table-row>
        <table:table-row table:style-name="Table1.2">
          <table:table-cell table:style-name="Table1.A3" office:value-type="string">
            <text:p text:style-name="Standard"><text:span text:style-name="T8">Barne- og likestillingsdepartementet</text:span></text:p>
          </table:table-cell>
          <table:table-cell table:style-name="Table1.B3" office:value-type="string">
            <text:p text:style-name="P32"><text:span text:style-name="T8"><text:s text:c="6"/>1 000 <text:s text:c="34"/></text:span></text:p>
          </table:table-cell>
          <table:table-cell table:style-name="Table1.B3" office:value-type="string">
            <text:p text:style-name="P32"><text:span text:style-name="T8">1 000</text:span></text:p>
          </table:table-cell>
          <table:table-cell table:style-name="Table1.B3" office:value-type="string">
            <text:p text:style-name="P32"><text:span text:style-name="T8">1 000</text:span></text:p>
          </table:table-cell>
          <table:table-cell table:style-name="Table1.E8" office:value-type="string">
            <text:p text:style-name="P32"><text:span text:style-name="T8">0,00</text:span></text:p>
          </table:table-cell>
        </table:table-row>
        <table:table-row table:style-name="Table1.2">
          <table:table-cell table:style-name="Table1.A3" office:value-type="string">
            <text:p text:style-name="Standard"><text:span text:style-name="T59">Landbruks- og matdepartementet</text:span></text:p>
          </table:table-cell>
          <table:table-cell table:style-name="Table1.B3" office:value-type="string">
            <text:p text:style-name="P32"><text:span text:style-name="T11">124 659</text:span></text:p>
          </table:table-cell>
          <table:table-cell table:style-name="Table1.B3" office:value-type="string">
            <text:p text:style-name="P32"><text:span text:style-name="T11">127 994</text:span></text:p>
          </table:table-cell>
          <table:table-cell table:style-name="Table1.B3" office:value-type="string">
            <text:p text:style-name="P32"><text:span text:style-name="T11">121 809</text:span></text:p>
          </table:table-cell>
          <table:table-cell table:style-name="Table1.E9" office:value-type="string">
            <text:p text:style-name="P32"><text:span text:style-name="T8">-4,83</text:span></text:p>
          </table:table-cell>
        </table:table-row>
        <table:table-row table:style-name="Table1.10">
          <table:table-cell table:style-name="Table1.A3" office:value-type="string">
            <text:p text:style-name="Standard"><text:span text:style-name="T8">Klima- og miljødepartementet</text:span></text:p>
          </table:table-cell>
          <table:table-cell table:style-name="Table1.B10" office:value-type="string">
            <text:p text:style-name="P32"><text:span text:style-name="T8">9 596 </text:span></text:p>
          </table:table-cell>
          <table:table-cell table:style-name="Table1.C10" office:value-type="string">
            <text:p text:style-name="P32"><text:span text:style-name="T8">9 674</text:span></text:p>
          </table:table-cell>
          <table:table-cell table:style-name="Table1.D10" office:value-type="string">
            <text:p text:style-name="P32"><text:span text:style-name="T8">10 371</text:span></text:p>
          </table:table-cell>
          <table:table-cell table:style-name="Table1.E10" office:value-type="string">
            <text:p text:style-name="P32"><text:span text:style-name="T8">7,20</text:span></text:p>
          </table:table-cell>
        </table:table-row>
        <table:table-row table:style-name="Table1.10">
          <table:table-cell table:style-name="Table1.A3" office:value-type="string">
            <text:p text:style-name="Standard"><text:span text:style-name="T59">Olje- og energidepartementet</text:span></text:p>
          </table:table-cell>
          <table:table-cell table:style-name="Table1.B3" office:value-type="string">
            <text:p text:style-name="P32"><text:span text:style-name="T8">1 000</text:span></text:p>
          </table:table-cell>
          <table:table-cell table:style-name="Table1.B3" office:value-type="string">
            <text:p text:style-name="P32"><text:span text:style-name="T8">500</text:span></text:p>
          </table:table-cell>
          <table:table-cell table:style-name="Table1.B3" office:value-type="string">
            <text:p text:style-name="P32"><text:span text:style-name="T8">0</text:span><text:span text:style-name="T77">4</text:span></text:p>
          </table:table-cell>
          <table:table-cell table:style-name="Table1.E11" office:value-type="string">
            <text:p text:style-name="P32"><text:span text:style-name="T8">-100,00</text:span></text:p>
          </table:table-cell>
        </table:table-row>
        <table:table-row table:style-name="Table1.2">
          <table:table-cell table:style-name="Table1.A2" office:value-type="string">
            <text:p text:style-name="Standard"><text:span text:style-name="T12">Samlet bevilgning</text:span></text:p>
          </table:table-cell>
          <table:table-cell table:style-name="Table1.A1" office:value-type="string">
            <text:p text:style-name="P32"><text:span text:style-name="T8">903 695</text:span></text:p>
          </table:table-cell>
          <table:table-cell table:style-name="Table1.A1" office:value-type="string">
            <text:p text:style-name="P32"><text:span text:style-name="T8">912 790</text:span></text:p>
          </table:table-cell>
          <table:table-cell table:style-name="Table1.A1" office:value-type="string">
            <text:p text:style-name="P32"><text:span text:style-name="T8">950 076</text:span></text:p>
          </table:table-cell>
          <table:table-cell table:style-name="Table1.E12" office:value-type="string">
            <text:p text:style-name="P32"><text:span text:style-name="T8">4,08</text:span></text:p>
          </table:table-cell>
        </table:table-row>
        <table:table-row table:style-name="Table1.2">
          <table:table-cell table:style-name="Table1.A13" office:value-type="string">
            <text:p text:style-name="Standard"><text:span text:style-name="T8">Samefolkets fond</text:span></text:p>
          </table:table-cell>
          <table:table-cell table:style-name="Table1.B13" office:value-type="string">
            <text:p text:style-name="P32"><text:span text:style-name="T8">5 195</text:span></text:p>
          </table:table-cell>
          <table:table-cell table:style-name="Table1.B13" office:value-type="string">
            <text:p text:style-name="P32"><text:span text:style-name="T8">5 345</text:span></text:p>
          </table:table-cell>
          <table:table-cell table:style-name="Table1.B13" office:value-type="string">
            <text:p text:style-name="P32"><text:span text:style-name="T8">5 420</text:span></text:p>
          </table:table-cell>
          <table:table-cell table:style-name="Table1.E13" office:value-type="string">
            <text:p text:style-name="P32"><text:span text:style-name="T8">1,4</text:span></text:p>
          </table:table-cell>
        </table:table-row>
        <table:table-row table:style-name="Table1.2">
          <table:table-cell table:style-name="Table1.A13" office:value-type="string">
            <text:p text:style-name="Standard"><text:span text:style-name="T12">Sum</text:span></text:p>
          </table:table-cell>
          <table:table-cell table:style-name="Table1.B13" office:value-type="string">
            <text:p text:style-name="P32"><text:span text:style-name="T8">908 890</text:span></text:p>
          </table:table-cell>
          <table:table-cell table:style-name="Table1.B13" office:value-type="string">
            <text:p text:style-name="P32"><text:span text:style-name="T8">918 135</text:span></text:p>
          </table:table-cell>
          <table:table-cell table:style-name="Table1.B13" office:value-type="string">
            <text:p text:style-name="P32"><text:span text:style-name="T8">955 496</text:span></text:p>
          </table:table-cell>
          <table:table-cell table:style-name="Table1.E14" office:value-type="string">
            <text:p text:style-name="P32"><text:span text:style-name="T8">4,07</text:span></text:p>
          </table:table-cell>
        </table:table-row>
      </table:table>
      <text:p text:style-name="Standard"><text:span text:style-name="T78">1 </text:span><text:span text:style-name="T15">Det vil fra 2017 bli rammeoverført ca. 26 mill. kroner fra kap. Landbruks- og matdepartementets kap. 1142 til Kommunal- og moderniseringsdepartementets kap. 525. Tildelingen skal finansiere de fem nordligste fylkesmenns oppgaver som regional reindriftsmyndighet.</text:span></text:p>
      <text:p text:style-name="Standard"><text:span text:style-name="T78">2 </text:span><text:span text:style-name="T14">Spørsmål om støtte til Gáldu i 2017 avventer avklaring når det gjelder integrering i Nasjonal institusjon for menneskerettigheter.</text:span></text:p>
      <text:p text:style-name="Standard"><text:span text:style-name="T77">3 </text:span><text:span text:style-name="T15">Tildelingen til Finnmarkskommisjonen, Utmarksdomstolen for Finnmark og Indre Finnmark tingrett i 2017 avklares senere. <text:s/></text:span></text:p>
      <text:p text:style-name="Standard"><text:span text:style-name="T77">4 </text:span><text:span text:style-name="T14">Olje- og energidepartementet har gitt en treårig støtte til Sametinget fra 2014, for å gjøre Sametinget bedre rustet til å møte utfordringene med å behandle en økning av energisaker, som følge av utbygging av kraftledningsnett og nye kraftsøknader. Støtten ble avviklet i 2016 fordi det er ventet at omfanget av krevende energisaker vil reduseres kraftig.</text:span></text:p>
      <text:p text:style-name="P33"/>
      <text:p text:style-name="Standard"><text:span text:style-name="T3">Det er gitt e</text:span><text:span text:style-name="T1">n nærmere presisering av summene som er oppgitt i tabellen under omtalene fra hvert departement i denne publikasjonen. Det </text:span><text:span text:style-name="T3">blir</text:span><text:span text:style-name="T1"> også</text:span><text:span text:style-name="T3"> gitt</text:span><text:span text:style-name="T1"> tilskudd til samiske formål over tilskuddsposter hvor tilskuddsfordelingen vil skje på et senere tidspunkt. Disse tilskuddene inngår ikke i summene i tabellen, men er beskrevet i de departementsvise omtalene. </text:span></text:p>
      <text:h text:style-name="P11" text:outline-level="1"/>
      <text:p text:style-name="Standard"><text:soft-page-break/></text:p>
      <text:p text:style-name="Standard"/>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h text:style-name="P12" text:outline-level="1"><text:bookmark-start text:name="_Toc430855546"/></text:h>
      <text:p text:style-name="P18"/>
      <text:h text:style-name="P13" text:outline-level="1"><text:bookmark-start text:name="_Toc463264600"/><text:span text:style-name="T56">Sametinget</text:span><text:bookmark-end text:name="_Toc463264600"/><text:bookmark-end text:name="_Toc430855546"/></text:h>
      <text:p text:style-name="P34"/>
      <text:p text:style-name="Standard"><text:span text:style-name="T63">Sametinget vil ifølge budsjettforslaget forvalte omlag 461,4 mill.</text:span><text:span text:style-name="T64"> </text:span><text:span text:style-name="T63">kroner </text:span><text:span text:style-name="T1">(inklusive Samefolkets fond)</text:span><text:span text:style-name="T63"> i 2017. Dette er en økning på cirka 25,5 mill. kroner fra 2016. Sametingets første hele driftsår var 1990, da hadde Sametinget et budsjett på 31,7 mill. kroner. Det har vært en positiv utvikling av Sametingets budsjett gjennom mange år. Utviklingen er i tråd med myndig­hetenes mål­setting om at Sametinget skal ha større innflytelse og myndighet i saker som er av spesiell interesse for den samiske befolkningen.</text:span></text:p>
      <text:p text:style-name="P15"/>
      <text:p text:style-name="Standard"><text:span text:style-name="T17">Oversikt over bevilgninger til Sametinget</text:span></text:p>
      <text:p text:style-name="Standard"><text:span text:style-name="T1"><text:tab/><text:tab/><text:tab/><text:tab/><text:tab/><text:tab/><text:tab/><text:tab/><text:tab/><text:tab/><text:tab/></text:span><text:span text:style-name="T8"> <text:s/>(i 1000 kroner)</text:span></text:p>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Standard"><text:span text:style-name="T8"> </text:span></text:p>
          </table:table-cell>
          <table:table-cell table:style-name="Table2.A1" office:value-type="string">
            <text:p text:style-name="P32"><text:span text:style-name="T8">Regnskap </text:span></text:p>
            <text:p text:style-name="P32"><text:span text:style-name="T8">2015</text:span></text:p>
          </table:table-cell>
          <table:table-cell table:style-name="Table2.A1" office:value-type="string">
            <text:p text:style-name="P32"><text:span text:style-name="T59">Saldert budsjett 2016</text:span></text:p>
          </table:table-cell>
          <table:table-cell table:style-name="Table2.A1" office:value-type="string">
            <text:p text:style-name="P32"><text:span text:style-name="T8">Forslag 2017</text:span></text:p>
          </table:table-cell>
          <table:table-cell table:style-name="Table2.A1" office:value-type="string">
            <text:p text:style-name="P32"><text:span text:style-name="T8">Pst. endring 201</text:span><text:span text:style-name="T10">6</text:span><text:span text:style-name="T8">-2017</text:span></text:p>
          </table:table-cell>
        </table:table-row>
        <table:table-row table:style-name="Table2.2">
          <table:table-cell table:style-name="Table2.A2" office:value-type="string">
            <text:p text:style-name="Standard"><text:span text:style-name="T59">Kommunal- og moderniseringsdepartementet</text:span></text:p>
          </table:table-cell>
          <table:table-cell table:style-name="Table2.B2" office:value-type="string">
            <text:p text:style-name="P32"><text:span text:style-name="T8">277 634</text:span></text:p>
          </table:table-cell>
          <table:table-cell table:style-name="Table2.B2" office:value-type="string">
            <text:p text:style-name="P32"><text:span text:style-name="T8">279 679</text:span></text:p>
          </table:table-cell>
          <table:table-cell table:style-name="Table2.B2" office:value-type="string">
            <text:p text:style-name="P32"><text:span text:style-name="T8">301 897</text:span><text:span text:style-name="T77">1</text:span></text:p>
          </table:table-cell>
          <table:table-cell table:style-name="Table2.B2" office:value-type="string">
            <text:p text:style-name="P32"><text:span text:style-name="T8">7,94</text:span></text:p>
          </table:table-cell>
        </table:table-row>
        <table:table-row table:style-name="Table2.2">
          <table:table-cell table:style-name="Table2.A2" office:value-type="string">
            <text:p text:style-name="Standard"><text:span text:style-name="T8">Utenriksdepartementet</text:span></text:p>
          </table:table-cell>
          <table:table-cell table:style-name="Table2.B2" office:value-type="string">
            <text:p text:style-name="P32"><text:span text:style-name="T8">715</text:span></text:p>
          </table:table-cell>
          <table:table-cell table:style-name="Table2.B2" office:value-type="string">
            <text:p text:style-name="P32"><text:span text:style-name="T8">715</text:span></text:p>
          </table:table-cell>
          <table:table-cell table:style-name="Table2.B2" office:value-type="string">
            <text:p text:style-name="P32"><text:span text:style-name="T8">715</text:span></text:p>
          </table:table-cell>
          <table:table-cell table:style-name="Table2.B2" office:value-type="string">
            <text:p text:style-name="P32"><text:span text:style-name="T8">0,00</text:span></text:p>
          </table:table-cell>
        </table:table-row>
        <table:table-row table:style-name="Table2.2">
          <table:table-cell table:style-name="Table2.A2" office:value-type="string">
            <text:p text:style-name="Standard"><text:span text:style-name="T59">Kunnskapsdepartementet</text:span></text:p>
          </table:table-cell>
          <table:table-cell table:style-name="Table2.B2" office:value-type="string">
            <text:p text:style-name="P32"><text:span text:style-name="T8">55 491</text:span></text:p>
          </table:table-cell>
          <table:table-cell table:style-name="Table2.B2" office:value-type="string">
            <text:p text:style-name="P32"><text:span text:style-name="T8">57 161</text:span></text:p>
          </table:table-cell>
          <table:table-cell table:style-name="Table2.B2" office:value-type="string">
            <text:p text:style-name="P32"><text:span text:style-name="T8">59 157</text:span></text:p>
          </table:table-cell>
          <table:table-cell table:style-name="Table2.B2" office:value-type="string">
            <text:p text:style-name="P32"><text:span text:style-name="T8">3,49</text:span></text:p>
          </table:table-cell>
        </table:table-row>
        <table:table-row table:style-name="Table2.5">
          <table:table-cell table:style-name="Table2.A2" office:value-type="string">
            <text:p text:style-name="Standard"><text:span text:style-name="T59">Kulturdepartementet</text:span></text:p>
          </table:table-cell>
          <table:table-cell table:style-name="Table2.B2" office:value-type="string">
            <text:p text:style-name="P32"><text:span text:style-name="T8">78 986</text:span></text:p>
          </table:table-cell>
          <table:table-cell table:style-name="Table2.B2" office:value-type="string">
            <text:p text:style-name="P32"><text:span text:style-name="T8">80 487</text:span></text:p>
          </table:table-cell>
          <table:table-cell table:style-name="Table2.B2" office:value-type="string">
            <text:p text:style-name="P32"><text:span text:style-name="T8">81 900</text:span></text:p>
          </table:table-cell>
          <table:table-cell table:style-name="Table2.B2" office:value-type="string">
            <text:p text:style-name="P32"><text:span text:style-name="T8">1,76</text:span></text:p>
          </table:table-cell>
        </table:table-row>
        <table:table-row table:style-name="Table2.2">
          <table:table-cell table:style-name="Table2.A2" office:value-type="string">
            <text:p text:style-name="Standard"><text:span text:style-name="T59">Helse- og omsorgsdepartementet</text:span></text:p>
          </table:table-cell>
          <table:table-cell table:style-name="Table2.B2" office:value-type="string">
            <text:p text:style-name="P32"><text:span text:style-name="T8">5 388</text:span></text:p>
          </table:table-cell>
          <table:table-cell table:style-name="Table2.B2" office:value-type="string">
            <text:p text:style-name="P32"><text:span text:style-name="T8">5 506</text:span></text:p>
          </table:table-cell>
          <table:table-cell table:style-name="Table2.B2" office:value-type="string">
            <text:p text:style-name="P32"><text:span text:style-name="T8">5 564</text:span></text:p>
          </table:table-cell>
          <table:table-cell table:style-name="Table2.B2" office:value-type="string">
            <text:p text:style-name="P32"><text:span text:style-name="T8">1,05</text:span></text:p>
          </table:table-cell>
        </table:table-row>
        <table:table-row table:style-name="Table2.2">
          <table:table-cell table:style-name="Table2.A2" office:value-type="string">
            <text:p text:style-name="Standard"><text:span text:style-name="T8">Barne- og likestillingsdepartementet</text:span></text:p>
          </table:table-cell>
          <table:table-cell table:style-name="Table2.B2" office:value-type="string">
            <text:p text:style-name="P32"><text:span text:style-name="T8">1 000</text:span></text:p>
          </table:table-cell>
          <table:table-cell table:style-name="Table2.B2" office:value-type="string">
            <text:p text:style-name="P32"><text:span text:style-name="T8">1 000</text:span></text:p>
          </table:table-cell>
          <table:table-cell table:style-name="Table2.B2" office:value-type="string">
            <text:p text:style-name="P32"><text:span text:style-name="T8">1 000</text:span></text:p>
          </table:table-cell>
          <table:table-cell table:style-name="Table2.B2" office:value-type="string">
            <text:p text:style-name="P32"><text:span text:style-name="T8">0,00</text:span></text:p>
          </table:table-cell>
        </table:table-row>
        <table:table-row table:style-name="Table2.2">
          <table:table-cell table:style-name="Table2.A2" office:value-type="string">
            <text:p text:style-name="Standard"><text:span text:style-name="T8">Klima- og miljødepartementet</text:span></text:p>
          </table:table-cell>
          <table:table-cell table:style-name="Table2.B2" office:value-type="string">
            <text:p text:style-name="P32"><text:span text:style-name="T8">5 396</text:span></text:p>
          </table:table-cell>
          <table:table-cell table:style-name="Table2.B2" office:value-type="string">
            <text:p text:style-name="P32"><text:span text:style-name="T8">5 474</text:span></text:p>
          </table:table-cell>
          <table:table-cell table:style-name="Table2.B2" office:value-type="string">
            <text:p text:style-name="P32"><text:span text:style-name="T8"><text:s/>5 751</text:span></text:p>
          </table:table-cell>
          <table:table-cell table:style-name="Table2.B2" office:value-type="string">
            <text:p text:style-name="P32"><text:span text:style-name="T8">5,06</text:span></text:p>
          </table:table-cell>
        </table:table-row>
        <table:table-row table:style-name="Table2.9">
          <table:table-cell table:style-name="Table2.A2" office:value-type="string">
            <text:p text:style-name="Standard"><text:span text:style-name="T59">Olje- og energidepartementet</text:span></text:p>
          </table:table-cell>
          <table:table-cell table:style-name="Table2.B2" office:value-type="string">
            <text:p text:style-name="P32"><text:span text:style-name="T8">1 000</text:span></text:p>
          </table:table-cell>
          <table:table-cell table:style-name="Table2.B2" office:value-type="string">
            <text:p text:style-name="P32"><text:span text:style-name="T8">500</text:span></text:p>
          </table:table-cell>
          <table:table-cell table:style-name="Table2.D9" office:value-type="string">
            <text:p text:style-name="P32"><text:span text:style-name="T8">0</text:span><text:span text:style-name="T77">2</text:span></text:p>
          </table:table-cell>
          <table:table-cell table:style-name="Table2.D9" office:value-type="string">
            <text:p text:style-name="P32"><text:span text:style-name="T8">-100,00</text:span></text:p>
          </table:table-cell>
        </table:table-row>
        <table:table-row table:style-name="Table2.2">
          <table:table-cell table:style-name="Table2.A10" office:value-type="string">
            <text:p text:style-name="Standard"><text:span text:style-name="T12">Samlet bevilgning</text:span></text:p>
          </table:table-cell>
          <table:table-cell table:style-name="Table2.A1" office:value-type="string">
            <text:p text:style-name="P32"><text:span text:style-name="T13">425 610</text:span></text:p>
          </table:table-cell>
          <table:table-cell table:style-name="Table2.A1" office:value-type="string">
            <text:p text:style-name="P32"><text:span text:style-name="T13">430 522</text:span></text:p>
          </table:table-cell>
          <table:table-cell table:style-name="Table2.A1" office:value-type="string">
            <text:p text:style-name="P32"><text:span text:style-name="T13">455 984</text:span></text:p>
          </table:table-cell>
          <table:table-cell table:style-name="Table2.A1" office:value-type="string">
            <text:p text:style-name="P32"><text:span text:style-name="T8">5,91</text:span></text:p>
          </table:table-cell>
        </table:table-row>
        <table:table-row table:style-name="Table2.2">
          <table:table-cell table:style-name="Table2.A11" office:value-type="string">
            <text:p text:style-name="Standard"><text:span text:style-name="T8">Samefolkets fond</text:span></text:p>
          </table:table-cell>
          <table:table-cell table:style-name="Table2.D9" office:value-type="string">
            <text:p text:style-name="P32"><text:span text:style-name="T8">5 195</text:span></text:p>
          </table:table-cell>
          <table:table-cell table:style-name="Table2.B2" office:value-type="string">
            <text:p text:style-name="P32"><text:span text:style-name="T8">5 345</text:span></text:p>
          </table:table-cell>
          <table:table-cell table:style-name="Table2.D9" office:value-type="string">
            <text:p text:style-name="P32"><text:span text:style-name="T8">5 420</text:span></text:p>
          </table:table-cell>
          <table:table-cell table:style-name="Table2.D9" office:value-type="string">
            <text:p text:style-name="P32"><text:span text:style-name="T8">1,4</text:span></text:p>
          </table:table-cell>
        </table:table-row>
        <table:table-row table:style-name="Table2.2">
          <table:table-cell table:style-name="Table2.A12" office:value-type="string">
            <text:p text:style-name="Standard"><text:span text:style-name="T12">Sum</text:span></text:p>
          </table:table-cell>
          <table:table-cell table:style-name="Table2.D9" office:value-type="string">
            <text:p text:style-name="P32"><text:span text:style-name="T8">430 805</text:span></text:p>
          </table:table-cell>
          <table:table-cell table:style-name="Table2.A1" office:value-type="string">
            <text:p text:style-name="P32"><text:span text:style-name="T8">435 867</text:span></text:p>
          </table:table-cell>
          <table:table-cell table:style-name="Table2.D9" office:value-type="string">
            <text:p text:style-name="P32"><text:span text:style-name="T8">461 404</text:span></text:p>
          </table:table-cell>
          <table:table-cell table:style-name="Table2.D9" office:value-type="string">
            <text:p text:style-name="P32"><text:span text:style-name="T8">5,86</text:span></text:p>
          </table:table-cell>
        </table:table-row>
      </table:table>
      <text:p text:style-name="P46"><text:span text:style-name="T77">1</text:span><text:span text:style-name="T75"> </text:span><text:span text:style-name="T15">Beløpet inkluderer 11,2 mill. kroner som kompensasjon for økte utgifter til pensjon som følge av en forenklet modell for premiebetaling til Statens pensjonskasse og 3,2 mill. kroner som skal dekke Sametingets utgifter til gjennomføringen av Sametingsvalget høsten 2017. <text:s text:c="2"/><text:line-break/></text:span><text:span text:style-name="T78">2 <text:s/></text:span><text:span text:style-name="T14">Olje- og energidepartementet har gitt en treårig støtte til Sametinget fra 2014, for å gjøre Sametinget bedre rustet til å møte utfordringene med å behandle en økning av energisaker, som følge av utbygging av kraftledningsnett og nye kraftsøknader. Støtten ble avviklet i 2016 fordi det er ventet at omfanget av krevende energisaker vil reduseres kraftig.</text:span></text:p>
      <text:p text:style-name="P46"><text:span text:style-name="T1">Sametinget har unntak fra bruttobudsjetteringsprinsippet og får hele sin bevilgning fra departementene. Med forbehold om budsjettvedtak i Stortinget fordeler Sametinget bevilgningene fra de ulike departe­mentene i årets siste plenumsmøte. Sametinget fordeler bevilgningene etter egne prio­riteringer, men i tråd med Stortingets budsjettvedtak.</text:span></text:p>
      <text:p text:style-name="P46"><text:span text:style-name="T1">Rammene for Sametingets økonomiforvaltning fastsettes av Kommunal- og moderniseringsdepartementet i hovedinstruks for økonomiforvaltningen i Sametinget. Hovedinstruksen gjelder også for bevilgninger over andre departementers budsjett og for eventuelle andre inntekter Sametinget har. Instruksen er fastsatt med hjemmel i sameloven </text:span><text:span text:style-name="T3">§</text:span><text:span text:style-name="T1"> 2-1, tredje ledd. I hoved­instruksen har departementet fastsatt at økonomireglementet og bestemmelser om økonomistyring i staten også gjelder for Sametinget. Departementet forutsetter imidlertid at regelverket anvendes på en måte som ivaretar Sametingets utøvelse av skjønn, i egenskap av å være et folkevalgt organ.</text:span></text:p>
      <text:p text:style-name="P79">Sametinget er tillagt forvaltningsansvar for en rekke administrative forhold, slik som sametingsvalget, fordeling av økonomiske tilskudd, fastsetting av nærmere bestemte deler av skolens lære­planer, forvaltning av samiske kulturminner etter kulturminneloven og tilhø­rende forskrifter, og oppnevning av representanter til ulike offentlige organer. Sametinget ut­øver dessuten myndighet og innflytelse gjennom deltakelse og repre­sentasjon i en rekke ut­valg, styrer og råd. </text:p>
      <text:p text:style-name="P47"><text:span text:style-name="T1">For mer om Sametingets virksomhet se </text:span><text:a xlink:type="simple" xlink:href="http://www.samediggi.no/" text:style-name="Internet_20_link" text:visited-style-name="Visited_20_Internet_20_Link"><text:span text:style-name="T1">www.samediggi.no</text:span></text:a><text:span text:style-name="T1">.</text:span></text:p>
      <text:p text:style-name="P24"/>
      <text:p text:style-name="P18"><text:bookmark-start text:name="_Toc430855547"/><text:soft-page-break/></text:p>
      <text:h text:style-name="P10" text:outline-level="1"><text:bookmark-start text:name="_Toc463264601"/><text:span text:style-name="T56">Kommunal- og moderniseringsdepartementet (KMD)</text:span><text:bookmark-end text:name="_Toc463264601"/><text:bookmark-end text:name="_Toc430855547"/></text:h>
      <text:p text:style-name="P50"><text:span text:style-name="T7">(i 1000 kr)</text:span></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column table:style-name="Table3.H"/>
        <table:table-row table:style-name="Table3.1">
          <table:table-cell table:style-name="Table3.A1" office:value-type="string">
            <text:p text:style-name="P67"/>
            <text:p text:style-name="P67"/>
            <text:p text:style-name="P74"><text:span text:style-name="T22">Kap.</text:span></text:p>
          </table:table-cell>
          <table:table-cell table:style-name="Table3.A1" office:value-type="string">
            <text:p text:style-name="P66"/>
            <text:p text:style-name="P66"/>
            <text:p text:style-name="Tabelltekst"><text:span text:style-name="T22">Post</text:span></text:p>
          </table:table-cell>
          <table:table-cell table:style-name="Table3.A1" table:number-columns-spanned="3" office:value-type="string">
            <text:p text:style-name="P67"/>
            <text:p text:style-name="P67"/>
            <text:p text:style-name="P74"><text:span text:style-name="T22">Benevnelse</text:span></text:p>
          </table:table-cell>
          <table:covered-table-cell/>
          <table:covered-table-cell/>
          <table:table-cell table:style-name="Table3.A1" office:value-type="string">
            <text:p text:style-name="P68"/>
            <text:p text:style-name="P75"><text:span text:style-name="T22">Regnskap</text:span></text:p>
            <text:p text:style-name="P75"><text:span text:style-name="T22">2015</text:span></text:p>
          </table:table-cell>
          <table:table-cell table:style-name="Table3.A1" office:value-type="string">
            <text:p text:style-name="P75"><text:span text:style-name="T22">Saldert</text:span></text:p>
            <text:p text:style-name="P75"><text:span text:style-name="T22">budsjett</text:span></text:p>
            <text:p text:style-name="P75"><text:span text:style-name="T22">2016</text:span></text:p>
          </table:table-cell>
          <table:table-cell table:style-name="Table3.A1" office:value-type="string">
            <text:p text:style-name="P68"/>
            <text:p text:style-name="P75"><text:span text:style-name="T22">Forslag</text:span></text:p>
            <text:p text:style-name="P75"><text:span text:style-name="T22">2017</text:span></text:p>
          </table:table-cell>
        </table:table-row>
        <table:table-row table:style-name="Table3.1">
          <table:table-cell table:style-name="Table3.A2" office:value-type="string">
            <text:p text:style-name="P74"><text:span text:style-name="T22">525</text:span></text:p>
          </table:table-cell>
          <table:table-cell table:style-name="Table3.A2" office:value-type="string">
            <text:p text:style-name="Tabelltekst"><text:span text:style-name="T22">01</text:span></text:p>
          </table:table-cell>
          <table:table-cell table:style-name="Table3.A2" table:number-columns-spanned="3" office:value-type="string">
            <text:p text:style-name="P74"><text:span text:style-name="T22">Fylkesmannsembetene</text:span></text:p>
          </table:table-cell>
          <table:covered-table-cell/>
          <table:covered-table-cell/>
          <table:table-cell table:style-name="Table3.F2" office:value-type="string">
            <text:p text:style-name="P89"><text:span text:style-name="T22">0</text:span></text:p>
          </table:table-cell>
          <table:table-cell table:style-name="Table3.F2" office:value-type="string">
            <text:p text:style-name="P89"><text:span text:style-name="T22">0</text:span></text:p>
          </table:table-cell>
          <table:table-cell table:style-name="Table3.F2" office:value-type="string">
            <text:p text:style-name="P89"><text:span text:style-name="T22">26 022</text:span><text:span text:style-name="T77">1</text:span></text:p>
          </table:table-cell>
        </table:table-row>
        <table:table-row table:style-name="Table3.1">
          <table:table-cell table:style-name="Table3.A2" office:value-type="string">
            <text:p text:style-name="P74"><text:span text:style-name="T22">560</text:span></text:p>
          </table:table-cell>
          <table:table-cell table:style-name="Table3.A2" office:value-type="string">
            <text:p text:style-name="Tabelltekst"><text:span text:style-name="T22">50</text:span></text:p>
          </table:table-cell>
          <table:table-cell table:style-name="Table3.A2" table:number-columns-spanned="3" office:value-type="string">
            <text:p text:style-name="P74"><text:span text:style-name="T22">Sametinget, Sametinget</text:span></text:p>
          </table:table-cell>
          <table:covered-table-cell/>
          <table:covered-table-cell/>
          <table:table-cell table:style-name="Table3.F2" office:value-type="string">
            <text:p text:style-name="P89">277 634</text:p>
          </table:table-cell>
          <table:table-cell table:style-name="Table3.F2" office:value-type="string">
            <text:p text:style-name="P89"><text:span text:style-name="T22">279 679 </text:span></text:p>
          </table:table-cell>
          <table:table-cell table:style-name="Table3.F2" office:value-type="string">
            <text:p text:style-name="P89"><text:span text:style-name="T22">301 897</text:span><text:span text:style-name="T77">2</text:span></text:p>
          </table:table-cell>
        </table:table-row>
        <table:table-row table:style-name="Table3.1">
          <table:table-cell table:style-name="Table3.A2" office:value-type="string">
            <text:p text:style-name="P74"><text:span text:style-name="T22">560</text:span></text:p>
          </table:table-cell>
          <table:table-cell table:style-name="Table3.A2" office:value-type="string">
            <text:p text:style-name="Tabelltekst"><text:span text:style-name="T22">54</text:span></text:p>
          </table:table-cell>
          <table:table-cell table:style-name="Table3.A2" table:number-columns-spanned="3" office:value-type="string">
            <text:p text:style-name="P74"><text:span text:style-name="T22">Sametinget, Samefolkets fond</text:span></text:p>
          </table:table-cell>
          <table:covered-table-cell/>
          <table:covered-table-cell/>
          <table:table-cell table:style-name="Table3.F2" office:value-type="string">
            <text:p text:style-name="P86"><text:span text:style-name="T22">5 195</text:span></text:p>
          </table:table-cell>
          <table:table-cell table:style-name="Table3.F2" office:value-type="string">
            <text:p text:style-name="P86"><text:span text:style-name="T22">5 345</text:span></text:p>
          </table:table-cell>
          <table:table-cell table:style-name="Table3.F2" office:value-type="string">
            <text:p text:style-name="P86"><text:span text:style-name="T22">5 420</text:span></text:p>
          </table:table-cell>
        </table:table-row>
        <table:table-row table:style-name="Table3.1">
          <table:table-cell table:style-name="Table3.A2" office:value-type="string">
            <text:p text:style-name="P74"><text:span text:style-name="T22">561</text:span></text:p>
          </table:table-cell>
          <table:table-cell table:style-name="Table3.A2" office:value-type="string">
            <text:p text:style-name="Tabelltekst"><text:span text:style-name="T22">50</text:span></text:p>
          </table:table-cell>
          <table:table-cell table:style-name="Table3.A2" table:number-columns-spanned="3" office:value-type="string">
            <text:p text:style-name="P74"><text:span text:style-name="T22">Tilskudd til samiske formål, Samisk høgskole</text:span></text:p>
          </table:table-cell>
          <table:covered-table-cell/>
          <table:covered-table-cell/>
          <table:table-cell table:style-name="Table3.A2" office:value-type="string">
            <text:p text:style-name="P75">5<text:span text:style-name="T85"> </text:span>494</text:p>
          </table:table-cell>
          <table:table-cell table:style-name="Table3.F2" office:value-type="string">
            <text:p text:style-name="P89"><text:span text:style-name="T22">5 588</text:span></text:p>
          </table:table-cell>
          <table:table-cell table:style-name="Table3.F2" office:value-type="string">
            <text:p text:style-name="P89"><text:span text:style-name="T22">4 038</text:span></text:p>
          </table:table-cell>
        </table:table-row>
        <table:table-row table:style-name="Table3.1">
          <table:table-cell table:style-name="Table3.A2" office:value-type="string">
            <text:p text:style-name="P74"><text:span text:style-name="T22">561</text:span></text:p>
          </table:table-cell>
          <table:table-cell table:style-name="Table3.A2" office:value-type="string">
            <text:p text:style-name="Tabelltekst"><text:span text:style-name="T22">51</text:span></text:p>
          </table:table-cell>
          <table:table-cell table:style-name="Table3.A2" table:number-columns-spanned="3" office:value-type="string">
            <text:p text:style-name="P74"><text:span text:style-name="T22">Tilskudd til samiske formål, Divvun</text:span></text:p>
          </table:table-cell>
          <table:covered-table-cell/>
          <table:covered-table-cell/>
          <table:table-cell table:style-name="Table3.A2" office:value-type="string">
            <text:p text:style-name="P75">5<text:span text:style-name="T85"> </text:span>794</text:p>
          </table:table-cell>
          <table:table-cell table:style-name="Table3.F2" office:value-type="string">
            <text:p text:style-name="P86"><text:span text:style-name="T22">6 888</text:span></text:p>
          </table:table-cell>
          <table:table-cell table:style-name="Table3.F2" office:value-type="string">
            <text:p text:style-name="P86"><text:span text:style-name="T22">6 949</text:span></text:p>
          </table:table-cell>
        </table:table-row>
        <table:table-row table:style-name="Table3.1">
          <table:table-cell table:style-name="Table3.A2" office:value-type="string">
            <text:p text:style-name="P74"><text:span text:style-name="T22">561</text:span></text:p>
          </table:table-cell>
          <table:table-cell table:style-name="Table3.A2" office:value-type="string">
            <text:p text:style-name="Tabelltekst"><text:span text:style-name="T22">72</text:span></text:p>
          </table:table-cell>
          <table:table-cell table:style-name="Table3.A2" table:number-columns-spanned="3" office:value-type="string">
            <text:p text:style-name="P74"><text:span text:style-name="T22">Samisk språk, informasjon m.m.</text:span><text:span text:style-name="T81"> </text:span></text:p>
          </table:table-cell>
          <table:covered-table-cell/>
          <table:covered-table-cell/>
          <table:table-cell table:style-name="Table3.F2" office:value-type="string">
            <text:p text:style-name="P86">3 900</text:p>
          </table:table-cell>
          <table:table-cell table:style-name="Table3.F2" office:value-type="string">
            <text:p text:style-name="P86"><text:span text:style-name="T22">3 000</text:span></text:p>
          </table:table-cell>
          <table:table-cell table:style-name="Table3.F2" office:value-type="string">
            <text:p text:style-name="P86"><text:span text:style-name="T22">3 084</text:span></text:p>
          </table:table-cell>
        </table:table-row>
        <table:table-row table:style-name="Table3.1">
          <table:table-cell table:style-name="Table3.A2" office:value-type="string">
            <text:p text:style-name="P74"><text:span text:style-name="T22">562</text:span></text:p>
          </table:table-cell>
          <table:table-cell table:style-name="Table3.A2" office:value-type="string">
            <text:p text:style-name="Tabelltekst"><text:span text:style-name="T22">01</text:span></text:p>
          </table:table-cell>
          <table:table-cell table:style-name="Table3.A2" office:value-type="string">
            <text:p text:style-name="Tabelltekst"><text:span text:style-name="T22">Gáldu - Kompetansesenteret for urfolks rettigheter, Driftsutgifter</text:span></text:p>
          </table:table-cell>
          <table:table-cell table:style-name="Table3.F2" table:number-columns-spanned="3" office:value-type="string">
            <text:p text:style-name="P75">3<text:span text:style-name="T85"> </text:span>157</text:p>
          </table:table-cell>
          <table:covered-table-cell/>
          <table:covered-table-cell/>
          <table:table-cell table:style-name="Table3.F2" office:value-type="string">
            <text:p text:style-name="P75">3<text:span text:style-name="T85"> </text:span>158<text:span text:style-name="T82">3</text:span></text:p>
          </table:table-cell>
          <table:table-cell table:style-name="Table3.F2" office:value-type="string">
            <text:p text:style-name="P75"><text:span text:style-name="T87">0</text:span><text:span text:style-name="T93">4</text:span></text:p>
          </table:table-cell>
        </table:table-row>
        <table:table-row table:style-name="Table3.1">
          <table:table-cell table:style-name="Table3.A2" office:value-type="string">
            <text:p text:style-name="P74"><text:span text:style-name="T22">562</text:span></text:p>
          </table:table-cell>
          <table:table-cell table:style-name="Table3.A2" office:value-type="string">
            <text:p text:style-name="Tabelltekst"><text:span text:style-name="T22">21</text:span></text:p>
          </table:table-cell>
          <table:table-cell table:style-name="Table3.A2" office:value-type="string">
            <text:p text:style-name="Tabelltekst"><text:span text:style-name="T22">Gáldu - Kompetansesenteret for urfolks rettigheter, Spesielle driftsutgifter, </text:span><text:span text:style-name="T25">kan overføres</text:span></text:p>
          </table:table-cell>
          <table:table-cell table:style-name="Table3.F2" table:number-columns-spanned="3" office:value-type="string">
            <text:p text:style-name="P75">2<text:span text:style-name="T85"> </text:span>261</text:p>
          </table:table-cell>
          <table:covered-table-cell/>
          <table:covered-table-cell/>
          <table:table-cell table:style-name="Table3.F2" office:value-type="string">
            <text:p text:style-name="P75">2<text:span text:style-name="T85"> </text:span>042</text:p>
          </table:table-cell>
          <table:table-cell table:style-name="Table3.F2" office:value-type="string">
            <text:p text:style-name="P75"><text:span text:style-name="T87">0</text:span><text:span text:style-name="T93">4</text:span></text:p>
          </table:table-cell>
        </table:table-row>
        <table:table-row table:style-name="Table3.1">
          <table:table-cell table:style-name="Table3.A2" office:value-type="string">
            <text:p text:style-name="P74"><text:span text:style-name="T22">563</text:span></text:p>
          </table:table-cell>
          <table:table-cell table:style-name="Table3.A2" office:value-type="string">
            <text:p text:style-name="Tabelltekst"><text:span text:style-name="T22">01</text:span></text:p>
          </table:table-cell>
          <table:table-cell table:style-name="Table3.A2" table:number-columns-spanned="2" office:value-type="string">
            <text:p text:style-name="P74"><text:span text:style-name="T22">Internasjonalt reindriftssenter, Driftsutgifter</text:span></text:p>
          </table:table-cell>
          <table:covered-table-cell/>
          <table:table-cell table:style-name="Table3.F2" table:number-columns-spanned="2" office:value-type="string">
            <text:p text:style-name="P75">5<text:span text:style-name="T85"> </text:span>188<text:span text:style-name="T82">5</text:span></text:p>
          </table:table-cell>
          <table:covered-table-cell/>
          <table:table-cell table:style-name="Table3.A2" office:value-type="string">
            <text:p text:style-name="P75"><text:span text:style-name="T87">5 854</text:span></text:p>
          </table:table-cell>
          <table:table-cell table:style-name="Table3.A2" office:value-type="string">
            <text:p text:style-name="P75"><text:span text:style-name="T87">5 946</text:span></text:p>
          </table:table-cell>
        </table:table-row>
        <table:table-row table:style-name="Table3.1">
          <table:table-cell table:style-name="Table3.A2" office:value-type="string">
            <text:p text:style-name="P74"><text:span text:style-name="T22">563</text:span></text:p>
          </table:table-cell>
          <table:table-cell table:style-name="Table3.A2" office:value-type="string">
            <text:p text:style-name="Tabelltekst"><text:span text:style-name="T22">21</text:span></text:p>
          </table:table-cell>
          <table:table-cell table:style-name="Table3.A2" table:number-columns-spanned="2" office:value-type="string">
            <text:p text:style-name="P74"><text:span text:style-name="T22">Internasjonalt reindriftssenter, Spesielle driftsutgifter, </text:span><text:span text:style-name="T25">kan overføres</text:span></text:p>
          </table:table-cell>
          <table:covered-table-cell/>
          <table:table-cell table:style-name="Table3.F2" table:number-columns-spanned="2" office:value-type="string">
            <text:p text:style-name="P75">2<text:span text:style-name="T85"> </text:span>529</text:p>
          </table:table-cell>
          <table:covered-table-cell/>
          <table:table-cell table:style-name="Table3.A2" office:value-type="string">
            <text:p text:style-name="P75"><text:span text:style-name="T87">2 551</text:span></text:p>
          </table:table-cell>
          <table:table-cell table:style-name="Table3.A2" office:value-type="string">
            <text:p text:style-name="P75"><text:span text:style-name="T87">2 609</text:span></text:p>
          </table:table-cell>
        </table:table-row>
        <table:table-row table:style-name="Table3.1">
          <table:table-cell table:style-name="Table3.A1" office:value-type="string">
            <text:p text:style-name="P69"/>
          </table:table-cell>
          <table:table-cell table:style-name="Table3.A1" office:value-type="string">
            <text:p text:style-name="P69"/>
          </table:table-cell>
          <table:table-cell table:style-name="Table3.A1" table:number-columns-spanned="2" office:value-type="string">
            <text:p text:style-name="P74"><text:span text:style-name="T22">Sum</text:span></text:p>
          </table:table-cell>
          <table:covered-table-cell/>
          <table:table-cell table:style-name="Table3.A1" table:number-columns-spanned="2" office:value-type="string">
            <text:p text:style-name="P75"><text:span text:style-name="T65"><text:s text:c="2"/>311 152</text:span></text:p>
          </table:table-cell>
          <table:covered-table-cell/>
          <table:table-cell table:style-name="Table3.A1" office:value-type="string">
            <text:p text:style-name="P75"><text:span text:style-name="T65">314 105</text:span></text:p>
          </table:table-cell>
          <table:table-cell table:style-name="Table3.A1" office:value-type="string">
            <text:p text:style-name="P75"><text:span text:style-name="T65">355 965</text:span></text:p>
          </table:table-cell>
        </table:table-row>
      </table:table>
      <text:p text:style-name="Standard"><text:span text:style-name="Footnote_20_Symbol"><text:span text:style-name="T14">1</text:span></text:span><text:span text:style-name="T15">Det vil fra 2017 bli rammeoverført ca. 26 mill. kroner fra kap. Landbruks- og matdepartementets kap. 1142 til Kommunal- og moderniseringsdepartementets kap. 525. Tildelingen skal finansiere de fem nordligste fylkesmenns oppgaver som regional reindriftsmyndighet.</text:span></text:p>
      <text:p text:style-name="Standard"><text:span text:style-name="T78">2 </text:span><text:span text:style-name="T15">Beløpet inkluderer 11,2 mill. kroner som kompensasjon for økte utgifter til pensjon som følge av en forenklet modell for premiebetaling til Statens pensjonskasse (SPK) og 3,2 mill. kroner som skal dekke Sametingets utgifter til gjennomføringen av Sametingsvalget høsten 2017. <text:s text:c="2"/></text:span></text:p>
      <text:p text:style-name="Standard"><text:span text:style-name="Footnote_20_Symbol"><text:span text:style-name="T14">3</text:span></text:span><text:span text:style-name="T14"> I tillegg ble det gitt tilskudd til Gáldus virksomhet over Uten­riksdepartementets budsjett.</text:span></text:p>
      <text:p text:style-name="Standard"><text:span text:style-name="T78">4 <text:s/></text:span><text:span text:style-name="T15">I forbindelse med forslaget om å integrere Gáldu i Nasjonal institusjon for menneskeretigheter (NIM) fra 1. januar 2017, er det foreslått å overføre bevilgningen på kap. 562, post 01 på 3,2 mill. kroner </text:span><text:span text:style-name="T67">og post 21 på vel 2 mill. kroner </text:span><text:span text:style-name="T15">til Finansdepartementets kap. 45 Nasjonal institusjon for menneskerettigheter, post 01 Driftsutgifter.</text:span></text:p>
      <text:p text:style-name="Standard"><text:span text:style-name="Footnote_20_Symbol"><text:span text:style-name="T15">5</text:span></text:span><text:span text:style-name="Footnote_20_Symbol"><text:span text:style-name="T14"> </text:span></text:span><text:span text:style-name="T14">Regnskapstallet inkluderer ekstern finansiering av prosjekter i regi av Internasjonalt reindriftssenter.</text:span></text:p>
      <text:p text:style-name="P51"><text:span text:style-name="T1">I tillegg blir det bevilget midler til samiske formål over følgende budsjettkapitler og poster:</text:span></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74"><text:span text:style-name="T1">Kap.</text:span></text:p>
          </table:table-cell>
          <table:table-cell table:style-name="Table4.A1" office:value-type="string">
            <text:p text:style-name="P74"><text:span text:style-name="T1">Post</text:span></text:p>
          </table:table-cell>
          <table:table-cell table:style-name="Table4.A1" office:value-type="string">
            <text:p text:style-name="P74"><text:span text:style-name="T1">Benevnelse</text:span></text:p>
          </table:table-cell>
        </table:table-row>
        <table:table-row table:style-name="Table4.1">
          <table:table-cell table:style-name="Table4.A2" office:value-type="string">
            <text:p text:style-name="P74"><text:span text:style-name="T1">500</text:span></text:p>
          </table:table-cell>
          <table:table-cell table:style-name="Table4.A2" office:value-type="string">
            <text:p text:style-name="P74"><text:span text:style-name="T1">50</text:span></text:p>
          </table:table-cell>
          <table:table-cell table:style-name="Table4.A2" office:value-type="string">
            <text:p text:style-name="P74"><text:span text:style-name="T1">Kommunal- og moderniseringsdepartementet, Forskningsrådet</text:span></text:p>
          </table:table-cell>
        </table:table-row>
        <table:table-row table:style-name="Table4.1">
          <table:table-cell table:style-name="Table4.A3" office:value-type="string">
            <text:p text:style-name="P74"><text:span text:style-name="T1">500</text:span></text:p>
          </table:table-cell>
          <table:table-cell table:style-name="Table4.A3" office:value-type="string">
            <text:p text:style-name="P74"><text:span text:style-name="T1">22</text:span></text:p>
          </table:table-cell>
          <table:table-cell table:style-name="Table4.A3" office:value-type="string">
            <text:p text:style-name="P74"><text:span text:style-name="T1">Kommunal- og moderniseringsdepartementet, Forskning, </text:span><text:span text:style-name="T24">kan overføres</text:span></text:p>
          </table:table-cell>
        </table:table-row>
        <table:table-row table:style-name="Table4.1">
          <table:table-cell table:style-name="Table4.A4" office:value-type="string">
            <text:p text:style-name="P74"><text:span text:style-name="T1">553</text:span></text:p>
          </table:table-cell>
          <table:table-cell table:style-name="Table4.A4" office:value-type="string">
            <text:p text:style-name="P74"><text:span text:style-name="T1">63</text:span></text:p>
          </table:table-cell>
          <table:table-cell table:style-name="Table4.A4" office:value-type="string">
            <text:p text:style-name="P74"><text:span text:style-name="T22">Grenseregionale Interreg-program, </text:span><text:span text:style-name="T25">kan nyttes under kap. 553, post 60 og 65</text:span></text:p>
          </table:table-cell>
        </table:table-row>
      </table:table>
      <text:p text:style-name="P35"><text:soft-page-break/></text:p>
      <text:p text:style-name="Standard"><text:span text:style-name="T31">Kap. 525 Fylkesmannsembetene, post 01 Driftsutgifter<text:line-break/></text:span><text:span text:style-name="T32">Fra 1. januar 2014 ble de fem nordligste fylkesmennene regional reindriftsmyndighet. Fram til og med 2016 har fylkesmennene blitt finansiert gjennom en belastningsfullmakt på Landbruks- og matdepartementets kap. 1142. Det vil fra 2017 bli rammeoverført ca. 26 mill. kroner til Kommunal- og moderniseringsdepartementets kap. 525 post 01 til finansiering av fylkesmannens oppgaver som reindriftsmyndighet. </text:span></text:p>
      <text:p text:style-name="P25"/>
      <text:p text:style-name="P46"><text:span text:style-name="T17">Kap. 560 Sametinget, post 50 Sametinget<text:line-break/></text:span><text:span text:style-name="T1">Grunnbevilgningen over posten skal blant annet dekke driften av det politiske arbeidet</text:span><text:span text:style-name="T3">,</text:span><text:span text:style-name="T1"> administrasjonen i Sametinget, </text:span><text:span text:style-name="T3">og</text:span><text:span text:style-name="T1"> kommunenes og fylkeskommunenes merkostnader ved oppfølging av samelovens språkregler. </text:span></text:p>
      <text:p text:style-name="P46"><text:span text:style-name="T1">Det foreslås at bevilgningen på posten økes med 800 000 kroner mot en tilsvarende reduksjon av kap. 500, post 22 Forskning, jf. omtale under kap. 561, post 50. </text:span></text:p>
      <text:p text:style-name="P46"><text:span text:style-name="T1">Videre foreslås det å øke bevilgningen på posten med 1,6 mill. kroner mot en tilsvarende reduksjon av kap. 561, post 50 Samisk høgskole, jf. omtale under kap. 561, post 50.</text:span></text:p>
      <text:p text:style-name="P46"><text:span text:style-name="T1">Det foreslås å øke bevilgningen på posten med 3,2 mill. kroner til Sametingets merkostnader til gjennomføring av sametingsvalget 2017. </text:span></text:p>
      <text:p text:style-name="P46"><text:span text:style-name="T1">I forbindelse med en forenklet modell for premiebetaling til Statens pensjonskasse (SPK) foreslås det å øke bevilgningen på posten med 11,2 mill. kroner som kompensasjon for anslåtte økte utgifter. </text:span></text:p>
      <text:p text:style-name="P46"><text:span text:style-name="T1">Samlet foreslås det å øke bevilgningen med 22,2 mill. kroner til 301,9 mill. kroner, inkludert endringer som følge av avbyråkratiserings- og effektivitetsreformen og prisjustering. </text:span></text:p>
      <text:p text:style-name="P16"/>
      <text:p text:style-name="Standard"><text:span text:style-name="T17">Kap. 560 Sametinget, post 54 Samefolkets fond<text:line-break/></text:span><text:span text:style-name="T1">Fra og med 2014 ble avkastningsmodellen erstattet med ordinære, årlige bevilgninger. Bevilgningen skal gå til ulike tiltak for å styrke samisk språk og samisk kultur. Prioriteringer fastsettes av Sametinget i de årlige budsjettvedtakene. Sametingets plenum er styre for bevilgningen. For 2017 er be­vilgningen foreslått til 5,42 mill. kroner.</text:span></text:p>
      <text:p text:style-name="P15"/>
      <text:p text:style-name="Standard"><text:span text:style-name="T17">Kap. 561 Tilskudd til samiske formål, post 50 Samisk høgskole<text:line-break/></text:span><text:span text:style-name="T1">Samisk høgskole utfører enkelte oppgaver på oppdrag fra Kommunal- og moderniseringsdepartementet. Bevilgningen skal benyttes til drift av Faglig analysegruppe for samisk statistikk og Samiske veivisere. Som følge av at pilotprosjektet Samisk tradisjonell kunnskap – Árbediehtu ble avsluttet i 2016, er det foreslått å overføre 1,6 mill. kroner av bevilgingen fra Samisk høgskole til Sametinget. </text:span><text:span text:style-name="T5">Det foreslås dermed en bevilgning på 4 mill. kroner til Samisk høgskole i 2016. </text:span></text:p>
      <text:p text:style-name="P26"/>
      <text:p text:style-name="P46"><text:span text:style-name="T17">Kap. 561 Tilskudd til samiske formål, post 51 Divvun<text:line-break/></text:span><text:span text:style-name="T1">Bevilgningen skal benyttes til drift av Divvun ved Universitetet i Tromsø – Norges arktiske universitet. Moderne språkteknologi er en forutsetning for at samiske språk skal kunne overleve som bruksspråk i dagens samfunn. </text:span><text:span text:style-name="T5">I 2015 har Divvun lansert et tekst-til-talesystem for nordsamisk, som gjør det mulig å få lest opp nordsamisk tekst fra en datamaskin. Divvun har også lansert nye, oppdaterte stavekontroller for sør-, lule- og nordsamisk. Høsten 2015 startet Divvun opp et arbeid for å utvikle et grammatikkprogram for nordsamisk som gir samiske språkbrukere de samme teknologiske muligheter som norske språkbrukere har. Programmet vil gjøre det enklere for samiske språkbrukere å skrive på samisk og dermed gi samiskspråklige brukere de samme teknologiske muligheter som norske språkbrukere har. I tillegg har Divvun jobbet videre med blant annet samisk tastatur for mobil og nettbrett.</text:span></text:p>
      <text:p text:style-name="P46"><text:span text:style-name="T1">Det foreslås en bevilgning på 6,9 mill. kroner i 2017.</text:span></text:p>
      <text:p text:style-name="P15"/>
      <text:p text:style-name="P48"><text:span text:style-name="T17">Kap. 561 Tilskudd til samiske formål, post 72 Samisk språk, informasjon m.m.<text:line-break/></text:span><text:span text:style-name="T1">Formålet med tilskuddsordningen er å styrke bruken av samiske språk ved å legge bedre til rette for bruk av samisk i det offentlige, øke antallet samiske språkbrukere, gi mer informasjon til samer på samisk og å øke informasjonen om samiske forhold til befolkningen i Norge.</text:span></text:p>
      <text:p text:style-name="P48"><text:span text:style-name="T1">Forvaltningen av en del av tilskuddsmidlene er delegert Fylkesmannen i Nordland. Fylkesmannen har ansvaret for flere tiltak i Handlingsplanen for samiske språk, og tilskuddsmidlene gis til språktiltak, med særlig vekt på sør- og lulesamisk språk. Østsamisk museum mottar også tilskudd over denne posten. </text:span></text:p>
      <text:p text:style-name="P48"><text:span text:style-name="T1">I fordelingen av midlene for 2015 ble tiltak for sør- og lulesamisk språk prioritert med 2,4 mill. kroner. I tillegg ble det gitt midler til utvikling av en samisk forvaltningsordbok ved Universitetet i Tromsø og til Østsamisk museums prosjekt Skoltesamisk språk over grenser. Det foreslås en bevilgning på 3,1 mill. kroner i 2017.</text:span></text:p>
      <text:p text:style-name="P15"/>
      <text:p text:style-name="P46"><text:span text:style-name="T17">Kap. 562 Gáldu - Kompetansesenteret for urfolks rettigheter, post 01 Driftsutgifter og post 21 Spesielle driftsutgifter, </text:span><text:span text:style-name="T27">kan overføres<text:line-break/></text:span><text:span text:style-name="T1">Gáldu – Kompetansesenteret for urfolks rettigheter – er en faglig selvstendig institusjon som vedtar egne mål og resultatkrav innenfor de rammene som Kommunal- og moderniseringsdepartementet fastsetter. Styret er senterets øverste organ. I forbindelse med opprettelsen av Norges nasjonale institusjon for menneskerettigheter (NIM), som er underlagt Stortinget, har det vært en prosess med å se nærmere på tilknytningen og samarbeidet med Gáldu for å ivareta kompetansen på urfolksrettigheter, jf. Innst. 216 L (2014–2015) </text:span><text:span text:style-name="T24">Innstilling fra Stortingets presidentskap om lov om Norges nasjonale institusjon for menneskerettigheter</text:span><text:span text:style-name="T1">. Regjeringen foreslår at Gáldu blir en integrert del av NIM fra 1. januar 2017. Det er lagt til grunn i kommunikasjonen mellom departementet og Stortingets presidentskap at samtlige ansatte overføres til NIM, og at de fortsetter å være lokalisert i Kautokeino.</text:span></text:p>
      <text:p text:style-name="P46"><text:span text:style-name="T1">I forbindelse med forslaget om å integrere Gáldu i NIM fra 1. januar 2017, foreslås det at bevilgningen på kap 562, post 01 på 3,2 mill. kroner overføres til Finansdepartementets kap. 45 Nasjonal institusjon for menneskerettigheter, post 01 Driftsutgifter.</text:span></text:p>
      <text:p text:style-name="P15"/>
      <text:p text:style-name="Standard"><text:soft-page-break/><text:span text:style-name="T17">Kap. 563 Internasjonalt reindriftssenter, post 01 Driftsutgifter og post 21 Spesielle driftsutgifter, </text:span><text:span text:style-name="T27">kan overføres<text:line-break/></text:span><text:span text:style-name="T1">Internasjonalt reindriftssenter i Kautokeino er en faglig selvstendig institusjon som vedtar egne mål og resultatkrav innenfor de rammene som Kommunal- og moderniseringsdepartementet fastsetter. Senteret fyller en viktig funksjon i det sirkumpolare reindriftssamarbeidet og ivaretar både faglige behov og koordineringsbehov hos senterets målgrupper. Det er lagt vekt på at rein­driftsfolk og deres organisasjoner skal ha et nært forhold til senteret, og det skal drives i sam­arbeid med Verdensforbundet for reindriftsfolk. </text:span></text:p>
      <text:p text:style-name="Standard"><text:span text:style-name="T1">Bevilgningen skal dekke driften av Internasjonalt reindriftssenter i 2017. Senteret mottar i tillegg prosjekttilskudd fra andre bidragsytere i inn- og utland. </text:span></text:p>
      <text:p text:style-name="P15"/>
      <text:p text:style-name="P46"><text:span text:style-name="T18">Kap. 500 </text:span><text:span text:style-name="T17">Kommunal- og moderniseringsdepartementet, p</text:span><text:span text:style-name="T18">ost 50 og 22 Forskning, </text:span><text:span text:style-name="T28">kan overføres<text:line-break/></text:span><text:span text:style-name="T1">Tildelingen som tidligere år er blitt avsatt til forskning på sametingsvalg, foreslås overført Sametinget, jf. omtale under kap. 560, post 50. Tildelingen til formålet er økt fra 0,5 mill. kroner i 2016 til 0,8 mill. kroner i 2017. </text:span></text:p>
      <text:p text:style-name="P46"><text:span text:style-name="T1">Norges forskningsråds samiske program II (2007–2017) har som mål å fremme langsiktig forskning av høy kvalitet om samiske forhold, bidra til rekruttering av forskere og videre­utvikling av samisk som vitenskapsspråk. I tillegg vektlegges internasjonalt forskningssam­arbeid, nettverksbygging og forskningsformidling på samisk og andre språk. I 2016 tildelte Kommunal- og moderniseringsdepartementet 3,8 mill. kroner til programmet. Tildelingen vil bli videreført i 2017. </text:span></text:p>
      <text:p text:style-name="P15"/>
      <text:p text:style-name="P46"><text:span text:style-name="T18">Kap. 553 Omstillingsdyktig regioner, post 63 Grenseregionale Interreg-program, </text:span><text:span text:style-name="T28">kan nyttes under kap. 553, post 60 og 65</text:span><text:span text:style-name="T18"> <text:line-break/></text:span><text:span text:style-name="T1">I 2016 tildelte Kommunal- og moderniseringsdepartementet 10,1 mill. kroner til gjennomføring av Interreg VA Nord, hvor Sápmi er et delprogram. Tildelingen til Interreg VA Nord vil bli videreført i 2017 på kap. 533, post 63 Grenseregionale Interreg-program. Det er lagt opp til en samlet ramme for norsk deltakelse på ca. 71 mill. kroner for programperioden 2014–2020.</text:span></text:p>
      <text:p text:style-name="P46"><text:span text:style-name="T1">Interreg VA Nords hovedmål er å </text:span><text:span text:style-name="T35">forsterke </text:span><text:span text:style-name="T1">regionens konkurransekraft og attraktivitet gjennom forskning og innovasjon, kultur og miljø og grenseoverskridende arbeidsmarked. Sápmi er et delprogram som omfatter samiske områder fra Hedmark i sør til Finnmark i nord. Sápmi har samme tematikk som Nord-programmet, men retter innsatsen spesielt mot å utvikle samisk kultur- og næringsliv, gjennom en økologisk og økonomisk bærekraftig ressursutnyttelse. Troms fylkeskommune har sekretariatsfunksjonen for hele Nord-programmet og Sápmi, men samarbeider med Nord-Trøndelag fylkeskommune om sørsamiske aktiviteter.</text:span></text:p>
      <text:h text:style-name="P10" text:outline-level="1"><text:bookmark-start text:name="_Toc430855548"/><text:bookmark-start text:name="_Toc463264602"/>Utenriksdepartementet<text:span text:style-name="T55"> (UD)</text:span><text:bookmark-end text:name="_Toc430855548"/><text:bookmark-end text:name="_Toc463264602"/><text:span text:style-name="T55"> </text:span></text:h>
      <text:p text:style-name="P22"/>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row table:style-name="Table5.1">
          <table:table-cell table:style-name="Table5.A1" office:value-type="string">
            <text:p text:style-name="P70"/>
          </table:table-cell>
          <table:table-cell table:style-name="Table5.A1" office:value-type="string">
            <text:p text:style-name="P70"/>
          </table:table-cell>
          <table:table-cell table:style-name="Table5.A1" office:value-type="string">
            <text:p text:style-name="P70"/>
          </table:table-cell>
          <table:table-cell table:style-name="Table5.A1" office:value-type="string">
            <text:p text:style-name="P71"/>
          </table:table-cell>
          <table:table-cell table:style-name="Table5.A1" office:value-type="string">
            <text:p text:style-name="P71"/>
          </table:table-cell>
          <table:table-cell table:style-name="Table5.A1" office:value-type="string">
            <text:p text:style-name="P53"><text:span text:style-name="T47">(i 1000 kr)</text:span></text:p>
          </table:table-cell>
        </table:table-row>
        <table:table-row table:style-name="Table5.1">
          <table:table-cell table:style-name="Table5.A2" office:value-type="string">
            <text:p text:style-name="P70"/>
            <text:p text:style-name="P70"/>
            <text:p text:style-name="P74"><text:span text:style-name="T1">Kap.</text:span></text:p>
          </table:table-cell>
          <table:table-cell table:style-name="Table5.A2" office:value-type="string">
            <text:p text:style-name="P70"/>
            <text:p text:style-name="P70"/>
            <text:p text:style-name="P74"><text:span text:style-name="T1">Post</text:span></text:p>
          </table:table-cell>
          <table:table-cell table:style-name="Table5.A2" office:value-type="string">
            <text:p text:style-name="P70"/>
            <text:p text:style-name="P70"/>
            <text:p text:style-name="P74"><text:span text:style-name="T1">Benevnelse</text:span></text:p>
          </table:table-cell>
          <table:table-cell table:style-name="Table5.A2" office:value-type="string">
            <text:p text:style-name="P71"/>
            <text:p text:style-name="P75"><text:span text:style-name="T1">Regnskap</text:span></text:p>
            <text:p text:style-name="P75"><text:span text:style-name="T1">2015</text:span></text:p>
          </table:table-cell>
          <table:table-cell table:style-name="Table5.A2" office:value-type="string">
            <text:p text:style-name="P75"><text:span text:style-name="T1">Saldert</text:span></text:p>
            <text:p text:style-name="P75"><text:span text:style-name="T1">budsjett</text:span></text:p>
            <text:p text:style-name="P75"><text:span text:style-name="T1">2016</text:span></text:p>
          </table:table-cell>
          <table:table-cell table:style-name="Table5.A2" office:value-type="string">
            <text:p text:style-name="P71"/>
            <text:p text:style-name="P75"><text:span text:style-name="T1">Forslag</text:span></text:p>
            <text:p text:style-name="P75"><text:span text:style-name="T1">2017</text:span></text:p>
          </table:table-cell>
        </table:table-row>
        <table:table-row table:style-name="Table5.1">
          <table:table-cell table:style-name="Table5.A3" office:value-type="string">
            <text:p text:style-name="Tabelltekst"><text:span text:style-name="T1">163</text:span></text:p>
          </table:table-cell>
          <table:table-cell table:style-name="Table5.A3" office:value-type="string">
            <text:p text:style-name="Tabelltekst"><text:span text:style-name="T1">72</text:span></text:p>
          </table:table-cell>
          <table:table-cell table:style-name="Table5.A3" office:value-type="string">
            <text:p text:style-name="Tabelltekst"><text:span text:style-name="T1">Menneskerettigheter</text:span></text:p>
          </table:table-cell>
          <table:table-cell table:style-name="Table5.A3" office:value-type="string">
            <text:p text:style-name="P75"><text:span text:style-name="T22">3 </text:span><text:span text:style-name="T94">465</text:span></text:p>
          </table:table-cell>
          <table:table-cell table:style-name="Table5.A3" office:value-type="string">
            <text:p text:style-name="P75"><text:span text:style-name="T22">3 000</text:span></text:p>
          </table:table-cell>
          <table:table-cell table:style-name="Table5.A3" office:value-type="string">
            <text:p text:style-name="P75"><text:span text:style-name="T22">715</text:span><text:span text:style-name="T81">1</text:span></text:p>
          </table:table-cell>
        </table:table-row>
        <table:table-row table:style-name="Table5.1">
          <table:table-cell table:style-name="Table5.A2" office:value-type="string">
            <text:p text:style-name="P65"/>
          </table:table-cell>
          <table:table-cell table:style-name="Table5.A2" office:value-type="string">
            <text:p text:style-name="P65"/>
          </table:table-cell>
          <table:table-cell table:style-name="Table5.A2" office:value-type="string">
            <text:p text:style-name="Tabelltekst"><text:span text:style-name="T1">Sum</text:span></text:p>
          </table:table-cell>
          <table:table-cell table:style-name="Table5.A2" office:value-type="string">
            <text:p text:style-name="P75"><text:span text:style-name="T22">3 465</text:span></text:p>
          </table:table-cell>
          <table:table-cell table:style-name="Table5.A2" office:value-type="string">
            <text:p text:style-name="P75"><text:span text:style-name="T22">3 000</text:span></text:p>
          </table:table-cell>
          <table:table-cell table:style-name="Table5.A2" office:value-type="string">
            <text:p text:style-name="P75"><text:span text:style-name="T22">715</text:span></text:p>
          </table:table-cell>
        </table:table-row>
      </table:table>
      <text:p text:style-name="Standard"><text:span text:style-name="Footnote_20_Symbol"><text:span text:style-name="T16">1</text:span></text:span><text:span text:style-name="T14"> Spørsmål om støtte til Gáldu i 2017 avventer avklaring når det gjelder integrering i Nasjonal institusjon for menneskerettigheter. </text:span></text:p>
      <text:p text:style-name="P27"/>
      <text:p text:style-name="Standard"><text:span text:style-name="T1">I tillegg blir det bevilget midler til samiske formål over følgende budsjettkapitler og poster:</text:span></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74"><text:span text:style-name="T1">Kap.</text:span></text:p>
          </table:table-cell>
          <table:table-cell table:style-name="Table6.A1" office:value-type="string">
            <text:p text:style-name="P74"><text:span text:style-name="T1">Post</text:span></text:p>
          </table:table-cell>
          <table:table-cell table:style-name="Table6.A1" office:value-type="string">
            <text:p text:style-name="P74"><text:span text:style-name="T1">Benevnelse</text:span></text:p>
          </table:table-cell>
        </table:table-row>
        <table:table-row table:style-name="Table6.1">
          <table:table-cell table:style-name="Table6.A2" office:value-type="string">
            <text:p text:style-name="P74"><text:span text:style-name="T1">115</text:span></text:p>
          </table:table-cell>
          <table:table-cell table:style-name="Table6.A2" office:value-type="string">
            <text:p text:style-name="P74"><text:span text:style-name="T1">01/70</text:span></text:p>
          </table:table-cell>
          <table:table-cell table:style-name="Table6.A2" office:value-type="string">
            <text:p text:style-name="P74"><text:span text:style-name="T1">Driftsutgifter og Tilskudd til næringsfremme, kultur- og informasjonsspørsmål</text:span></text:p>
          </table:table-cell>
        </table:table-row>
        <table:table-row table:style-name="Table6.1">
          <table:table-cell table:style-name="Table6.A2" office:value-type="string">
            <text:p text:style-name="P74"><text:span text:style-name="T1">116</text:span></text:p>
          </table:table-cell>
          <table:table-cell table:style-name="Table6.A2" office:value-type="string">
            <text:p text:style-name="P74"><text:span text:style-name="T1">70</text:span></text:p>
          </table:table-cell>
          <table:table-cell table:style-name="Table6.A2" office:value-type="string">
            <text:p text:style-name="P74"><text:span text:style-name="T1">Tilskudd til internasjonale organisasjoner</text:span></text:p>
          </table:table-cell>
        </table:table-row>
        <table:table-row table:style-name="Table6.1">
          <table:table-cell table:style-name="Table6.A4" office:value-type="string">
            <text:p text:style-name="P74"><text:span text:style-name="T1">118</text:span></text:p>
          </table:table-cell>
          <table:table-cell table:style-name="Table6.A4" office:value-type="string">
            <text:p text:style-name="P74"><text:span text:style-name="T1">70</text:span></text:p>
          </table:table-cell>
          <table:table-cell table:style-name="Table6.A4" office:value-type="string">
            <text:p text:style-name="P74"><text:span text:style-name="T30">Nordområdetiltak og prosjektsamarbeid med Russland</text:span></text:p>
          </table:table-cell>
        </table:table-row>
      </table:table>
      <text:p text:style-name="P23"/>
      <text:p text:style-name="P55"><text:span text:style-name="T18">Kap. 163, post 72 Menneskerettigheter<text:line-break/></text:span><text:span text:style-name="T1">Utenriksdepartementet inngikk i 2015 en rammeavtale med Sametinget om økonomisk støtte til Sametingets internasjonale virksomhet. Dette vil innebære en årlig tildeling til Sametingets arbeid med internasjonale urfolksspørsmål innen FN og andre internasjonale organisasjoner. Den nye avtalen innebærer at det blir overført inntil 715 000 kroner årlig over kap. 163, post 72 til Sametinget. <text:s/></text:span></text:p>
      <text:p text:style-name="P55"><text:span text:style-name="T1">I 2016 tildelte Utenriksdepartementet 2,285 mill. kroner til Gáldu – Kompetansesenteret for urfolksrettigheter i Kautokeino. Støtten ble gitt til Gáldus arbeid med internasjonale urfolksrettigheter. Spørsmål om støtte til Gáldu i 2017 avventer avklaring i forbindelse med integrering i Nasjonal institusjon for menneskerettigheter. </text:span></text:p>
      <text:p text:style-name="P46"><text:span text:style-name="T18">Kap. 115, post 01 Driftsutgifter og post 70 Tilskudd til næringsfremme, kultur- og informasjonsspørsmål<text:line-break/></text:span><text:span text:style-name="T36">Tilskudd som gis under disse postene, skal bidra til å fremme utenrikspolitiske mål og ha verdi for norsk samfunns-, nærings- og kulturliv. Styrking av norsk kulturlivs internasjonale muligheter og kontaktflate samt profilering av Norge som sentral aktør i nordområdene er ledd i dette arbeidet. Sentralt i denne satsingen står også urfolksprosjekter. </text:span></text:p>
      <text:p text:style-name="P46"><text:span text:style-name="T36">Årlig tildeles mellom 1 og 1,5 mill. kroner til prosjekter for å styrke norske samers internasjonale kulturkontakter til andre urfolksgrupper over kap. 115. Sentrale samarbeidspartnere for Utenriksdepartementet, når det gjelder samiske miljøers internasjonale kultursamarbeid finansiert under denne posten, er blant andre Riddu Ri</text:span><text:span text:style-name="T38">đđ</text:span><text:span text:style-name="T36">u-festivalen og Internasjonalt Samisk Filmsenter.</text:span></text:p>
      <text:p text:style-name="P23"/>
      <text:p text:style-name="P46"><text:span text:style-name="T31">Kap 116, post 70 Tilskudd til internasjonale organisasjoner<text:line-break/></text:span><text:span text:style-name="T30">Nordisk ministerråd tildelte 3,822 mill. danske kroner i støtte til det samiske samarbeidet på kulturområdet i 2016. Midlene fordeles mellom Samerådet og Samisk kunstnerråd, og går i hovedsak til samisk kulturstøtte med målsetting om nordisk nytte og i mindre grad til administrative driftskostnader. På utdanningsområdet tildelte Nordisk ministerråd 1,670 <text:s/>mill. danske kroner i 2016. Midlene overføres og disponeres av Samisk høgskole. Støtten til kultur- og utdanningsområdet forventes videreført i 2017.</text:span></text:p>
      <text:p text:style-name="P46"><text:span text:style-name="T30">Norges pliktige bidrag til Nordisk ministerråd bevilges under kap. 116, post 70 Tilskudd til internasjonale organisasjoner.</text:span></text:p>
      <text:p text:style-name="P23"/>
      <text:p text:style-name="P59"><text:span text:style-name="T31">Kap 118, post 70 Nordområdetiltak og prosjektsamarbeid med Russland<text:line-break/></text:span><text:span text:style-name="T26">Prosjektsamarbeidet med Russland<text:line-break/></text:span><text:span text:style-name="T1">Denne bevilgningen benyttes til å støtte prosjekter innen en rekke prioriterte områder. Støtte til folk-til-folk-prosjekter innenfor norsk og russisk del av Barentsregionen, som involverer samer og andre urfolk, er et av de prioriterte områdene. Støtte til denne type formål forvaltes av Barentssekretariatet. I 2016 er det gitt tilskudd på over 1,55 mill. kroner, og det forventes at det vil gis enkelte ytterligere tilskudd høsten 2016. For 2017 forventes det at støtten vil ligge på omtrent samme nivå som i 2016.</text:span></text:p>
      <text:p text:style-name="P60"/>
      <text:p text:style-name="P55"><text:span text:style-name="T26">Arktis 2030<text:line-break/></text:span><text:span text:style-name="T1">Målet med ordningen er å fremme norske interesser og Norges posisjon som en ansvarlig aktør i nord. Midlene skal bidra til at Norge kan være ledende på kunnskap, være den fremste forvalter av miljøet og naturressursene i nordområdene, og bidra til næringsutvikling. Arktis 2030 skal i tillegg støtte opp under norsk engasjement og rolle i Antarktis, og utnytte styrken i at Norge har kompetanse i begge polområdene.</text:span></text:p>
      <text:p text:style-name="P55"><text:span text:style-name="T1">Tilskudd under posten omfatter også støtte til urfolkrepresentanters deltakelse i internasjonalt samarbeid i nordområdene. Midlene nyttes da i første rekke til dekning av reiseutgifter for deltakelse i henholdsvis Arktisk råd og Barentsrådet. I 2015 ble en ny 3-årig rammeavtale med Sametinget undertegnet, og det ble planlagt en årlig støtte på 385 000 kroner per år til dette formålet. Midlene ble første gang utbetalt i 2015. </text:span></text:p>
      <text:p text:style-name="P55"><text:span text:style-name="T1">Samerådet fikk tilskudd for perioden 2014-2016 på 1,5 mill. kroner til deltakelse i Arktisk Råd. I 2015 ble denne avtalen utvidet med 1,3 mill. kroner, og 850 000 kroner ble utbetalt dette året. 1,5 mill. kroner er planlagt utbetalt i 2016. </text:span></text:p>
      <text:p text:style-name="P55"><text:span text:style-name="T1">Som en oppfølging av forprosjektet om utvikling av etiske retningslinjer for økonomisk aktivitet i urfolksområder ble Árran lulesamisk senter i 2013 tildelt 7,3 mill. kroner i tilskudd for perioden 2013-2016 til prosjektet «Indigenous People and Resource Extraction: Evaluating Ethical Guidelines». 2,8 mill. kroner ble utbetalt i 2015, og 850 000 kroner er planlagt utbetalt i 2016.</text:span></text:p>
      <text:p text:style-name="P55"><text:span text:style-name="T1">Senter for samiske studier ved Universitetet i Tromsø – Norges arktiske universitet ble for perioden 2013-2016 tildelt 8,7 mill. kroner i tilskudd til prosjektet «Brennpunkt nord. Nettverk, urfolksinstitusjoner og kunnskapsproduksjon». Prosjektet er knyttet til det flerfaglige urfolksprogrammet Master of Indigenous Peoples. Det skal i tillegg forskes på den internasjonale urfolksbevegelsen i tid og rom. 1,45 mill. kroner ble utbetalt for 2015, mens det er planlagt utbetaling av 500 000 kroner i 2016.</text:span></text:p>
      <text:p text:style-name="P55"><text:span text:style-name="T1">I 2015 ble Samisk høgskole tildelt 1,6 mill. kroner i tilskudd for perioden 2015-2018 til samarbeid med hovedpartner </text:span><text:span text:style-name="T39">Nunavut Arctic College i Canada. Totalt seks høyere utdanningsinstitusjoner fra Norge, Canada, Russland og USA samarbeider om å introdusere nye pedagogiske tilnærminger og metoder innenfor urfolksstudier/og lærerutdanning. </text:span></text:p>
      <text:p text:style-name="P55"><text:span text:style-name="T39">Gjennom Stipendprogrammet for studier i nordområdene fikk Samisk høgskole en tildeling på 0,4 mill. kroner for perioden 2013-2016. I denne tredje stipendperioden har Samisk høgskole midler til å tildele stipendmåneder og reisestipend til studenter fra Canada og Russland, i tillegg til midler til ansattmobilitet.</text:span></text:p>
      <text:p text:style-name="P19"/>
      <text:h text:style-name="P10" text:outline-level="1"><text:bookmark-start text:name="_Toc463264603"/>Kunnskapsdepartementet (KD)<text:bookmark-end text:name="_Toc463264603"/></text:h>
      <text:p text:style-name="P32"><text:span text:style-name="T47"><text:s/>(i 1000 kr)</text:span></text:p>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row table:style-name="Table7.1">
          <table:table-cell table:style-name="Table7.A1" office:value-type="string">
            <text:p text:style-name="P76"><text:span text:style-name="T1">Kap.</text:span></text:p>
          </table:table-cell>
          <table:table-cell table:style-name="Table7.A1" office:value-type="string">
            <text:p text:style-name="P76"><text:span text:style-name="T1">Post</text:span></text:p>
          </table:table-cell>
          <table:table-cell table:style-name="Table7.A1" office:value-type="string">
            <text:p text:style-name="Tabelltekst"><text:span text:style-name="T1">Benevnelse</text:span></text:p>
          </table:table-cell>
          <table:table-cell table:style-name="Table7.A1" office:value-type="string">
            <text:p text:style-name="P76"><text:span text:style-name="T1">Regnskap</text:span></text:p>
            <text:p text:style-name="P76"><text:span text:style-name="T1">2015</text:span></text:p>
          </table:table-cell>
          <table:table-cell table:style-name="Table7.A1" office:value-type="string">
            <text:p text:style-name="P76"><text:span text:style-name="T1">Saldert</text:span></text:p>
            <text:p text:style-name="P76"><text:span text:style-name="T1">budsjett</text:span></text:p>
            <text:p text:style-name="P76"><text:span text:style-name="T1">2016</text:span></text:p>
          </table:table-cell>
          <table:table-cell table:style-name="Table7.A1" office:value-type="string">
            <text:p text:style-name="P76"><text:span text:style-name="T1">Forslag</text:span></text:p>
            <text:p text:style-name="P76"><text:span text:style-name="T1">2017</text:span></text:p>
          </table:table-cell>
        </table:table-row>
        <table:table-row table:style-name="Table7.2">
          <table:table-cell table:style-name="Table7.A2" office:value-type="string">
            <text:p text:style-name="Tabelltekst"><text:span text:style-name="T22">222</text:span></text:p>
          </table:table-cell>
          <table:table-cell table:style-name="Table7.B2" office:value-type="string">
            <text:p text:style-name="P76"><text:span text:style-name="T22">01/45</text:span></text:p>
          </table:table-cell>
          <table:table-cell table:style-name="Table7.C2" office:value-type="string">
            <text:p text:style-name="Tabelltekst"><text:span text:style-name="T22">Statens grunn- og videregående skoler og grunnskole­internat, Driftsutgifter og utstyrsanskaffelser, </text:span><text:span text:style-name="T25">kan overføres</text:span></text:p>
          </table:table-cell>
          <table:table-cell table:style-name="Table7.D2" office:value-type="string">
            <text:p text:style-name="P75"><text:span text:style-name="T22">100 135 </text:span></text:p>
          </table:table-cell>
          <table:table-cell table:style-name="Table7.E2" office:value-type="string">
            <text:p text:style-name="P75"><text:span text:style-name="T22">90 133</text:span></text:p>
          </table:table-cell>
          <table:table-cell table:style-name="Table7.F2" office:value-type="string">
            <text:p text:style-name="P75"><text:span text:style-name="T88">102 190</text:span></text:p>
          </table:table-cell>
        </table:table-row>
        <table:table-row table:style-name="Table7.3">
          <table:table-cell table:style-name="Table7.A3" office:value-type="string">
            <text:p text:style-name="Tabelltekst"><text:span text:style-name="T22">223</text:span></text:p>
          </table:table-cell>
          <table:table-cell table:style-name="Table7.B3" office:value-type="string">
            <text:p text:style-name="P76"><text:span text:style-name="T22">50</text:span></text:p>
          </table:table-cell>
          <table:table-cell table:style-name="Table7.C3" office:value-type="string">
            <text:p text:style-name="P78"><text:span text:style-name="T22">Sametinget, Tilskudd til Sametinget</text:span></text:p>
          </table:table-cell>
          <table:table-cell table:style-name="Table7.D3" office:value-type="string">
            <text:p text:style-name="P75"><text:span text:style-name="T22">40 331</text:span></text:p>
          </table:table-cell>
          <table:table-cell table:style-name="Table7.E3" office:value-type="string">
            <text:p text:style-name="P75"><text:span text:style-name="T1">41 501</text:span></text:p>
          </table:table-cell>
          <table:table-cell table:style-name="Table7.F3" office:value-type="string">
            <text:p text:style-name="P75"><text:span text:style-name="T1">42 592</text:span></text:p>
          </table:table-cell>
        </table:table-row>
        <table:table-row table:style-name="Table7.4">
          <table:table-cell table:style-name="Table7.A4" office:value-type="string">
            <text:p text:style-name="Tabelltekst"><text:span text:style-name="T22">225</text:span></text:p>
          </table:table-cell>
          <table:table-cell table:style-name="Table7.B4" office:value-type="string">
            <text:p text:style-name="P76"><text:span text:style-name="T22">62</text:span></text:p>
          </table:table-cell>
          <table:table-cell table:style-name="Table7.C4" office:value-type="string">
            <text:p text:style-name="P78"><text:span text:style-name="T22">Tilskudd til de kommunale sameskolene i Snåsa og Målselv</text:span></text:p>
          </table:table-cell>
          <table:table-cell table:style-name="Table7.D4" office:value-type="string">
            <text:p text:style-name="P75"><text:span text:style-name="T22">23 003</text:span></text:p>
          </table:table-cell>
          <table:table-cell table:style-name="Table7.E4" office:value-type="string">
            <text:p text:style-name="P75"><text:span text:style-name="T1">23 670</text:span></text:p>
          </table:table-cell>
          <table:table-cell table:style-name="Table7.F4" office:value-type="string">
            <text:p text:style-name="P75"><text:span text:style-name="T22">24 321</text:span></text:p>
          </table:table-cell>
        </table:table-row>
        <table:table-row table:style-name="Table7.5">
          <table:table-cell table:style-name="Table7.A5" office:value-type="string">
            <text:p text:style-name="Tabelltekst"><text:span text:style-name="T22">225</text:span></text:p>
          </table:table-cell>
          <table:table-cell table:style-name="Table7.B5" office:value-type="string">
            <text:p text:style-name="P76"><text:span text:style-name="T22">63</text:span></text:p>
          </table:table-cell>
          <table:table-cell table:style-name="Table7.C5" office:value-type="string">
            <text:p text:style-name="Tabelltekst"><text:span text:style-name="T22">Tiltak i grunnopplæringen, Tilskudd til samisk grunnopplæring, </text:span><text:span text:style-name="T25">kan overføres</text:span></text:p>
          </table:table-cell>
          <table:table-cell table:style-name="Table7.D5" office:value-type="string">
            <text:p text:style-name="P75"><text:span text:style-name="T22">51 390</text:span></text:p>
          </table:table-cell>
          <table:table-cell table:style-name="Table7.E5" office:value-type="string">
            <text:p text:style-name="P75"><text:span text:style-name="T1">58 975</text:span></text:p>
          </table:table-cell>
          <table:table-cell table:style-name="Table7.F5" office:value-type="string">
            <text:p text:style-name="P75"><text:span text:style-name="T1">63 806</text:span></text:p>
          </table:table-cell>
        </table:table-row>
        <table:table-row table:style-name="Table7.6">
          <table:table-cell table:style-name="Table7.A6" office:value-type="string">
            <text:p text:style-name="Tabelltekst"><text:span text:style-name="T22">231</text:span></text:p>
          </table:table-cell>
          <table:table-cell table:style-name="Table7.B6" office:value-type="string">
            <text:p text:style-name="P76"><text:span text:style-name="T22">50</text:span></text:p>
          </table:table-cell>
          <table:table-cell table:style-name="Table7.C6" office:value-type="string">
            <text:p text:style-name="Tabelltekst"><text:span text:style-name="T22">Barnehager, Tilskudd til samiske barnehagetilbud</text:span></text:p>
          </table:table-cell>
          <table:table-cell table:style-name="Table7.D6" office:value-type="string">
            <text:p text:style-name="P75"><text:span text:style-name="T22">15 160</text:span></text:p>
          </table:table-cell>
          <table:table-cell table:style-name="Table7.E6" office:value-type="string">
            <text:p text:style-name="P75"><text:span text:style-name="T22">15 660</text:span></text:p>
          </table:table-cell>
          <table:table-cell table:style-name="Table7.F6" office:value-type="string">
            <text:p text:style-name="P75"><text:span text:style-name="T22">16 565</text:span></text:p>
          </table:table-cell>
        </table:table-row>
        <table:table-row table:style-name="Table7.7">
          <table:table-cell table:style-name="Table7.A7" office:value-type="string">
            <text:p text:style-name="Tabelltekst"><text:span text:style-name="T87">260</text:span></text:p>
          </table:table-cell>
          <table:table-cell table:style-name="Table7.B7" office:value-type="string">
            <text:p text:style-name="P76"><text:span text:style-name="T87">50</text:span></text:p>
          </table:table-cell>
          <table:table-cell table:style-name="Table7.C7" office:value-type="string">
            <text:p text:style-name="Tabelltekst"><text:span text:style-name="T87">Universitet og høgskoler</text:span></text:p>
          </table:table-cell>
          <table:table-cell table:style-name="Table7.D7" office:value-type="string">
            <text:p text:style-name="P75"><text:span text:style-name="T87">77 744</text:span></text:p>
          </table:table-cell>
          <table:table-cell table:style-name="Table7.E7" office:value-type="string">
            <text:p text:style-name="P75"><text:span text:style-name="T87">80 584</text:span></text:p>
          </table:table-cell>
          <table:table-cell table:style-name="Table7.F7" office:value-type="string">
            <text:p text:style-name="P75"><text:span text:style-name="T87">83 938</text:span></text:p>
          </table:table-cell>
        </table:table-row>
        <table:table-row table:style-name="Table7.8">
          <table:table-cell table:style-name="Table7.A8" office:value-type="string">
            <text:p text:style-name="Tabelltekst"><text:span text:style-name="T87">281</text:span></text:p>
          </table:table-cell>
          <table:table-cell table:style-name="Table7.B8" office:value-type="string">
            <text:p text:style-name="P76"><text:span text:style-name="T87">70</text:span></text:p>
          </table:table-cell>
          <table:table-cell table:style-name="Table7.C8" office:value-type="string">
            <text:p text:style-name="Tabelltekst"><text:span text:style-name="T89">Felles tiltak for universitet og høgskoler. Andre overføringer</text:span><text:span text:style-name="T92">1</text:span></text:p>
          </table:table-cell>
          <table:table-cell table:style-name="Table7.D8" office:value-type="string">
            <text:p text:style-name="P75"><text:span text:style-name="T87">500</text:span></text:p>
          </table:table-cell>
          <table:table-cell table:style-name="Table7.E8" office:value-type="string">
            <text:p text:style-name="P75"><text:span text:style-name="T87">0</text:span></text:p>
          </table:table-cell>
          <table:table-cell table:style-name="Table7.F8" office:value-type="string">
            <text:p text:style-name="P75"><text:span text:style-name="T87">0</text:span></text:p>
          </table:table-cell>
        </table:table-row>
        <table:table-row table:style-name="Table7.9">
          <table:table-cell table:style-name="Table7.A9" office:value-type="string">
            <text:p text:style-name="Tabelltekst"><text:span text:style-name="T87">281</text:span></text:p>
          </table:table-cell>
          <table:table-cell table:style-name="Table7.B9" office:value-type="string">
            <text:p text:style-name="P76"><text:span text:style-name="T87">78</text:span></text:p>
          </table:table-cell>
          <table:table-cell table:style-name="Table7.C9" office:value-type="string">
            <text:p text:style-name="Tabelltekst"><text:span text:style-name="T89">Tilskudd til Universitets- og høgskolerådet</text:span></text:p>
          </table:table-cell>
          <table:table-cell table:style-name="Table7.D9" office:value-type="string">
            <text:p text:style-name="P75"><text:span text:style-name="T87">0</text:span></text:p>
          </table:table-cell>
          <table:table-cell table:style-name="Table7.E9" office:value-type="string">
            <text:p text:style-name="P75"><text:span text:style-name="T87">500</text:span></text:p>
          </table:table-cell>
          <table:table-cell table:style-name="Table7.F9" office:value-type="string">
            <text:p text:style-name="P75"><text:span text:style-name="T87">500</text:span></text:p>
          </table:table-cell>
        </table:table-row>
        <table:table-row table:style-name="Table7.10">
          <table:table-cell table:style-name="Table7.A10" office:value-type="string">
            <text:p text:style-name="Tabelltekst"><text:span text:style-name="T87">2410</text:span></text:p>
          </table:table-cell>
          <table:table-cell table:style-name="Table7.B10" office:value-type="string">
            <text:p text:style-name="P76"><text:span text:style-name="T87">73</text:span></text:p>
          </table:table-cell>
          <table:table-cell table:style-name="Table7.C10" office:value-type="string">
            <text:p text:style-name="Tabelltekst"><text:span text:style-name="T87">Statens lånekasse for utdanning, Avskrivninger, </text:span><text:span text:style-name="T90">overslagsbevilgning</text:span></text:p>
          </table:table-cell>
          <table:table-cell table:style-name="Table7.D10" office:value-type="string">
            <text:p text:style-name="P75"><text:span text:style-name="T87">200</text:span></text:p>
          </table:table-cell>
          <table:table-cell table:style-name="Table7.E10" office:value-type="string">
            <text:p text:style-name="P75"><text:span text:style-name="T87">300</text:span></text:p>
          </table:table-cell>
          <table:table-cell table:style-name="Table7.F10" office:value-type="string">
            <text:p text:style-name="P75"><text:span text:style-name="T87">200</text:span></text:p>
          </table:table-cell>
        </table:table-row>
        <table:table-row table:style-name="Table7.11">
          <table:table-cell table:style-name="Table7.A11" office:value-type="string">
            <text:p text:style-name="Tabelltekst"><text:span text:style-name="T22">Sum</text:span></text:p>
          </table:table-cell>
          <table:table-cell table:style-name="Table7.B11" office:value-type="string">
            <text:p text:style-name="P66"/>
          </table:table-cell>
          <table:table-cell table:style-name="Table7.C11" office:value-type="string">
            <text:p text:style-name="P67"/>
          </table:table-cell>
          <table:table-cell table:style-name="Table7.D11" office:value-type="string">
            <text:p text:style-name="P75"><text:span text:style-name="T22">308 463</text:span></text:p>
          </table:table-cell>
          <table:table-cell table:style-name="Table7.E11" office:value-type="string">
            <text:p text:style-name="P75"><text:span text:style-name="T22">311 323</text:span></text:p>
          </table:table-cell>
          <table:table-cell table:style-name="Table7.F11" office:value-type="string">
            <text:p text:style-name="P75"><text:span text:style-name="T22">334 112</text:span></text:p>
          </table:table-cell>
        </table:table-row>
      </table:table>
      <text:p text:style-name="P77"><text:span text:style-name="T77">1</text:span><text:span text:style-name="T14"> Bevilgningen er fra 2016 lagt inn i budsjettrammen til Universitets- og høyskolerådet for å reflektere at dette dreier seg om en varig oppgave. <text:line-break/></text:span></text:p>
      <text:p text:style-name="Standard">I tillegg blir det bevilget midler til samiske formål over disse kapitlene og postene:</text:p>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74"><text:span text:style-name="T1">Kap.</text:span></text:p>
          </table:table-cell>
          <table:table-cell table:style-name="Table8.A1" office:value-type="string">
            <text:p text:style-name="P74"><text:span text:style-name="T1">Post</text:span></text:p>
          </table:table-cell>
          <table:table-cell table:style-name="Table8.A1" office:value-type="string">
            <text:p text:style-name="P74"><text:span text:style-name="T1">Benevnelse</text:span></text:p>
          </table:table-cell>
        </table:table-row>
        <table:table-row table:style-name="Table8.1">
          <table:table-cell table:style-name="Table8.A2" office:value-type="string">
            <text:p text:style-name="P74"><text:span text:style-name="T1">226</text:span></text:p>
          </table:table-cell>
          <table:table-cell table:style-name="Table8.A2" office:value-type="string">
            <text:p text:style-name="P74"><text:span text:style-name="T1">21</text:span></text:p>
          </table:table-cell>
          <table:table-cell table:style-name="Table8.A2" office:value-type="string">
            <text:p text:style-name="P74"><text:span text:style-name="T1">Kvalitetsutvikling i grunnopplæringen, spesielle driftsutgifter</text:span></text:p>
          </table:table-cell>
        </table:table-row>
        <table:table-row table:style-name="Table8.1">
          <table:table-cell table:style-name="Table8.A2" office:value-type="string">
            <text:p text:style-name="P74"><text:span text:style-name="T1">254</text:span></text:p>
          </table:table-cell>
          <table:table-cell table:style-name="Table8.A2" office:value-type="string">
            <text:p text:style-name="P74"><text:span text:style-name="T1">70</text:span></text:p>
          </table:table-cell>
          <table:table-cell table:style-name="Table8.A2" office:value-type="string">
            <text:p text:style-name="P74"><text:span text:style-name="T1">Tilskudd til studieforbund</text:span></text:p>
          </table:table-cell>
        </table:table-row>
        <table:table-row table:style-name="Table8.1">
          <table:table-cell table:style-name="Table8.A2" office:value-type="string">
            <text:p text:style-name="P74"><text:span text:style-name="T1">260</text:span><text:span text:style-name="T77">2</text:span></text:p>
          </table:table-cell>
          <table:table-cell table:style-name="Table8.A2" office:value-type="string">
            <text:p text:style-name="P74"><text:span text:style-name="T1">50</text:span></text:p>
          </table:table-cell>
          <table:table-cell table:style-name="Table8.A2" office:value-type="string">
            <text:p text:style-name="P74"><text:span text:style-name="T1">Universitet og høgskoler</text:span></text:p>
          </table:table-cell>
        </table:table-row>
        <table:table-row table:style-name="Table8.1">
          <table:table-cell table:style-name="Table8.A5" office:value-type="string">
            <text:p text:style-name="P74"><text:span text:style-name="T1">285</text:span></text:p>
          </table:table-cell>
          <table:table-cell table:style-name="Table8.A5" office:value-type="string">
            <text:p text:style-name="P74"><text:span text:style-name="T1">52</text:span></text:p>
          </table:table-cell>
          <table:table-cell table:style-name="Table8.A5" office:value-type="string">
            <text:p text:style-name="P74"><text:span text:style-name="T1">Norges forskningsråd, Forskningsformål</text:span></text:p>
          </table:table-cell>
        </table:table-row>
      </table:table>
      <text:p text:style-name="Standard"><text:span text:style-name="T77">2</text:span><text:span text:style-name="T14"> Gjelder bevilgninger til andre universiteter og høgskoler enn Samisk høgskole, som får midler til samiske tiltak i sin årlige ramme. </text:span></text:p>
      <text:p text:style-name="Standard"/>
      <text:p text:style-name="Standard"><text:span text:style-name="T17">Kap. 222 Statlige grunn- og videregående skoler og grunnskoleinternat, post 01 Driftsutgifter og post 45 Større utstyrsanskaffelser og vedlikehold, </text:span><text:span text:style-name="T27">kan overføres</text:span></text:p>
      <text:p text:style-name="P46"><text:span text:style-name="T36">Bevilgningen</text:span><text:span text:style-name="T1"> på posten dekker hovedsakelig drift av Samisk videregående skole i Karasjok, Samisk videregående skole og reindriftsskole i Kautokeino og Sameskolen for Midt-Norge i Hattfjelldal. </text:span></text:p>
      <text:p text:style-name="P46"><text:soft-page-break/><text:span text:style-name="T1">Formålet med bevilgningen til de samiske skolene er blant annet å opprettholde og videreutvikle samisk identitet, språk og kultur. Skolene følger Kunnskapsløftet – Samisk. <text:s/></text:span></text:p>
      <text:p text:style-name="P46"><text:span text:style-name="T1">Ved skolen i Karasjok ble nytt tilbygg for byggfag og ombygging av spesialrom ferdigstilt og tatt i bruk i desember 2015. Bevilgningen er i 2017 økt med 2 mill. kroner for å dekke deler av de økte kostnadene til husleie som følge av nytt tilbygg og ombygging ved skolen i Karasjok. Kunnskapsdepartementet har i 2016 gitt Statsbygg i oppdrag å utarbeide et nytt forprosjekt for bygging av nye skolelokaler ved skolen i Kautokeino. </text:span></text:p>
      <text:p text:style-name="P46"><text:span text:style-name="T1">Skolen i Hattfjelldal har ikke faste elever, men gir samisk fjernundervisning og språksamlinger til norske og svenske elever som går på andre skoler. Skolen ble foreslått avviklet fra 2016. I forbindelse med behandlingen av revidert nasjonalbudsjett for 2016 bevilget Stortinget midler til å opprettholde driften ved Sameskolen for Midt-Norge i skoleåret 2016-2017, i påvente av alternativ organisering, jf. Innst. 400 S (2015</text:span><text:span text:style-name="T63">–</text:span><text:span text:style-name="T1">2016). Kunnskapsdepartementet er i dialog med Hattfjelldal kommune for å se på ulike løsninger for alternativ organisering fra neste skoleår. </text:span></text:p>
      <text:p text:style-name="P49"/>
      <text:p text:style-name="Standard"><text:span text:style-name="T17">Kap. 223 Sametinget, post 50 Tilskudd til Sametinget</text:span></text:p>
      <text:p text:style-name="Standard"><text:span text:style-name="T36">M</text:span><text:span text:style-name="T1">ålet med tilskuddet er å bidra med finansiering til utdanningsformål i Sametinget, inkludert utvikling og produksjon av læremiddel for samiske elever, herunder spesialpedagogiske læremidler, læreplanarbeid og tilskudd til råd og veiledning om samisk opplæring. </text:span></text:p>
      <text:p text:style-name="P15"/>
      <text:p text:style-name="P52"/>
      <text:p text:style-name="P38"><text:span text:style-name="T17">Kap. 225 Tiltak i grunnopplæringen, post 62 Tilskudd til de kommunale sameskolene i Snåsa og Målselv</text:span></text:p>
      <text:p text:style-name="Standard"><text:span text:style-name="T36">Tilskuddet finansierer drift av</text:span><text:span text:style-name="T1"> de kommunale sameskolene i Snåsa og Målselv med tilhørende internat. Skolene har hele landet som opptaksområde. Opplæringen ved skolene følger Kunnskapsløftet – Samisk. Målet med tilskuddsordningen er å medvirke til opprettholdelse og utvikling av samisk identitet, språk og kultur. </text:span></text:p>
      <text:p text:style-name="P15"/>
      <text:p text:style-name="Standard"><text:span text:style-name="T17">Kap. 225 Tiltak i grunnopplæringen, post 63 Tilskudd til samisk i grunnopplæringen</text:span></text:p>
      <text:p text:style-name="P55"><text:span text:style-name="T1">Under denne posten er det tre tilskuddsordninger: En for samiskopplæring i grunnskolen, en for samiskopplæring i den videregående opplæringen og en ordning med samiske studiehjemler for lærere. </text:span></text:p>
      <text:p text:style-name="P55"><text:span text:style-name="T36">M</text:span><text:span text:style-name="T63">ålet med tilskuddsordningen er å bidra med finansiering til kommuner, fylkeskommuner og friskoler som tilbyr samiskopplæring i samsvar med § 6-2 og § 6-3 i opplæringsloven. Opplæringen skal følge læreplanverket for Kunnskapsløftet </text:span><text:span text:style-name="T1">–</text:span><text:span text:style-name="T63"> Samisk. Målet med tilskuddsordningen er også å styrke kompetansen i samisk for lærere i grunnopplæringen.</text:span></text:p>
      <text:p text:style-name="Standard"><text:span text:style-name="T17">Kap. 226 Kvalitetsutvikling i grunnopplæringen, post 21 Kvalitetsutvikling i grunnopplæringen<text:line-break/></text:span><text:span text:style-name="T36">Bevilgningen</text:span><text:span text:style-name="T1"> bidrar til kvalitetsutviklingstiltak innenfor grunnopplæringen. I 2015 ble det blant annet utviklet et rammeverk for samisk fjernundervisning som skal medvirke til bedre kvalitet og likeverdighet i fjernundervisningstilbudene, bedre informasjon til skoler, foresatte og elever samt økt kompetanse blant fjernundervisningstilbydere. Bevilgningen for 2017 dekker i tillegg til ulike utviklingstiltak for samisk i grunnopplæringen, også 2 mill. kroner til Senter for samisk i opplæringen til videre drift av den samiske læremiddeltjenesten Ovttas/Aktan/Aktesne. </text:span></text:p>
      <text:p text:style-name="P15"/>
      <text:p text:style-name="Standard"><text:span text:style-name="T17">Kap. 231 barnehager, post 50 Tilskudd til samiske barnehagetilbud<text:line-break/></text:span><text:span text:style-name="T1">Tilskuddet skal bidra til å legge til rette for at samiske barn får utviklet sitt språk og sin kultur i barnehagen. I 2015 var det registrert 24 samiske barnehager og sju barnehager med samisk avdeling. Disse tallene er uforandret fra 2014. I tillegg er det registrert 29 barnehager med tilbud om samisk språkopplæring, mot 27 i 2014. Statistikk fra Sametinget viser at det i 2015 var totalt 783 barn som gikk i barnehage med samisk tilbud, mot 815 i 2014. Av disse gikk 581 barn i samisk barnehage (20 færre enn i 2014), 87 barn i barnehager med samisk avdeling og 115 barn i barnehager med tilbud om samisk språkopplæring. For 2017 foreslås det en samlet bevilgning på posten på 16,56 mill. kroner. </text:span></text:p>
      <text:p text:style-name="P15"/>
      <text:p text:style-name="P46"><text:span text:style-name="T68">Kap 254 Tilskudd til voksenopplæring, post 70 Tilskudd til studieforbund<text:line-break/></text:span><text:span text:style-name="T36">Tilskuddet bidrar til at godkjente studieforbund kan tilby fleksibel og brukertilpasset</text:span><text:span text:style-name="T1"> opplæring for voksne. Deler av tilskuddet går til samiske studieforbund. En mindre del går til refusjon av kostnader knyttet til opplæring av voksne i samisk språk på grunnskolenivå, gjennomført av godkjente studieforbund og nettskoler. Størrelsen på disse tilskuddene beregnes ut fra aktiviteten foregående år. Den samlede bevilgningen i 2016 er 208,4 mill. kroner. </text:span></text:p>
      <text:p text:style-name="P46"><text:span text:style-name="T1">Det foreslås at den samlede bevilgningen over kap. 254, post 70 videreføres på samme nivå i 2017, med 208,4 mill. kroner. </text:span></text:p>
      <text:p text:style-name="P15"/>
      <text:p text:style-name="P46"><text:span text:style-name="T17">Kap. 260 Universitet og høyskoler, post 50 Statlige universitet og høyskoler<text:line-break/></text:span><text:span text:style-name="T1">Samisk høgskole er en høyere utdannings- og forskningsinstitusjon som skal dekke det samiske samfunnets behov. Samisk er hovedspråk både i undervisning, forskning og administrasjon. Institusjonen har et nordisk-samisk og internasjonalt perspektiv, med studenter og ansatte fra alle land i Sápmi: Norge, Finland, Sverige og Russland. I 2015 hadde høgskolen 158 registrerte studenter og 101 ansatte (i årsverk).</text:span></text:p>
      <text:p text:style-name="P14">Det undervises og forskes i fagdisipliner som journalistikk, lærerutdanninger, samisk språk, reindrift, duodji/dáidda, joik, samisk fortellertradisjon og urfolkskunnskap. Felles for alle fagene er at de er basert på samisk kultur og tradisjonskunnskap. </text:p>
      <text:p text:style-name="P46"><text:span text:style-name="T36">Samisk høgskole fikk i 2015 tildelt 77,7 mill. kroner i rammebevilgning og 80,6 mill. kroner i 2016. For 2017 foreslås det en bevilgning på om lag 83,9 mill. kroner til Samisk høgskole. Bevilgningen dekker også Senter for samisk i opplæringen.</text:span></text:p>
      <text:p text:style-name="P28"/>
      <text:p text:style-name="Standard"><text:span text:style-name="T17">Kap. 281 Felles tiltak for universiteter og høyskoler, post 01 Driftsutgifter<text:line-break/></text:span><text:span text:style-name="T63">Kunnskapsdepartementet tildelte 1,1 mill. kroner i 2016 over kap. 281 post 01 til Samisk høgskole for drift av rammeplanutvalg for ny femårig samisk grunnskolelærerutdanning og tilhørende sekretariat. Samisk høgskole mottok 5,65 mill. kroner fra Forskningsrådet i 2016 til et strategisk høgskoleprosjekt om klima (kap. 281 </text:span><text:span text:style-name="T71">Felles tiltak for universitet og høgskolar</text:span><text:span text:style-name="T63">, post 50 Tilskudd til Norsk forskningsråd).</text:span></text:p>
      <text:p text:style-name="P39"/>
      <text:p text:style-name="Standard"><text:span text:style-name="T17">Kap. 281 Felles tiltak for universiteter og høyskoler, post 78 Tilskudd til Universitets- og høgskolerådet<text:line-break/></text:span><text:span text:style-name="T63">I 2016 ble tilskuddet på 0,5 mill. kroner til fagstrategisk organ for samisk høyere utdanning og forskning overført fra kap. 281 post 70 og lagt inn i budsjettrammen til Universitets- og høyskolerådet (UHR), på kap. 281 post 78, jf. Innst. 12 S (2015–2016) og Prop. 1 S (2015–2016) for Kunnskapsdepartementet. Bakgrunnen for overføringen er at dette er en varig oppgave som er lagt til UHR. </text:span></text:p>
      <text:p text:style-name="P39"/>
      <text:p text:style-name="P46"><text:span text:style-name="T17">Kap. 285 Norges forskningsråd, post 52 Langsiktig grunnleggende forskning<text:line-break/></text:span><text:span text:style-name="T1">Norges forskningsråd har et delansvar for finansiering av samisk forskning. Midler til samisk forskning over kap. 285, post 52 går hovedsakelig til Program for samisk forskning II (2007–2017). Programmet har et budsjett på 15,5 mill. kroner i 2016. Av disse kommer 11,7 mill. kroner fra Kunnskapsdepartementet og 3,8 mill. kroner fra Kommunal- og moderniseringsdepartementet. <text:s/></text:span></text:p>
      <text:p text:style-name="P46"><text:span text:style-name="T1">Programmet fokuserer på sentrale utfordringer for samisk forskning, herunder rekruttering og styrking av samisk som vitenskapsspråk. Programmet legger også vekt på kulturell og språklig variasjon i det samiske samfunnet, på internasjonalt samarbeid og på formidling av forskningen. Videre har Forskningsrådet tildelt fri prosjektstøtte på 4,68 mill. kroner i 2016 til tre prosjekter innenfor samisk språk, teologi og historie. </text:span></text:p>
      <text:p text:style-name="P15"><text:soft-page-break/></text:p>
      <text:p text:style-name="Standard"><text:span text:style-name="T20">Kap. 2410 post 73 </text:span><text:span text:style-name="T17">Avskrivninger</text:span><text:span text:style-name="T20">, </text:span><text:span text:style-name="T29">overslagsbevilgning<text:line-break/></text:span><text:span text:style-name="T41">Avskrivningene på posten omfatter ulike avskrivningsordninger i Lånekassen. Studenter som har kombinasjonen grunnskolelærerutdanning, praktisk-pedagogisk utdanning eller førskolelærerutdanning og samisk språk, får ettergitt lån i Statens lånekasse for utdanning med inntil 50</text:span><text:span text:style-name="T1"> </text:span><text:span text:style-name="T41">000 kroner. I 2015 ble det ettergitt lån til fire personer. Det forventes at om lag fire studenter per år vil få ettergivelse på dette grunnlaget i årene som kommer. </text:span></text:p>
      <text:p text:style-name="Standard"><text:span text:style-name="T41">For 2017 foreslås det en bevilgning til samiske formål på posten på 200 000 kroner.</text:span><text:bookmark-start text:name="_Toc430855550"/></text:p>
      <text:p text:style-name="P19"/>
      <text:h text:style-name="P10" text:outline-level="1"><text:bookmark-start text:name="_Toc463264604"/>Kulturdepartementet (KUD)<text:bookmark-end text:name="_Toc463264604"/><text:bookmark-end text:name="_Toc430855550"/></text:h>
      <text:p text:style-name="P61"><text:span text:style-name="T42"><text:tab/><text:tab/><text:tab/><text:tab/><text:tab/><text:tab/></text:span><text:span text:style-name="T46">(i 1000 kr)</text:span></text:p>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D"/>
        <table:table-row table:style-name="Table9.1">
          <table:table-cell table:style-name="Table9.A1" office:value-type="string">
            <text:p text:style-name="P70"/>
            <text:p text:style-name="P70"/>
            <text:p text:style-name="P74"><text:span text:style-name="T1">Kap.</text:span></text:p>
          </table:table-cell>
          <table:table-cell table:style-name="Table9.A1" office:value-type="string">
            <text:p text:style-name="P65"/>
            <text:p text:style-name="P65"/>
            <text:p text:style-name="Tabelltekst"><text:span text:style-name="T1">Post</text:span></text:p>
          </table:table-cell>
          <table:table-cell table:style-name="Table9.A1" office:value-type="string">
            <text:p text:style-name="P70"/>
            <text:p text:style-name="P70"/>
            <text:p text:style-name="P74"><text:span text:style-name="T1">Benevnelse</text:span></text:p>
          </table:table-cell>
          <table:table-cell table:style-name="Table9.A1" office:value-type="string">
            <text:p text:style-name="P71"/>
            <text:p text:style-name="P75"><text:span text:style-name="T1">Regnskap</text:span></text:p>
            <text:p text:style-name="P75"><text:span text:style-name="T1">2015</text:span></text:p>
          </table:table-cell>
          <table:table-cell table:style-name="Table9.A1" office:value-type="string">
            <text:p text:style-name="P75"><text:span text:style-name="T1">Saldert</text:span></text:p>
            <text:p text:style-name="P75"><text:span text:style-name="T1">budsjett</text:span></text:p>
            <text:p text:style-name="P75"><text:span text:style-name="T1">2016</text:span></text:p>
          </table:table-cell>
          <table:table-cell table:style-name="Table9.A1" office:value-type="string">
            <text:p text:style-name="P72"/>
            <text:p text:style-name="P75"><text:span text:style-name="T1">Forslag</text:span></text:p>
            <text:p text:style-name="P75"><text:span text:style-name="T1">2017</text:span></text:p>
          </table:table-cell>
        </table:table-row>
        <table:table-row table:style-name="Table9.1">
          <table:table-cell table:style-name="Table9.A2" office:value-type="string">
            <text:p text:style-name="P74"><text:span text:style-name="T1">325</text:span></text:p>
          </table:table-cell>
          <table:table-cell table:style-name="Table9.A2" office:value-type="string">
            <text:p text:style-name="Tabelltekst"><text:span text:style-name="T1">53</text:span></text:p>
          </table:table-cell>
          <table:table-cell table:style-name="Table9.A2" office:value-type="string">
            <text:p text:style-name="P74"><text:span text:style-name="T1">Allmenne kulturformål, Sametinget</text:span></text:p>
          </table:table-cell>
          <table:table-cell table:style-name="Table9.A2" office:value-type="string">
            <text:p text:style-name="P32"><text:span text:style-name="T47">78 986</text:span><text:span text:style-name="T83">1</text:span></text:p>
          </table:table-cell>
          <table:table-cell table:style-name="Table9.A2" office:value-type="string">
            <text:p text:style-name="P32"><text:span text:style-name="T47">80 487</text:span><text:span text:style-name="T83">1</text:span><text:span text:style-name="T47"> </text:span></text:p>
          </table:table-cell>
          <table:table-cell table:style-name="Table9.A2" office:value-type="string">
            <text:p text:style-name="P32"><text:span text:style-name="T47">81 900</text:span></text:p>
          </table:table-cell>
        </table:table-row>
        <table:table-row table:style-name="Table9.1">
          <table:table-cell table:style-name="Table9.A2" office:value-type="string">
            <text:p text:style-name="P74"><text:span text:style-name="T1">323</text:span></text:p>
          </table:table-cell>
          <table:table-cell table:style-name="Table9.A2" office:value-type="string">
            <text:p text:style-name="Tabelltekst"><text:span text:style-name="T1">72</text:span></text:p>
          </table:table-cell>
          <table:table-cell table:style-name="Table9.A2" office:value-type="string">
            <text:p text:style-name="P74"><text:span text:style-name="T1">Musikkformål, Knutepunktinstitusjoner </text:span></text:p>
          </table:table-cell>
          <table:table-cell table:style-name="Table9.A2" office:value-type="string">
            <text:p text:style-name="P32"><text:span text:style-name="T47">2 293</text:span></text:p>
          </table:table-cell>
          <table:table-cell table:style-name="Table9.A2" office:value-type="string">
            <text:p text:style-name="P32"><text:span text:style-name="T47">0</text:span><text:span text:style-name="T83">2</text:span></text:p>
          </table:table-cell>
          <table:table-cell table:style-name="Table9.A2" office:value-type="string">
            <text:p text:style-name="P32"><text:span text:style-name="T47">0</text:span><text:span text:style-name="T83">2</text:span></text:p>
          </table:table-cell>
        </table:table-row>
        <table:table-row table:style-name="Table9.1">
          <table:table-cell table:style-name="Table9.A2" office:value-type="string">
            <text:p text:style-name="P74"><text:span text:style-name="T1">334</text:span></text:p>
          </table:table-cell>
          <table:table-cell table:style-name="Table9.A2" office:value-type="string">
            <text:p text:style-name="P74"><text:span text:style-name="T1">78</text:span></text:p>
          </table:table-cell>
          <table:table-cell table:style-name="Table9.A2" office:value-type="string">
            <text:p text:style-name="P74"><text:span text:style-name="T1">Film og medieformål, Ymse faste tiltak, Internasjonalt Samisk filminstitutt (ISFI) </text:span></text:p>
          </table:table-cell>
          <table:table-cell table:style-name="Table9.A2" office:value-type="string">
            <text:p text:style-name="P32"><text:span text:style-name="T47">3 262</text:span><text:span text:style-name="T83">3</text:span></text:p>
          </table:table-cell>
          <table:table-cell table:style-name="Table9.A2" office:value-type="string">
            <text:p text:style-name="P32"><text:span text:style-name="T47">3 970 </text:span></text:p>
          </table:table-cell>
          <table:table-cell table:style-name="Table9.A2" office:value-type="string">
            <text:p text:style-name="P32"><text:span text:style-name="T47">4 540</text:span></text:p>
          </table:table-cell>
        </table:table-row>
        <table:table-row table:style-name="Table9.1">
          <table:table-cell table:style-name="Table9.A2" office:value-type="string">
            <text:p text:style-name="P74"><text:span text:style-name="T1">335</text:span></text:p>
          </table:table-cell>
          <table:table-cell table:style-name="Table9.A2" office:value-type="string">
            <text:p text:style-name="Tabelltekst"><text:span text:style-name="T1">75</text:span></text:p>
          </table:table-cell>
          <table:table-cell table:style-name="Table9.A2" office:value-type="string">
            <text:p text:style-name="P74"><text:span text:style-name="T1">Mediestøtte/Tilskudd til samiske aviser</text:span></text:p>
          </table:table-cell>
          <table:table-cell table:style-name="Table9.A2" office:value-type="string">
            <text:p text:style-name="P32"><text:span text:style-name="T47">25 031</text:span></text:p>
          </table:table-cell>
          <table:table-cell table:style-name="Table9.A2" office:value-type="string">
            <text:p text:style-name="P32"><text:span text:style-name="T47">27 031</text:span></text:p>
          </table:table-cell>
          <table:table-cell table:style-name="Table9.A2" office:value-type="string">
            <text:p text:style-name="P32"><text:span text:style-name="T47">27 500</text:span></text:p>
          </table:table-cell>
        </table:table-row>
        <table:table-row table:style-name="Table9.1">
          <table:table-cell table:style-name="Table9.A1" office:value-type="string">
            <text:p text:style-name="P73"/>
          </table:table-cell>
          <table:table-cell table:style-name="Table9.A1" office:value-type="string">
            <text:p text:style-name="P73"/>
          </table:table-cell>
          <table:table-cell table:style-name="Table9.A1" office:value-type="string">
            <text:p text:style-name="P74"><text:span text:style-name="T1">Sum</text:span></text:p>
          </table:table-cell>
          <table:table-cell table:style-name="Table9.A1" office:value-type="string">
            <text:p text:style-name="P32"><text:span text:style-name="T47">109 572</text:span></text:p>
          </table:table-cell>
          <table:table-cell table:style-name="Table9.A1" office:value-type="string">
            <text:p text:style-name="P32"><text:span text:style-name="T74">111 488</text:span></text:p>
          </table:table-cell>
          <table:table-cell table:style-name="Table9.A1" office:value-type="string">
            <text:p text:style-name="P32"><text:span text:style-name="T47">113 940</text:span></text:p>
          </table:table-cell>
        </table:table-row>
      </table:table>
      <text:p text:style-name="Standard"><text:span text:style-name="T82">1 </text:span><text:span text:style-name="T99">Tilskuddet ble fram til 2016 bevilget under kap. 320 Allmenne kulturformål, post 53 Sametinget.</text:span></text:p>
      <text:p text:style-name="Standard"><text:span text:style-name="T82">2 </text:span><text:span text:style-name="T99">Tilskuddet ble i 2016 flyttet til kap. 323 Musikkformål, post 55 Norsk kulturfond, jf. omtale under.</text:span></text:p>
      <text:p text:style-name="Standard"><text:span text:style-name="T82">3 </text:span><text:span text:style-name="T99">Tilskuddet ble til og med 2015 bevilget under kap. 334 Film- og medieformål, post 73 Regional filmsatsing. Beløpet viser bare til tildelingene til samiske formål. En nærmere spesifisering av budsjettpostens totale størrelse finnes i Kulturdepartementets Prop. 1 S (2016-2017). </text:span></text:p>
      <text:p text:style-name="P5"/>
      <text:p text:style-name="Default"><text:span text:style-name="T43">I tillegg blir det bevilget midler til samiske formål over følgende budsjettkapitler:</text:span></text:p>
      <text:p text:style-name="P5"/>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74"><text:span text:style-name="T1">Kap.</text:span></text:p>
          </table:table-cell>
          <table:table-cell table:style-name="Table10.A1" office:value-type="string">
            <text:p text:style-name="Tabelltekst"><text:span text:style-name="T1">Post</text:span></text:p>
          </table:table-cell>
          <table:table-cell table:style-name="Table10.A1" office:value-type="string">
            <text:p text:style-name="P74"><text:span text:style-name="T1">Benevnelse</text:span></text:p>
          </table:table-cell>
        </table:table-row>
        <table:table-row table:style-name="Table10.1">
          <table:table-cell table:style-name="Table10.A2" office:value-type="string">
            <text:p text:style-name="Tabelltekst"><text:span text:style-name="T1">325</text:span></text:p>
          </table:table-cell>
          <table:table-cell table:style-name="Table10.A2" office:value-type="string">
            <text:p text:style-name="Tabelltekst"><text:span text:style-name="T1">72</text:span></text:p>
          </table:table-cell>
          <table:table-cell table:style-name="Table10.A2" office:value-type="string">
            <text:p text:style-name="P74"><text:span text:style-name="T1">Allmenne kulturformål, Kultursamarbeid i nordområdene</text:span></text:p>
          </table:table-cell>
        </table:table-row>
        <table:table-row table:style-name="Table10.1">
          <table:table-cell table:style-name="Table10.A2" office:value-type="string">
            <text:p text:style-name="Tabelltekst"><text:span text:style-name="T1">320</text:span></text:p>
          </table:table-cell>
          <table:table-cell table:style-name="Table10.A2" office:value-type="string">
            <text:p text:style-name="Tabelltekst"><text:span text:style-name="T1">55</text:span></text:p>
          </table:table-cell>
          <table:table-cell table:style-name="Table10.A2" office:value-type="string">
            <text:p text:style-name="P74"><text:span text:style-name="T1">Norsk kulturfond, Musikkformål</text:span></text:p>
          </table:table-cell>
        </table:table-row>
        <table:table-row table:style-name="Table10.1">
          <table:table-cell table:style-name="Table10.A2" office:value-type="string">
            <text:p text:style-name="Tabelltekst"><text:span text:style-name="T1">329</text:span></text:p>
          </table:table-cell>
          <table:table-cell table:style-name="Table10.A2" office:value-type="string">
            <text:p text:style-name="P74"><text:span text:style-name="T1">01</text:span></text:p>
          </table:table-cell>
          <table:table-cell table:style-name="Table10.A2" office:value-type="string">
            <text:p text:style-name="P74"><text:span text:style-name="T1">Arkivformål, Driftsutgifter</text:span></text:p>
          </table:table-cell>
        </table:table-row>
        <table:table-row table:style-name="Table10.1">
          <table:table-cell table:style-name="Table10.A5" office:value-type="string">
            <text:p text:style-name="Tabelltekst"><text:span text:style-name="T1">340</text:span></text:p>
          </table:table-cell>
          <table:table-cell table:style-name="Table10.A5" office:value-type="string">
            <text:p text:style-name="P74"><text:span text:style-name="T1">70</text:span></text:p>
          </table:table-cell>
          <table:table-cell table:style-name="Table10.A5" office:value-type="string">
            <text:p text:style-name="P74"><text:span text:style-name="T1">Den norske kirke, Rammetilskudd til Den norske kirke</text:span></text:p>
          </table:table-cell>
        </table:table-row>
      </table:table>
      <text:p text:style-name="Standard"><text:span text:style-name="T14">Videre er det flere tiltak som mottar tilskudd/bevilgninger fra Kulturdepartementet som har oppgaver og aktiviteter knyttet til samisk kunst og kultur. Det gjelder for eksempel Nasjonalbiblioteket, Norsk kulturråd og museene i det nasjonale museumsnettverket.</text:span></text:p>
      <text:p text:style-name="P16"/>
      <text:p text:style-name="Standard"><text:span text:style-name="T17">Kap. 325 Allmenne kulturformål, post 53 Sametinget<text:line-break/></text:span><text:span text:style-name="T1">Sametinget forvalter en rammebevilgning til kulturformål under statsbudsjettets kap. 325, post 53. Bevilgningen skal bidra til Sametingets arbeid med å legge til rette for et levende og mangfoldig samisk kunst- og kulturliv av god kvalitet, som er tilgjengelig for alle.</text:span></text:p>
      <text:p text:style-name="P15"/>
      <text:p text:style-name="Standard"><text:span text:style-name="T17">Kap 323 Musikkformål, post 55 Norsk kulturfond<text:line-break/></text:span><text:span text:style-name="T1">Riddu Ri</text:span><text:span text:style-name="T37">đđ</text:span><text:span text:style-name="T1">u-festivalen fikk knutepunktstatus i 2009 og har mottatt tilskudd fra ordningen over statsbudsjettets kap. 323, post 72. Kulturdepartementet har avviklet knutepunktordningen fra og med 2016, jf. Prop. 1 S (2015-2016) for Kulturdepartementet. De fleste tiltakene under ordningen, inkludert Riddu Ri</text:span><text:span text:style-name="T37">đđ</text:span><text:span text:style-name="T1">u-festivalen, er overført til Norsk kulturfond, hvor festivalen vil vurderes årlig i sammenheng med øvrige festivaler og annen arrangørstøtte.</text:span></text:p>
      <text:p text:style-name="P15"><text:soft-page-break/></text:p>
      <text:p text:style-name="Default"><text:span text:style-name="T19">Kap. 334 Film- og medieformål, post 78 Ymse faste tiltak <text:line-break/></text:span><text:span text:style-name="T1">Internasjonalt Samisk Filminstitutt (ISFI) har nasjonal status. Tilskuddet til ISFI blir foretatt på et særskilt grunnlag og ikke ut fra de samme kriteriene som midler til regionale filmvirksomheter. Det foreslås en økning på 0,5 mill. kroner til ISFI i 2017. Økningen kan brukes både til drift av ISFI og bevilgninger til samiske audiovisuelle produksjoner. Formålet er å sikre ISFI en bedre driftssituasjon, slik at de kan videreføre og styrke satsingen på produksjon og formidling av samiske audiovisuelle produksjoner.</text:span></text:p>
      <text:p text:style-name="P3"/>
      <text:p text:style-name="Standard"><text:span text:style-name="T17">Kap. 335 Mediestøtte, post 75 Tilskudd til samiske aviser<text:line-break/></text:span><text:span text:style-name="T1">Under denne posten gis det tilskudd til produksjon av samiske aviser og tilskudd til produksjon av avissider på lulesamisk og sørsamisk. Ordningen er regulert i forskrift fastsatt av Kulturdepartementet, og midlene fordeles av Medietilsynet.</text:span></text:p>
      <text:p text:style-name="P15"/>
      <text:p text:style-name="Standard"><text:span text:style-name="T17">Kap. 325 Allmenne kulturformål, post 72 Kultursamarbeid i nordområdene<text:line-break/></text:span><text:span text:style-name="T1">I det norsk-russiske kultursamarbeidet etableres treårige samarbeidsprogrammer med sikte på utvikling av det norsk-russiske kultursamarbeidet. Departementet gir treårig prosjektstøtte til utviklingsarbeid innenfor ulike deler av kulturfeltet, herunder til samisk kultur og urfolkskultur.</text:span></text:p>
      <text:p text:style-name="P15"/>
      <text:p text:style-name="Standard"><text:span text:style-name="T17">Kap. 329 Arkivformål, post 01 Driftsutgifter<text:line-break/></text:span><text:span text:style-name="T1">Drift av Samisk arkiv dekkes innenfor de årlige bevilgningene til Arkivverket over statsbudsjettets kap. 329, post 01.</text:span></text:p>
      <text:p text:style-name="P15"/>
      <text:p text:style-name="P46"><text:span text:style-name="T17">Kap. 340 Den norske kirke, post 70 Rammetilskudd til Den norske kirke<text:line-break/></text:span><text:span text:style-name="T1">Av midler som blir tildelt Kirkerådet over kapittel 340 Den norske kirke, inngår midler til å finansiere driften og virksomheten til Samisk kirkeråd. Rådet har til oppgave å samordne kirkens innsats blant de samiske befolkningsgruppene og arbeide for å bedre folks kjennskap til samisk kirkeliv. Også utgifter til kirkelig betjening av den samiske befolkningen inngår. Flere steder i Nord- og Sør-Hålogaland bispedømmer er det tilsatt samiskspråklige prester og samiske kirketolker. Det sørsamiske språkområdet omfatter Nidaros bispedømme og deler av Sør-Hålogaland og Hamar bispedømme. Det er egen preste- og diakonstilling med tjeneste overfor sørsamene.</text:span></text:p>
      <text:p text:style-name="P46"><text:span text:style-name="T1">Kirkelig utdanningssenter i nord gir et kirkelig utdanningstilbud i nord og har blant annet til formål å profilere det samiske perspektivet i praktisk-kirkelig utdanning.</text:span></text:p>
      <text:p text:style-name="P46"><text:span text:style-name="T1">Innenfor trosopplæringsreformen i Den norske kirke nyttes midler til utvikling av opplæringstilbud overfor barn og unge i den samiske befolkningen.</text:span></text:p>
      <text:p text:style-name="P46"><text:span text:style-name="T1">Det har over lengre tid pågått et arbeid i regi av Det norske Bibelselskap til oversettelse og revisjon av bibelske tekster på samisk. Tilskudd til dette arbeidet forvaltes og fordeles av Kirkemøtet.</text:span></text:p>
      <text:p text:style-name="P15"/>
      <text:p text:style-name="Standard"><text:span text:style-name="T17">Spillemidler til samisk idrett<text:line-break/></text:span><text:span text:style-name="T1">Ved fordeling av overskuddet til Norsk Tipping AS for spilleåret 2015 til idrettsformål i 2016, ble det avsatt kr 750 000 til samisk idrett. Tilskuddet overføres Sametinget som er ansvarlig for den videre fordelingen i tråd med målsettingen for tilskuddet. Begrunnelse for et eget tilskudd til samisk idrett er opprettholdelse og videreutvikling av særegne samiske idrettsaktiviteter.</text:span></text:p>
      <text:p text:style-name="P44"/>
      <text:p text:style-name="P44"/>
      <text:p text:style-name="P44"/>
      <text:p text:style-name="P44"/>
      <text:p text:style-name="P44"/>
      <text:p text:style-name="P44"/>
      <text:p text:style-name="P44"/>
      <text:p text:style-name="P44"/>
      <text:p text:style-name="P44"/>
      <text:p text:style-name="P44"><text:soft-page-break/></text:p>
      <text:p text:style-name="P44"/>
      <text:p text:style-name="P45"/>
      <text:p text:style-name="P18"><text:bookmark-start text:name="_Toc430855551"/></text:p>
      <text:h text:style-name="P10" text:outline-level="1"><text:bookmark-start text:name="_Toc463264605"/><text:span text:style-name="T56">Justisdepartementet (JD)</text:span><text:bookmark-end text:name="_Toc463264605"/><text:bookmark-end text:name="_Toc430855551"/><text:span text:style-name="T56"> </text:span></text:h>
      <text:p text:style-name="P32"><text:span text:style-name="T8">(i 1000 kr)</text:span></text:p>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row table:style-name="Table11.1">
          <table:table-cell table:style-name="Table11.A1" office:value-type="string">
            <text:p text:style-name="P70"/>
            <text:p text:style-name="P70"/>
            <text:p text:style-name="P74"><text:span text:style-name="T1">Kap.</text:span></text:p>
          </table:table-cell>
          <table:table-cell table:style-name="Table11.A1" office:value-type="string">
            <text:p text:style-name="P70"/>
            <text:p text:style-name="P70"/>
            <text:p text:style-name="P74"><text:span text:style-name="T1">Post</text:span></text:p>
          </table:table-cell>
          <table:table-cell table:style-name="Table11.A1" office:value-type="string">
            <text:p text:style-name="P70"/>
            <text:p text:style-name="P70"/>
            <text:p text:style-name="P74"><text:span text:style-name="T1">Benevnelse</text:span></text:p>
          </table:table-cell>
          <table:table-cell table:style-name="Table11.A1" office:value-type="string">
            <text:p text:style-name="P71"/>
            <text:p text:style-name="P75"><text:span text:style-name="T1">Regnskap</text:span></text:p>
            <text:p text:style-name="P75"><text:span text:style-name="T1">2015</text:span></text:p>
          </table:table-cell>
          <table:table-cell table:style-name="Table11.A1" office:value-type="string">
            <text:p text:style-name="P75"><text:span text:style-name="T1">Saldert</text:span></text:p>
            <text:p text:style-name="P75"><text:span text:style-name="T1">budsjett</text:span></text:p>
            <text:p text:style-name="P75"><text:span text:style-name="T1">2016</text:span></text:p>
          </table:table-cell>
          <table:table-cell table:style-name="Table11.A1" office:value-type="string">
            <text:p text:style-name="P71"/>
            <text:p text:style-name="P75"><text:span text:style-name="T1">Forslag</text:span></text:p>
            <text:p text:style-name="P75"><text:span text:style-name="T1">2017</text:span></text:p>
          </table:table-cell>
        </table:table-row>
        <table:table-row table:style-name="Table11.1">
          <table:table-cell table:style-name="Table11.A2" office:value-type="string">
            <text:p text:style-name="Tabelltekst"><text:span text:style-name="T1">440</text:span></text:p>
          </table:table-cell>
          <table:table-cell table:style-name="Table11.A2" office:value-type="string">
            <text:p text:style-name="Tabelltekst"><text:span text:style-name="T1">01</text:span></text:p>
          </table:table-cell>
          <table:table-cell table:style-name="Table11.A2" office:value-type="string">
            <text:p text:style-name="Tabelltekst"><text:span text:style-name="T1">Politidirektoratet – politi og lensmannsetat, Driftsutgifter</text:span></text:p>
          </table:table-cell>
          <table:table-cell table:style-name="Table11.A2" office:value-type="string">
            <text:p text:style-name="P75"><text:span text:style-name="T22">400</text:span></text:p>
          </table:table-cell>
          <table:table-cell table:style-name="Table11.A2" office:value-type="string">
            <text:p text:style-name="P75"><text:span text:style-name="T22">400</text:span></text:p>
          </table:table-cell>
          <table:table-cell table:style-name="Table11.A2" office:value-type="string">
            <text:p text:style-name="P75"><text:span text:style-name="T22">400</text:span></text:p>
          </table:table-cell>
        </table:table-row>
        <table:table-row table:style-name="Table11.1">
          <table:table-cell table:style-name="Table11.A2" office:value-type="string">
            <text:p text:style-name="Tabelltekst"><text:span text:style-name="T1">410</text:span></text:p>
          </table:table-cell>
          <table:table-cell table:style-name="Table11.A2" office:value-type="string">
            <text:p text:style-name="Tabelltekst"><text:span text:style-name="T1">01</text:span></text:p>
          </table:table-cell>
          <table:table-cell table:style-name="Table11.A2" office:value-type="string">
            <text:p text:style-name="Tabelltekst"><text:span text:style-name="T1">Tingrettene og lagmannsrettene</text:span></text:p>
          </table:table-cell>
          <table:table-cell table:style-name="Table11.A2" office:value-type="string">
            <text:p text:style-name="P75"><text:span text:style-name="T22">21 800</text:span></text:p>
          </table:table-cell>
          <table:table-cell table:style-name="Table11.A2" office:value-type="string">
            <text:p text:style-name="P75"><text:span text:style-name="T22">21 600</text:span></text:p>
          </table:table-cell>
          <table:table-cell table:style-name="Table11.A2" office:value-type="string">
            <text:p text:style-name="P75"><text:span text:style-name="T22">0</text:span><text:span text:style-name="T81">1</text:span></text:p>
          </table:table-cell>
        </table:table-row>
        <table:table-row table:style-name="Table11.1">
          <table:table-cell table:style-name="Table11.A1" office:value-type="string">
            <text:p text:style-name="P65"/>
          </table:table-cell>
          <table:table-cell table:style-name="Table11.A1" office:value-type="string">
            <text:p text:style-name="P65"/>
          </table:table-cell>
          <table:table-cell table:style-name="Table11.A1" office:value-type="string">
            <text:p text:style-name="Tabelltekst"><text:span text:style-name="T1">Sum</text:span></text:p>
          </table:table-cell>
          <table:table-cell table:style-name="Table11.A1" office:value-type="string">
            <text:p text:style-name="P75"><text:span text:style-name="T22">22 200</text:span></text:p>
          </table:table-cell>
          <table:table-cell table:style-name="Table11.A1" office:value-type="string">
            <text:p text:style-name="P75"><text:span text:style-name="T22">22 000</text:span></text:p>
          </table:table-cell>
          <table:table-cell table:style-name="Table11.A1" office:value-type="string">
            <text:p text:style-name="P75"><text:span text:style-name="T22">400</text:span></text:p>
          </table:table-cell>
        </table:table-row>
      </table:table>
      <text:p text:style-name="Standard"><text:span text:style-name="T82">1 </text:span><text:span text:style-name="T15">Tildelingen for 2017 til Finnmarkskommisjonen, Utmarksdomstolen for Finnmark og Indre Finnmark tingrett avklares senere. <text:s/></text:span></text:p>
      <text:p text:style-name="P20"/>
      <text:p text:style-name="Standard"><text:span text:style-name="T18">Kap. 440 Politidirektoratet – politi- og lensmannsetaten, post 01 Driftsutgifter </text:span></text:p>
      <text:p text:style-name="P55"><text:span text:style-name="T1">Under kap. 440, post 01 har det i flere år blitt stilt midler til disposisjon for de politidistriktene hvor det er kommuner innenfor forvaltningsområdet for samisk språk. Målsettingen er å motivere til økt kunnskap om samisk språk og kultur i politidistrikter med samisk befolkning. Politidistrikter som har kommuner med tospråklig forvaltning, kan tildeles midler for utgifter de har hatt som følge av dette. Ordningen administreres av Politidirektoratet i henhold til ny instruks av 16. juli 2015, som er gjeldende fra 1. januar 2016. </text:span></text:p>
      <text:p text:style-name="P55"><text:span text:style-name="T1">Politidirektoratet har etablert en ressursgruppe med polititjenestemenn med samisk bakgrunn og/eller som behersker samisk språk. Gruppen skal veilede direktoratet og politidistriktene i spørsmål som angår samisk språk og samisk kultur i politiet. Det er iverksatt et arbeid med å styrke samisk språk knyttet til behandling av saker hvor samiske barn har vært utsatt for vold eller overgrep. Statens barnehus i Tromsø er i den forbindelse gitt et ansvar, og har styrket bemanningen med en samiskspråklig psykolog. I Finnmark politidistrikt er prosjektet for å styrke innsatsen mot vold i nære relasjoner i samiske områder nå i ordinær drift. Det er videre lagt til rette for bruk av samisk språk i politiets elektroniske saksbehandlingsverktøy. Arbeid med andre tiltak for å styrke samisk språk i politiet, med henvisning til regjeringens handlingsplan for samiske språk, er fortsatt under utvikling. </text:span></text:p>
      <text:p text:style-name="P55"><text:span text:style-name="T1">For 2016 er det satt av 400 000 kroner. Det tas sikte på å sette av tilsvarende beløp i 2017.</text:span></text:p>
      <text:p text:style-name="Standard"><text:span text:style-name="T17">Kap. 410 Tingrettene og lagmannsrettene, post 01 Driftsutgifter<text:line-break/></text:span><text:span text:style-name="T1">Under kap. 410, post 01 blir det stilt midler til disposisjon for Finnmarkskommisjonen, Utmarksdomstolen for Finnmark og Indre Finnmark tingrett. Tildelingen for 2017 avklares senere. <text:s/></text:span></text:p>
      <text:p text:style-name="P15"/>
      <text:p text:style-name="P16"/>
      <text:p text:style-name="P16"/>
      <text:p text:style-name="P16"/>
      <text:p text:style-name="P16"/>
      <text:p text:style-name="P16"/>
      <text:p text:style-name="P16"/>
      <text:p text:style-name="P16"/>
      <text:p text:style-name="P16"/>
      <text:p text:style-name="P16"/>
      <text:p text:style-name="P16"/>
      <text:p text:style-name="P43"><text:soft-page-break/></text:p>
      <text:p text:style-name="P18"><text:bookmark-start text:name="_Toc430855552"/></text:p>
      <text:h text:style-name="P10" text:outline-level="1"><text:bookmark-start text:name="_Toc463264606"/><text:span text:style-name="T56">Helse- og omsorgsdepartementet (HOD)</text:span><text:bookmark-end text:name="_Toc463264606"/><text:bookmark-end text:name="_Toc430855552"/><text:span text:style-name="T56"> </text:span></text:h>
      <text:p text:style-name="P21"/>
      <table:table table:name="Table12" table:style-name="Table12">
        <table:table-column table:style-name="Table12.A"/>
        <table:table-column table:style-name="Table12.B"/>
        <table:table-column table:style-name="Table12.C"/>
        <table:table-column table:style-name="Table12.D"/>
        <table:table-column table:style-name="Table12.E"/>
        <table:table-column table:style-name="Table12.F"/>
        <table:table-column table:style-name="Table12.G"/>
        <table:table-row table:style-name="Table12.1">
          <table:table-cell table:style-name="Table12.A1" office:value-type="string">
            <text:p text:style-name="P67"/>
          </table:table-cell>
          <table:table-cell table:style-name="Table12.A1" office:value-type="string">
            <text:p text:style-name="P67"/>
          </table:table-cell>
          <table:table-cell table:style-name="Table12.A1" office:value-type="string">
            <text:p text:style-name="P67"/>
          </table:table-cell>
          <table:table-cell table:style-name="Table12.A1" office:value-type="string">
            <text:p text:style-name="P68"/>
          </table:table-cell>
          <table:table-cell table:style-name="Table12.A1" office:value-type="string">
            <text:p text:style-name="P68"/>
          </table:table-cell>
          <table:table-cell table:style-name="Table12.A1" table:number-columns-spanned="2" office:value-type="string">
            <text:p text:style-name="P54"><text:span text:style-name="T47">(i 1000 kr)</text:span></text:p>
          </table:table-cell>
          <table:covered-table-cell/>
        </table:table-row>
        <table:table-row table:style-name="Table12.1">
          <table:table-cell table:style-name="Table12.A2" office:value-type="string">
            <text:p text:style-name="P67"/>
            <text:p text:style-name="P67"/>
            <text:p text:style-name="P74"><text:span text:style-name="T22">Kap.</text:span></text:p>
          </table:table-cell>
          <table:table-cell table:style-name="Table12.A2" office:value-type="string">
            <text:p text:style-name="P67"/>
            <text:p text:style-name="P67"/>
            <text:p text:style-name="P74"><text:span text:style-name="T22">post</text:span></text:p>
          </table:table-cell>
          <table:table-cell table:style-name="Table12.A2" office:value-type="string">
            <text:p text:style-name="P67"/>
            <text:p text:style-name="P67"/>
            <text:p text:style-name="P74"><text:span text:style-name="T22">Benevnelse</text:span></text:p>
          </table:table-cell>
          <table:table-cell table:style-name="Table12.A2" office:value-type="string">
            <text:p text:style-name="P68"/>
            <text:p text:style-name="P75"><text:span text:style-name="T22">Regnskap</text:span></text:p>
            <text:p text:style-name="P75"><text:span text:style-name="T22">2015</text:span></text:p>
          </table:table-cell>
          <table:table-cell table:style-name="Table12.A2" table:number-columns-spanned="2" office:value-type="string">
            <text:p text:style-name="P75"><text:span text:style-name="T22">Saldert</text:span></text:p>
            <text:p text:style-name="P75"><text:span text:style-name="T22">budsjett</text:span></text:p>
            <text:p text:style-name="P75"><text:span text:style-name="T22">2016</text:span></text:p>
          </table:table-cell>
          <table:covered-table-cell/>
          <table:table-cell table:style-name="Table12.A2" office:value-type="string">
            <text:p text:style-name="P68"/>
            <text:p text:style-name="P75"><text:span text:style-name="T22">Forslag</text:span></text:p>
            <text:p text:style-name="P75"><text:span text:style-name="T22">2017</text:span></text:p>
          </table:table-cell>
        </table:table-row>
        <table:table-row table:style-name="Table12.1">
          <table:table-cell table:style-name="Table12.A3" office:value-type="string">
            <text:p text:style-name="Tabelltekst"><text:span text:style-name="T22">762</text:span></text:p>
          </table:table-cell>
          <table:table-cell table:style-name="Table12.A3" office:value-type="string">
            <text:p text:style-name="Tabelltekst"><text:span text:style-name="T22">50</text:span></text:p>
          </table:table-cell>
          <table:table-cell table:style-name="Table12.A3" office:value-type="string">
            <text:p text:style-name="Tabelltekst"><text:span text:style-name="T22">Samisk helse, Tilskudd til Sametinget</text:span></text:p>
          </table:table-cell>
          <table:table-cell table:style-name="Table12.A3" office:value-type="string">
            <text:p text:style-name="P75"><text:span text:style-name="T22">5 388</text:span></text:p>
          </table:table-cell>
          <table:table-cell table:style-name="Table12.A3" table:number-columns-spanned="2" office:value-type="string">
            <text:p text:style-name="P75"><text:span text:style-name="T22">5 506</text:span></text:p>
          </table:table-cell>
          <table:covered-table-cell/>
          <table:table-cell table:style-name="Table12.A3" office:value-type="string">
            <text:p text:style-name="P75"><text:span text:style-name="T22">5 564</text:span></text:p>
          </table:table-cell>
        </table:table-row>
        <table:table-row table:style-name="Table12.1">
          <table:table-cell table:style-name="Table12.A3" office:value-type="string">
            <text:p text:style-name="Tabelltekst"><text:span text:style-name="T22">762</text:span></text:p>
          </table:table-cell>
          <table:table-cell table:style-name="Table12.A3" office:value-type="string">
            <text:p text:style-name="Tabelltekst"><text:span text:style-name="T22">70</text:span></text:p>
          </table:table-cell>
          <table:table-cell table:style-name="Table12.A3" office:value-type="string">
            <text:p text:style-name="Tabelltekst"><text:span text:style-name="T22">Primærhelsetjenesten, Tilskudd, </text:span><text:span text:style-name="T25">kan benyttes under post 21</text:span><text:span text:style-name="T81">1</text:span><text:span text:style-name="Footnote_20_Symbol"><text:span text:style-name="T44">)</text:span></text:span></text:p>
          </table:table-cell>
          <table:table-cell table:style-name="Table12.A3" office:value-type="string">
            <text:p text:style-name="P75"><text:span text:style-name="T22">7 200</text:span></text:p>
          </table:table-cell>
          <table:table-cell table:style-name="Table12.A3" table:number-columns-spanned="2" office:value-type="string">
            <text:p text:style-name="P75"><text:span text:style-name="T22">6 200</text:span></text:p>
          </table:table-cell>
          <table:covered-table-cell/>
          <table:table-cell table:style-name="Table12.A3" office:value-type="string">
            <text:p text:style-name="P75"><text:span text:style-name="T22">6 200</text:span></text:p>
          </table:table-cell>
        </table:table-row>
        <table:table-row table:style-name="Table12.1">
          <table:table-cell table:style-name="Table12.A2" office:value-type="string">
            <text:p text:style-name="P66"/>
          </table:table-cell>
          <table:table-cell table:style-name="Table12.A2" office:value-type="string">
            <text:p text:style-name="P66"/>
          </table:table-cell>
          <table:table-cell table:style-name="Table12.A2" office:value-type="string">
            <text:p text:style-name="Tabelltekst"><text:span text:style-name="T22">Sum</text:span></text:p>
          </table:table-cell>
          <table:table-cell table:style-name="Table12.A2" office:value-type="string">
            <text:p text:style-name="P75"><text:span text:style-name="T22">12 588</text:span></text:p>
          </table:table-cell>
          <table:table-cell table:style-name="Table12.A2" table:number-columns-spanned="2" office:value-type="string">
            <text:p text:style-name="P75"><text:span text:style-name="T22">11 706</text:span></text:p>
          </table:table-cell>
          <table:covered-table-cell/>
          <table:table-cell table:style-name="Table12.A2" office:value-type="string">
            <text:p text:style-name="P75"><text:span text:style-name="T22">11 764</text:span></text:p>
          </table:table-cell>
        </table:table-row>
      </table:table>
      <text:p text:style-name="Standard"><text:span text:style-name="T14">Beløpene som er oppgitt i tabellen henviser kun til tildelingene til samiske formål. For en nærmere spesifisering av budsjettpostene totale størrelse viser vi til Helse- og omsorgsdepartementets Prop. 1 S (2016-2017).</text:span></text:p>
      <text:p text:style-name="P37"/>
      <text:p text:style-name="Standard"><text:span text:style-name="T21">Kap. 762 Samisk helse, post 50 Tilskudd til Sametinget</text:span></text:p>
      <text:p text:style-name="P46"><text:span text:style-name="T45">Formålet med tilskuddsordningen er å bidra til likeverdige helse- og omsorgstjenester til den samiske befolkning. Dette skjer blant annet gjennom utvikling av Sametingets helsepolitiske innspill til sentrale myndigheter, dialog med helseforetakene, saksbehandling i forbindelse med tildeling av prosjektmidler til samiske helseformål og administrasjon av tilskuddsordningen. </text:span></text:p>
      <text:p text:style-name="P46"><text:span text:style-name="T45">Det ble i 2016 bevilget 5,506 mill. kroner til Sametingets arbeid med samisk helse. I 2017 er det foreslått 5,564 mill. kroner til formålet.</text:span></text:p>
      <text:p text:style-name="P29"/>
      <text:p text:style-name="Standard"><text:span text:style-name="T21">Kap. 762, post 70 Primærhelsetjenesten, Tilskudd</text:span></text:p>
      <text:p text:style-name="P55"><text:span text:style-name="T1">Formålet med tilskuddsordningen er å bidra til likeverdige helse- og omsorgstjenester til den samiske befolkning og til at tjenestene er kunnskapsbaserte. Helsedirektoratet arbeider for å fremme samisk språk og kulturkompetanse gjennom rådgivning og nettverksvirksomhet mot kommuner, helseforetak, fylkesmenn og utdanningsinstitusjoner, og andre aktører med en rolle i helse- og omsorgtjenesten. Det er behov for oppdatert kunnskap om den samiske befolkningens helse og bruk av helse- og omsorgstjenester. </text:span></text:p>
      <text:p text:style-name="P55"><text:span text:style-name="T1">Bevilgningen dekker tilskudd til Senter for samisk helseforskning. Senterets hovedoppgave er å drive forskning med fokus på helse og livsstil i den samiske befolkningen. Som en konsekvens av dette ble SAMINOR 1 gjennomført i 2003 og 2004, og SAMINOR 2 ble gjennomført i perioden 2012–2014. <text:s/>Forskningssenteret sitter på et stort materiale og vil i 2017 følge opp funnene i undersøkelsen SAMINOR 2. </text:span></text:p>
      <text:p text:style-name="P56"/>
      <text:p text:style-name="P57"/>
      <text:p text:style-name="P57"/>
      <text:p text:style-name="P57"/>
      <text:p text:style-name="P58"/>
      <text:p text:style-name="P43"/>
      <text:p text:style-name="P43"/>
      <text:p text:style-name="P43"/>
      <text:p text:style-name="P18"><text:bookmark-start text:name="_Toc430855553"/><text:soft-page-break/></text:p>
      <text:p text:style-name="P18"/>
      <text:h text:style-name="P10" text:outline-level="1"><text:bookmark-start text:name="_Toc463264607"/><text:span text:style-name="T56">Barne- og likestillingsdepartementet (BLD)</text:span><text:bookmark-end text:name="_Toc463264607"/><text:bookmark-end text:name="_Toc430855553"/><text:span text:style-name="T56"> </text:span></text:h>
      <text:p text:style-name="P21"/>
      <table:table table:name="Table13" table:style-name="Table13">
        <table:table-column table:style-name="Table13.A"/>
        <table:table-column table:style-name="Table13.B"/>
        <table:table-column table:style-name="Table13.C"/>
        <table:table-column table:style-name="Table13.D"/>
        <table:table-column table:style-name="Table13.E"/>
        <table:table-column table:style-name="Table13.F"/>
        <table:table-column table:style-name="Table13.G"/>
        <table:table-row table:style-name="Table13.1">
          <table:table-cell table:style-name="Table13.A1" office:value-type="string">
            <text:p text:style-name="P70"/>
          </table:table-cell>
          <table:table-cell table:style-name="Table13.A1" office:value-type="string">
            <text:p text:style-name="P70"/>
          </table:table-cell>
          <table:table-cell table:style-name="Table13.A1" office:value-type="string">
            <text:p text:style-name="P70"/>
          </table:table-cell>
          <table:table-cell table:style-name="Table13.A1" office:value-type="string">
            <text:p text:style-name="P71"/>
          </table:table-cell>
          <table:table-cell table:style-name="Table13.A1" office:value-type="string">
            <text:p text:style-name="P71"/>
          </table:table-cell>
          <table:table-cell table:style-name="Table13.A1" table:number-columns-spanned="2" office:value-type="string">
            <text:p text:style-name="P54"><text:span text:style-name="T47">(i 1000 kr)</text:span></text:p>
          </table:table-cell>
          <table:covered-table-cell/>
        </table:table-row>
        <table:table-row table:style-name="Table13.1">
          <table:table-cell table:style-name="Table13.A2" office:value-type="string">
            <text:p text:style-name="P70"/>
            <text:p text:style-name="P70"/>
            <text:p text:style-name="P74"><text:span text:style-name="T1">Kap.</text:span></text:p>
          </table:table-cell>
          <table:table-cell table:style-name="Table13.A2" office:value-type="string">
            <text:p text:style-name="P70"/>
            <text:p text:style-name="P70"/>
            <text:p text:style-name="P74"><text:span text:style-name="T1">post</text:span></text:p>
          </table:table-cell>
          <table:table-cell table:style-name="Table13.A2" office:value-type="string">
            <text:p text:style-name="P70"/>
            <text:p text:style-name="P70"/>
            <text:p text:style-name="P74"><text:span text:style-name="T1">Benevnelse</text:span></text:p>
          </table:table-cell>
          <table:table-cell table:style-name="Table13.A2" office:value-type="string">
            <text:p text:style-name="P71"/>
            <text:p text:style-name="P75"><text:span text:style-name="T1">Regnskap</text:span></text:p>
            <text:p text:style-name="P75"><text:span text:style-name="T1">2015</text:span></text:p>
          </table:table-cell>
          <table:table-cell table:style-name="Table13.A2" table:number-columns-spanned="2" office:value-type="string">
            <text:p text:style-name="P75"><text:span text:style-name="T1">Saldert</text:span></text:p>
            <text:p text:style-name="P75"><text:span text:style-name="T1">budsjett</text:span></text:p>
            <text:p text:style-name="P75"><text:span text:style-name="T1">2016</text:span></text:p>
          </table:table-cell>
          <table:covered-table-cell/>
          <table:table-cell table:style-name="Table13.A2" office:value-type="string">
            <text:p text:style-name="P71"/>
            <text:p text:style-name="P75"><text:span text:style-name="T1">Forslag</text:span></text:p>
            <text:p text:style-name="P75"><text:span text:style-name="T1">2017</text:span></text:p>
          </table:table-cell>
        </table:table-row>
        <table:table-row table:style-name="Table13.1">
          <table:table-cell table:style-name="Table13.A3" office:value-type="string">
            <text:p text:style-name="Tabelltekst"><text:span text:style-name="T1">854</text:span></text:p>
          </table:table-cell>
          <table:table-cell table:style-name="Table13.A3" office:value-type="string">
            <text:p text:style-name="Tabelltekst"><text:span text:style-name="T1">50</text:span></text:p>
          </table:table-cell>
          <table:table-cell table:style-name="Table13.A3" office:value-type="string">
            <text:p text:style-name="Tabelltekst"><text:span text:style-name="T1">Tiltak i barne- og ungdomsvernet, Forskning</text:span><text:span text:style-name="T82">1</text:span><text:span text:style-name="Footnote_20_Symbol"><text:span text:style-name="T101">)</text:span></text:span></text:p>
          </table:table-cell>
          <table:table-cell table:style-name="Table13.A3" office:value-type="string">
            <text:p text:style-name="P75"><text:span text:style-name="T22">1 000</text:span></text:p>
          </table:table-cell>
          <table:table-cell table:style-name="Table13.A3" table:number-columns-spanned="2" office:value-type="string">
            <text:p text:style-name="P75"><text:span text:style-name="T22">1 000</text:span></text:p>
          </table:table-cell>
          <table:covered-table-cell/>
          <table:table-cell table:style-name="Table13.A3" office:value-type="string">
            <text:p text:style-name="P75"><text:span text:style-name="T22">1 000</text:span></text:p>
          </table:table-cell>
        </table:table-row>
        <table:table-row table:style-name="Table13.1">
          <table:table-cell table:style-name="Table13.A2" office:value-type="string">
            <text:p text:style-name="P65"/>
          </table:table-cell>
          <table:table-cell table:style-name="Table13.A2" office:value-type="string">
            <text:p text:style-name="P65"/>
          </table:table-cell>
          <table:table-cell table:style-name="Table13.A2" office:value-type="string">
            <text:p text:style-name="Tabelltekst"><text:span text:style-name="T1">Sum</text:span></text:p>
          </table:table-cell>
          <table:table-cell table:style-name="Table13.A2" office:value-type="string">
            <text:p text:style-name="P75"><text:span text:style-name="T22">1 000</text:span></text:p>
          </table:table-cell>
          <table:table-cell table:style-name="Table13.A2" table:number-columns-spanned="2" office:value-type="string">
            <text:p text:style-name="P75"><text:span text:style-name="T22">1 000</text:span></text:p>
          </table:table-cell>
          <table:covered-table-cell/>
          <table:table-cell table:style-name="Table13.A2" office:value-type="string">
            <text:p text:style-name="P75"><text:span text:style-name="T22">1 000</text:span></text:p>
          </table:table-cell>
        </table:table-row>
      </table:table>
      <text:p text:style-name="P40"/>
      <text:p text:style-name="Standard"><text:span text:style-name="T69">Kap. 854 Tiltak i barne- og ungdomsvernet, post 50 Forskning og utvikling </text:span></text:p>
      <text:p text:style-name="Standard"><text:span text:style-name="T72">Posten dekker blant annet overføring til Sametinget på 1 mill. kroner i 2016. Midlene </text:span></text:p>
      <text:p text:style-name="Standard"><text:span text:style-name="T72">skal brukes til videreføring og styrking av Sametingets virksomhet på ba</text:span><text:span text:style-name="T45">rnevernsområdet.</text:span></text:p>
      <text:p text:style-name="P16"/>
      <text:p text:style-name="P16"/>
      <text:p text:style-name="P16"/>
      <text:p text:style-name="P43"/>
      <text:p text:style-name="P43"/>
      <text:p text:style-name="P43"/>
      <text:p text:style-name="P43"/>
      <text:p text:style-name="P43"/>
      <text:p text:style-name="P43"/>
      <text:p text:style-name="P43"/>
      <text:p text:style-name="P43"/>
      <text:p text:style-name="P43"/>
      <text:p text:style-name="P43"/>
      <text:p text:style-name="P43"/>
      <text:p text:style-name="P43"><text:soft-page-break/></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18"><text:bookmark-start text:name="_Toc430855554"/></text:p>
      <text:h text:style-name="P10" text:outline-level="1"><text:bookmark-start text:name="_Toc463264608"/><text:span text:style-name="T56">Landbruks- og matdepartementet (LMD)</text:span><text:bookmark-end text:name="_Toc463264608"/><text:bookmark-end text:name="_Toc430855554"/></text:h>
      <text:p text:style-name="Standard"/>
      <table:table table:name="Table14" table:style-name="Table14">
        <table:table-column table:style-name="Table14.A"/>
        <table:table-column table:style-name="Table14.B"/>
        <table:table-column table:style-name="Table14.C"/>
        <table:table-column table:style-name="Table14.D"/>
        <table:table-column table:style-name="Table14.E"/>
        <table:table-header-rows>
          <table:table-row table:style-name="Table14.1">
            <table:table-cell table:style-name="Table14.A1" office:value-type="string">
              <text:p text:style-name="P64"/>
            </table:table-cell>
            <table:table-cell table:style-name="Table14.A1" office:value-type="string">
              <text:p text:style-name="P82"/>
            </table:table-cell>
            <table:table-cell table:style-name="Table14.A1" office:value-type="string">
              <text:p text:style-name="P82"/>
            </table:table-cell>
            <table:table-cell table:style-name="Table14.A1" office:value-type="string">
              <text:p text:style-name="P82"/>
            </table:table-cell>
            <table:table-cell table:style-name="Table14.E1" office:value-type="string">
              <text:p text:style-name="tblDeltMedTusen"><text:span text:style-name="T8">(i 1 000 kr)</text:span></text:p>
            </table:table-cell>
          </table:table-row>
          <table:table-row table:style-name="Table14.1">
            <table:table-cell table:style-name="Table14.A2" office:value-type="string">
              <text:p text:style-name="tblKolonneoverskrift"><text:span text:style-name="T8">Kap</text:span></text:p>
            </table:table-cell>
            <table:table-cell table:style-name="Table14.A2" office:value-type="string">
              <text:p text:style-name="tblKolonneoverskrift"><text:span text:style-name="T8">Benevnelse</text:span></text:p>
            </table:table-cell>
            <table:table-cell table:style-name="Table14.A2" office:value-type="string">
              <text:p text:style-name="P85"><text:span text:style-name="T11">Regnskap 2015</text:span></text:p>
            </table:table-cell>
            <table:table-cell table:style-name="Table14.A2" office:value-type="string">
              <text:p text:style-name="P85"><text:span text:style-name="T11">Saldert budsjett 2016</text:span></text:p>
            </table:table-cell>
            <table:table-cell table:style-name="Table14.A2" office:value-type="string">
              <text:p text:style-name="P85"><text:span text:style-name="T11">Forslag 2017</text:span></text:p>
            </table:table-cell>
          </table:table-row>
        </table:table-header-rows>
        <table:table-row table:style-name="Table14.1">
          <table:table-cell table:style-name="Table14.A3" office:value-type="string">
            <text:p text:style-name="tblRadMedLuft"><text:span text:style-name="T22">1142</text:span></text:p>
          </table:table-cell>
          <table:table-cell table:style-name="Table14.B3" office:value-type="string">
            <text:p text:style-name="tblRadMedLuft"><text:span text:style-name="T22">Landbruksdirektoratet </text:span><text:span text:style-name="T79">1</text:span></text:p>
          </table:table-cell>
          <table:table-cell table:style-name="Table14.B3" office:value-type="string">
            <text:p text:style-name="P88"><text:span text:style-name="T33">13 159</text:span></text:p>
          </table:table-cell>
          <table:table-cell table:style-name="Table14.B3" office:value-type="string">
            <text:p text:style-name="P88"><text:span text:style-name="T33">14 994</text:span></text:p>
          </table:table-cell>
          <table:table-cell table:style-name="Table14.B3" office:value-type="string">
            <text:p text:style-name="P88"><text:span text:style-name="T33">7 309</text:span></text:p>
          </table:table-cell>
        </table:table-row>
        <table:table-row table:style-name="Table14.1">
          <table:table-cell table:style-name="Table14.A4" office:value-type="string">
            <text:p text:style-name="tblRad"><text:span text:style-name="T22">1151 </text:span></text:p>
          </table:table-cell>
          <table:table-cell table:style-name="Table14.B4" office:value-type="string">
            <text:p text:style-name="tblRad"><text:span text:style-name="T22">Til gjennomføring av reindriftsavtalen</text:span><text:span text:style-name="kursiv"><text:span text:style-name="T22"> </text:span></text:span></text:p>
          </table:table-cell>
          <table:table-cell table:style-name="Table14.B4" office:value-type="string">
            <text:p text:style-name="P86"><text:span text:style-name="T33">111 500</text:span></text:p>
          </table:table-cell>
          <table:table-cell table:style-name="Table14.B4" office:value-type="string">
            <text:p text:style-name="P86"><text:span text:style-name="T33">113 000</text:span></text:p>
          </table:table-cell>
          <table:table-cell table:style-name="Table14.B4" office:value-type="string">
            <text:p text:style-name="P86"><text:span text:style-name="T33">114 500</text:span></text:p>
          </table:table-cell>
        </table:table-row>
        <table:table-row table:style-name="Table14.1">
          <table:table-cell table:style-name="Table14.A2" office:value-type="string">
            <text:p text:style-name="P80"/>
          </table:table-cell>
          <table:table-cell table:style-name="Table14.A2" office:value-type="string">
            <text:p text:style-name="tbl2LinjeSum"><text:span text:style-name="T22">Sum</text:span></text:p>
          </table:table-cell>
          <table:table-cell table:style-name="Table14.A2" office:value-type="string">
            <text:p text:style-name="P32"><text:span text:style-name="T49">124 659</text:span></text:p>
          </table:table-cell>
          <table:table-cell table:style-name="Table14.A2" office:value-type="string">
            <text:p text:style-name="P32"><text:span text:style-name="T49">127 994</text:span></text:p>
          </table:table-cell>
          <table:table-cell table:style-name="Table14.A2" office:value-type="string">
            <text:p text:style-name="P32"><text:span text:style-name="T49">121 809</text:span></text:p>
          </table:table-cell>
        </table:table-row>
      </table:table>
      <text:p text:style-name="Default"><text:span text:style-name="T82">1 </text:span><text:span text:style-name="T99">Beløpet i tabellen under kap. 1142 Landbruksdirektoratet omfatter tildelinger gitt over post 45, 70, 71, 72 og 80, jf. postomtalen under. <text:s/>Tildelingen til drift av Landbruksdirektoratets avdeling i Alta er ikke inkludert i beløpet. </text:span><text:span text:style-name="T100">Fra 1. januar 2014 ble de fem nordligste fylkesmennene regional reindriftsmyndighet. Fram til og med 2016 har fylkesmennene blitt finansiert gjennom en belastningsfullmakt på kap. 1142. Fra 2017 er det rammeoverført ca. 26 mill. kroner fra kap. 1142 til Kommunal- og moderniseringsdepartementets kap. 525. </text:span></text:p>
      <text:p text:style-name="Standard"><text:span text:style-name="T99"><text:s/></text:span><text:span text:style-name="T84"><text:s/></text:span></text:p>
      <text:p text:style-name="P1"><text:span text:style-name="T40">Kap. 1142 Landbruksdirektoratet</text:span></text:p>
      <table:table table:name="Table15" table:style-name="Table15">
        <table:table-column table:style-name="Table15.A"/>
        <table:table-column table:style-name="Table15.B"/>
        <table:table-column table:style-name="Table15.C"/>
        <table:table-column table:style-name="Table15.D"/>
        <table:table-column table:style-name="Table15.E"/>
        <table:table-header-rows>
          <table:table-row table:style-name="Table15.1">
            <table:table-cell table:style-name="Table15.A1" table:number-columns-spanned="5" office:value-type="string">
              <text:p text:style-name="tblDeltMedTusen"><text:span text:style-name="T8">(i 1 000 kr)</text:span></text:p>
            </table:table-cell>
            <table:covered-table-cell/>
            <table:covered-table-cell/>
            <table:covered-table-cell/>
            <table:covered-table-cell/>
          </table:table-row>
          <table:table-row table:style-name="Table15.1">
            <table:table-cell table:style-name="Table15.A2" office:value-type="string">
              <text:p text:style-name="tblKolonneoverskrift"><text:span text:style-name="T8">Post</text:span></text:p>
            </table:table-cell>
            <table:table-cell table:style-name="Table15.A2" office:value-type="string">
              <text:p text:style-name="tblKolonneoverskrift"><text:span text:style-name="T8">Tiltak</text:span></text:p>
            </table:table-cell>
            <table:table-cell table:style-name="Table15.A2" office:value-type="string">
              <text:p text:style-name="P85"><text:span text:style-name="T11">Regnskap 2015</text:span></text:p>
            </table:table-cell>
            <table:table-cell table:style-name="Table15.A2" office:value-type="string">
              <text:p text:style-name="P85"><text:span text:style-name="T11">Saldert budsjett 2016</text:span></text:p>
            </table:table-cell>
            <table:table-cell table:style-name="Table15.A2" office:value-type="string">
              <text:p text:style-name="P85"><text:span text:style-name="T11">Forslag 2017</text:span></text:p>
            </table:table-cell>
          </table:table-row>
        </table:table-header-rows>
        <table:table-row table:style-name="Table15.1">
          <table:table-cell table:style-name="Table15.A3" office:value-type="string">
            <text:p text:style-name="tblRadMedLuft"><text:span text:style-name="T22">01</text:span></text:p>
          </table:table-cell>
          <table:table-cell table:style-name="Table15.B3" office:value-type="string">
            <text:p text:style-name="tblRadMedLuft"><text:span text:style-name="T22">Driftsutgifter </text:span></text:p>
          </table:table-cell>
          <table:table-cell table:style-name="Table15.B3" office:value-type="string">
            <text:p text:style-name="P88"><text:span text:style-name="T33">241 885</text:span></text:p>
          </table:table-cell>
          <table:table-cell table:style-name="Table15.B3" office:value-type="string">
            <text:p text:style-name="P88"><text:span text:style-name="T33">219 711</text:span></text:p>
          </table:table-cell>
          <table:table-cell table:style-name="Table15.B3" office:value-type="string">
            <text:p text:style-name="P88"><text:span text:style-name="T33">225 398</text:span></text:p>
          </table:table-cell>
        </table:table-row>
        <table:table-row table:style-name="Table15.1">
          <table:table-cell table:style-name="Table15.A4" office:value-type="string">
            <text:p text:style-name="tblRad"><text:span text:style-name="T22">45</text:span></text:p>
          </table:table-cell>
          <table:table-cell table:style-name="Table15.B4" office:value-type="string">
            <text:p text:style-name="tblRad"><text:span text:style-name="T22">Større utstyrskjøp og vedlikehold</text:span><text:span text:style-name="kursiv"><text:span text:style-name="T22">, kan overføres </text:span></text:span></text:p>
          </table:table-cell>
          <table:table-cell table:style-name="Table15.B4" office:value-type="string">
            <text:p text:style-name="P86"><text:span text:style-name="T33">6 017</text:span></text:p>
          </table:table-cell>
          <table:table-cell table:style-name="Table15.B4" office:value-type="string">
            <text:p text:style-name="P86"><text:span text:style-name="T33">1 876</text:span></text:p>
          </table:table-cell>
          <table:table-cell table:style-name="Table15.B4" office:value-type="string">
            <text:p text:style-name="P86"><text:span text:style-name="T33">1 299</text:span></text:p>
          </table:table-cell>
        </table:table-row>
        <table:table-row table:style-name="Table15.1">
          <table:table-cell table:style-name="Table15.A5" office:value-type="string">
            <text:p text:style-name="tblRad"><text:span text:style-name="T22">50</text:span></text:p>
          </table:table-cell>
          <table:table-cell table:style-name="Table15.B4" office:value-type="string">
            <text:p text:style-name="tblRad"><text:span text:style-name="T22">Arealressurskart</text:span></text:p>
          </table:table-cell>
          <table:table-cell table:style-name="Table15.B4" office:value-type="string">
            <text:p text:style-name="P87"/>
          </table:table-cell>
          <table:table-cell table:style-name="Table15.B4" office:value-type="string">
            <text:p text:style-name="P86"><text:span text:style-name="T33">7 616</text:span></text:p>
          </table:table-cell>
          <table:table-cell table:style-name="Table15.B4" office:value-type="string">
            <text:p text:style-name="P86"><text:span text:style-name="T33">7 617</text:span></text:p>
          </table:table-cell>
        </table:table-row>
        <table:table-row table:style-name="Table15.1">
          <table:table-cell table:style-name="Table15.A6" office:value-type="string">
            <text:p text:style-name="tblRad"><text:span text:style-name="T22">60 </text:span></text:p>
          </table:table-cell>
          <table:table-cell table:style-name="Table15.B4" office:value-type="string">
            <text:p text:style-name="tblRad"><text:span text:style-name="T22">Tilskudd til veterinærdekning</text:span></text:p>
          </table:table-cell>
          <table:table-cell table:style-name="Table15.B4" office:value-type="string">
            <text:p text:style-name="P86"><text:span text:style-name="T33">134 933</text:span></text:p>
          </table:table-cell>
          <table:table-cell table:style-name="Table15.B4" office:value-type="string">
            <text:p text:style-name="P86"><text:span text:style-name="T33">138 846 </text:span></text:p>
          </table:table-cell>
          <table:table-cell table:style-name="Table15.B4" office:value-type="string">
            <text:p text:style-name="P86"><text:span text:style-name="T33">142 664</text:span></text:p>
          </table:table-cell>
        </table:table-row>
        <table:table-row table:style-name="Table15.1">
          <table:table-cell table:style-name="Table15.A7" office:value-type="string">
            <text:p text:style-name="tblRad"><text:span text:style-name="T22">70</text:span></text:p>
          </table:table-cell>
          <table:table-cell table:style-name="Table15.B4" office:value-type="string">
            <text:p text:style-name="tblRad"><text:span text:style-name="T22">Tilskudd til fjellstuer </text:span></text:p>
          </table:table-cell>
          <table:table-cell table:style-name="Table15.B4" office:value-type="string">
            <text:p text:style-name="P32"><text:span text:style-name="T49">768</text:span></text:p>
          </table:table-cell>
          <table:table-cell table:style-name="Table15.B4" office:value-type="string">
            <text:p text:style-name="P32"><text:span text:style-name="T49">797</text:span></text:p>
          </table:table-cell>
          <table:table-cell table:style-name="Table15.B4" office:value-type="string">
            <text:p text:style-name="P32"><text:span text:style-name="T49">808</text:span></text:p>
          </table:table-cell>
        </table:table-row>
        <table:table-row table:style-name="Table15.1">
          <table:table-cell table:style-name="Table15.A8" office:value-type="string">
            <text:p text:style-name="tblRad"><text:span text:style-name="T22">71</text:span></text:p>
          </table:table-cell>
          <table:table-cell table:style-name="Table15.B4" office:value-type="string">
            <text:p text:style-name="tblRad"><text:span text:style-name="T22">Omstillingstiltak i Indre Finnmark</text:span><text:span text:style-name="kursiv"><text:span text:style-name="T22">, kan overføres </text:span></text:span></text:p>
          </table:table-cell>
          <table:table-cell table:style-name="Table15.B4" office:value-type="string">
            <text:p text:style-name="P32"><text:span text:style-name="T49">5 702 </text:span></text:p>
          </table:table-cell>
          <table:table-cell table:style-name="Table15.B4" office:value-type="string">
            <text:p text:style-name="P32"><text:span text:style-name="T49">9 519</text:span></text:p>
          </table:table-cell>
          <table:table-cell table:style-name="Table15.B4" office:value-type="string">
            <text:p text:style-name="P32"><text:span text:style-name="T49">4 400</text:span></text:p>
          </table:table-cell>
        </table:table-row>
        <table:table-row table:style-name="Table15.1">
          <table:table-cell table:style-name="Table15.A9" office:value-type="string">
            <text:p text:style-name="tblRad"><text:span text:style-name="T22">72</text:span></text:p>
          </table:table-cell>
          <table:table-cell table:style-name="Table15.B4" office:value-type="string">
            <text:p text:style-name="tblRad"><text:span text:style-name="T22">Erstatninger ved ekspropriasjon og leie av rett til reinbeite, overslagsbevilgning</text:span></text:p>
          </table:table-cell>
          <table:table-cell table:style-name="Table15.B4" office:value-type="string">
            <text:p text:style-name="P32"><text:span text:style-name="T49">270</text:span></text:p>
          </table:table-cell>
          <table:table-cell table:style-name="Table15.B4" office:value-type="string">
            <text:p text:style-name="P32"><text:span text:style-name="T49">302</text:span></text:p>
          </table:table-cell>
          <table:table-cell table:style-name="Table15.B4" office:value-type="string">
            <text:p text:style-name="P32"><text:span text:style-name="T49">302</text:span></text:p>
          </table:table-cell>
        </table:table-row>
        <table:table-row table:style-name="Table15.1">
          <table:table-cell table:style-name="Table15.A10" office:value-type="string">
            <text:p text:style-name="tblRad"><text:span text:style-name="T22">73</text:span></text:p>
          </table:table-cell>
          <table:table-cell table:style-name="Table15.B4" office:value-type="string">
            <text:p text:style-name="tblRad"><text:span text:style-name="T22">Tilskudd til erstatninger mv. etter offentlige pålegg i plante- og husdyrsproduksjon, </text:span><text:span text:style-name="T25">overslagsbevilgning</text:span></text:p>
          </table:table-cell>
          <table:table-cell table:style-name="Table15.B4" office:value-type="string">
            <text:p text:style-name="P32"><text:span text:style-name="T49">52 153</text:span></text:p>
          </table:table-cell>
          <table:table-cell table:style-name="Table15.B4" office:value-type="string">
            <text:p text:style-name="P32"><text:span text:style-name="T49">45 610</text:span></text:p>
          </table:table-cell>
          <table:table-cell table:style-name="Table15.B4" office:value-type="string">
            <text:p text:style-name="P32"><text:span text:style-name="T49">55 610</text:span></text:p>
          </table:table-cell>
        </table:table-row>
        <table:table-row table:style-name="Table15.1">
          <table:table-cell table:style-name="Table15.A11" office:value-type="string">
            <text:p text:style-name="tblRad"><text:span text:style-name="T22">74</text:span></text:p>
          </table:table-cell>
          <table:table-cell table:style-name="Table15.B4" office:value-type="string">
            <text:p text:style-name="tblRad"><text:span text:style-name="T22">Kompensasjon til dyreeiere som blir pålagt beitenekt</text:span></text:p>
          </table:table-cell>
          <table:table-cell table:style-name="Table15.B4" office:value-type="string">
            <text:p text:style-name="P36"/>
          </table:table-cell>
          <table:table-cell table:style-name="Table15.B4" office:value-type="string">
            <text:p text:style-name="P32"><text:span text:style-name="T49">1 000</text:span></text:p>
          </table:table-cell>
          <table:table-cell table:style-name="Table15.B4" office:value-type="string">
            <text:p text:style-name="P32"><text:span text:style-name="T49">1 000</text:span></text:p>
          </table:table-cell>
        </table:table-row>
        <table:table-row table:style-name="Table15.1">
          <table:table-cell table:style-name="Table15.A1" office:value-type="string">
            <text:p text:style-name="tblRad"><text:span text:style-name="T22">80</text:span></text:p>
          </table:table-cell>
          <table:table-cell table:style-name="Table15.B12" office:value-type="string">
            <text:p text:style-name="tblRad"><text:span text:style-name="T22">Radioaktivitetstiltak</text:span><text:span text:style-name="kursiv"><text:span text:style-name="T22">, kan overføres </text:span></text:span></text:p>
          </table:table-cell>
          <table:table-cell table:style-name="Table15.B12" office:value-type="string">
            <text:p text:style-name="P32"><text:span text:style-name="T49">402</text:span></text:p>
          </table:table-cell>
          <table:table-cell table:style-name="Table15.B12" office:value-type="string">
            <text:p text:style-name="Standard"><text:span text:style-name="T49"><text:s text:c="11"/>2 500</text:span></text:p>
          </table:table-cell>
          <table:table-cell table:style-name="Table15.B12" office:value-type="string">
            <text:p text:style-name="P32"><text:span text:style-name="T49">500</text:span></text:p>
          </table:table-cell>
        </table:table-row>
        <table:table-row table:style-name="Table15.1">
          <table:table-cell table:style-name="Table15.A2" office:value-type="string">
            <text:p text:style-name="P80"/>
          </table:table-cell>
          <table:table-cell table:style-name="Table15.A2" office:value-type="string">
            <text:p text:style-name="tbl2LinjeSum"><text:span text:style-name="T22">Sum kap. 1142</text:span></text:p>
          </table:table-cell>
          <table:table-cell table:style-name="Table15.A2" office:value-type="string">
            <text:p text:style-name="P32"><text:span text:style-name="T49">442 130</text:span></text:p>
          </table:table-cell>
          <table:table-cell table:style-name="Table15.A2" office:value-type="string">
            <text:p text:style-name="P32"><text:span text:style-name="T49">427 777</text:span></text:p>
          </table:table-cell>
          <table:table-cell table:style-name="Table15.A2" office:value-type="string">
            <text:p text:style-name="P32"><text:span text:style-name="T49">439 598</text:span></text:p>
          </table:table-cell>
        </table:table-row>
      </table:table>
      <text:p text:style-name="P41"/>
      <text:p text:style-name="P7"><text:soft-page-break/><text:span text:style-name="T19">Post 01 Driftsutgifter<text:line-break/></text:span><text:span text:style-name="T43">Bevilgningen skal dekke drift av Landbruksdirektoratet. Landbruksdirektoratet er blant annet et utøvende forvaltningsorgan for de sentrale reindriftspolitiske virkemidlene, og et støtte- og utredningsorgan for Landbruks- og matdepartementet. Direktoratet har en sentral rolle i gjennomføringen av reindriftspolitikken, og det er lagt opp til at direktoratet i vesentlig grad også skal ha en rådgivende rolle. Tilrettelegging og aktivt arbeid for å nå målene i reindriftspolitikken står også sentralt. Landbruksdirektoratet forvalter blant annet reindriftsloven og virkemidlene under reindriftsavtalen, og er også sekretariat for Reindriftsstyret, RUF-styret og for Markedsutvalget for reinsdyrkjøtt. </text:span></text:p>
      <text:p text:style-name="P7"><text:span text:style-name="T43">LMD fremmer forslag om en bevilgning på posten på 225,40 mill. kroner for 2017</text:span><text:span text:style-name="T19">.</text:span></text:p>
      <text:p text:style-name="P6"/>
      <text:p text:style-name="P7"><text:span text:style-name="T19">Post 45 Større utstyrskjøp og vedlikehold<text:line-break/></text:span><text:span text:style-name="T43">Bevilgningen skal dekke utgiftene til oppfølging av Norges ansvar for grensegjerdene mot Sverige, Finland og Russland. Videre skal posten dekke utgiftene til effektuering av reinbeiteavtaler i Rørosregionen. I tillegg skal posten dekke eventuelle erstatningskrav fra finske myndigheter for norsk rein som har krysset grensen til Finland.</text:span></text:p>
      <text:p text:style-name="P7"><text:span text:style-name="T43">LMD fremmer forslag om en bevilgning på 1,299 mill. kroner for 2017.</text:span></text:p>
      <text:p text:style-name="P4"/>
      <text:p text:style-name="Default"><text:span text:style-name="T19">Post 70 Tilskott til fjellstuer<text:line-break/></text:span><text:span text:style-name="T43">Formålet med bevilgningen er å opprettholde tryggheten i fjellområder for blant annet reingjetere. LMD har i dag avtale med tre statseide fjellstuer, og i tillegg kontrakt med fire private om fjellstuehold. Fjellstuene har plikt til å holde åpent hele året.</text:span></text:p>
      <text:p text:style-name="Default"><text:span text:style-name="T43">LMD fremmer forslag om en bevilgning på 808 000 kroner for 2017.</text:span></text:p>
      <text:p text:style-name="P4"/>
      <text:p text:style-name="P7"><text:span text:style-name="T19">Post 71 Omstillingstiltak i Indre Finnmark<text:line-break/></text:span><text:span text:style-name="T43">Formålet med bevilgningen er å finansiere ulike tilpassinger og tiltak for å legge til rette for en bærekraftig reindrift i Finnmark. </text:span></text:p>
      <text:p text:style-name="P7"><text:span text:style-name="T43">LMD fremmer forslag om en bevilgning på 4,4 mill. kroner for 2017.</text:span></text:p>
      <text:p text:style-name="P8"/>
      <text:p text:style-name="P7"><text:span text:style-name="T19">Post 72 Erstatninger ved ekspropriasjon og leie av rett til reinbeite i Trollheimen<text:line-break/></text:span><text:span text:style-name="T43">Formålet med posten er å dekke erstatningene ved ekspropriasjon og leie av rett til reinbeite i Trollheimen, jf. Frostating lagmannsrett sitt overskjønn av 2. september 1999 og inngåtte reinbeiteavtaler med grunneierne i Trollheimen.</text:span></text:p>
      <text:p text:style-name="P7"><text:span text:style-name="T43">LMD fremmer forslag om en bevilgning på 302 000 kroner for 2017.</text:span></text:p>
      <text:p text:style-name="P4"/>
      <text:p text:style-name="P7"><text:span text:style-name="T19">Post 80 Radioaktivitetstiltak<text:line-break/></text:span><text:span text:style-name="T43">Statens ansvar for å dekke kostnader som følge av radioaktivt nedfall etter Tsjernobylulykka har som prinsipielt utgangspunkt det vedtak som regjeringen fattet 31. juli 1986. Regelverket for radioaktivitetstiltak blir fastsatt etter de samme prosedyrene som forskriftene etter reindriftsavtalen.</text:span></text:p>
      <text:p text:style-name="P7"><text:span text:style-name="T43">LMD fremmer forslag om en bevilgning på 0,5 mill. kroner for 2017.</text:span></text:p>
      <text:p text:style-name="P6"/>
      <text:p text:style-name="P7"><text:span text:style-name="T19">Kap. 1152 Reindriftsavtalen<text:line-break/></text:span><text:span text:style-name="T43">Den 16. februar i år ble Norske Reindriftsamers Landsforbund (NRL) og Staten enige om ny reindriftsavtale for perioden 01.07.2016 – 30.06.2017. Avtalen innebærer økonomiske tiltak i reindriftsnæringen på i alt 114,5 mill. kroner. Dette er en økning på 1,5 mill. kroner i forhold til Reindriftsavtalen 2015/2016.</text:span></text:p>
      <text:p text:style-name="P7"><text:span text:style-name="T43">Reindriftsavtalen 2016/2017 sitt hovedmål er å utvikle reindriftsnæringen som en rasjonell markedsorientert næring som er bærekraftig i et langsiktig perspektiv. I tråd med regjeringsplattformen er tiltak som støtter opp om økologisk bærekraft prioritert. Gjennom arbeidet med fastsetting av et økologisk bærekraftig reintall har det blitt mulig å knytte sammen virkemidlene over reindriftsavtalen og reindriftsloven. De to siste avtalene har støttet opp om de som har fulgt opp vedtak om reduksjon, mens de som ikke har fulgt gitte reduksjonskrav, ikke har vært i posisjon til å motta tilskudd. De produksjonsrettede tilskuddene har blitt prioritert foran tilskudd som ikke direkte stimulerer til økt slakting og omsetning av reinkjøtt. Særlig trekkes frem økningen av kalveslaktetilskuddet. Uttak av kalv reduserer presset på vinterbeitene og derigjennom tapene på vinteren. Økt uttak av kalv bidrar også til økt produktivitet fordi tilveksten på kalv er større enn tilveksten på større dyr. Også innenfor Reindriftens utviklingsfond (RUF) er tiltak som legger til rette for økt slakting og omsetning blitt prioritert.</text:span></text:p>
      <text:p text:style-name="P7"><text:span text:style-name="T43">Den fremforhandlede avtalen forsterker ytterligere den næringsrettede virksomheten, og støtter opp om forvaltningen av reindriften som en næring. Ved at avtalen legger til rette for økt slakting og omsetning av reinkjøtt i alle ledd i verdikjeden, gir avtalen grunnlag for en positiv utvikling og økt inntjening hos den enkelte reineier. Samtidig underbygger den fremforhandlede avtalen den dreining man har hatt i reindriftsavtalen sine virkemidler de siste årene, med en tilrettelegging for de reindriftsutøverne som har reindrift som hovedvirksomhet. Dette er i tråd med komiteens flertallsmerknad i sammenheng med Stortingets behandling av Reindriftsavtalen 2016/2017, jf. Innst 277 S. (2015-2016).</text:span></text:p>
      <text:p text:style-name="P7"><text:span text:style-name="T43">LMD fremmer forslag om en bevilgning under kapittel 1151 for 2017 i samsvar med Stortingets behandling av reindriftsavtalen for 2016/2017, jf. Innst. 277 S (2015-2016). For nærmere omtale av de enkelte postene og strategier i reindriftspolitikken vises det til Prop. 77 S (2015-2016).</text:span></text:p>
      <text:p text:style-name="P46"><text:span text:style-name="T45">Som et tiltak og viktig verktøy i arbeidet med å sikre reindriftens arealer, legges det opp til en utvikling av reindriftens arealbrukskart. </text:span></text:p>
      <text:p text:style-name="P46"><text:span text:style-name="T45">Samlet sett gir den fremforhandlede avtalen grunnlag for økt inntjening gjennom økt slakteuttak og verdiskaping hos den enkelte reindriftsutøver. Samtidig underbygger den fremforhandlede avtalen den dreining man har hatt i reindriftsavtalens virkemidler de senere årene, med vektlegging av næringsretting og tilrettelegging for de reindriftsutøverne som har reindrift som hovedvirksomhet. Den helhetstenking som ligger bak den fremforhandlede avtalen, gir grunnlag for en positiv utvikling og økt inntjening hos den enkelte reineier, noe som også er av stor betydning for ivaretakelse og utvikling av den reindriftsamiske kulturen. </text:span></text:p>
      <text:p text:style-name="P7"><text:soft-page-break/><text:span text:style-name="T1">LMD fremmer forslag om en bevilgning under kapittel 1151 for 2016 i samsvar med Stortingets behandling av reindriftsavtalen for 2015/2016, jf. Innst. 255 S (2014-2015). For nærmere omtale av de enkelte postene og strategier i reindriftspolitikken vises det til Prop. 68 S (2014-2015).</text:span></text:p>
      <text:p text:style-name="P29"/>
      <text:h text:style-name="P10" text:outline-level="1"><text:bookmark-start text:name="_Toc430855555"/><text:bookmark-start text:name="_Toc463264609"/><text:span text:style-name="T56">Klima- og miljødepartementet (KLD)</text:span><text:bookmark-end text:name="_Toc430855555"/><text:bookmark-end text:name="_Toc463264609"/><text:span text:style-name="T56"> </text:span></text:h>
      <text:p text:style-name="Standard"><text:span text:style-name="T61">Beløpene som er oppgitt i tabellen viser kun til tildelingene til samiske formål. For en nærmere spesifisering av budsjettpostens totale størrelse vises det til Klima- og miljøverndepartementets Prop. 1 S (2016-2017).</text:span></text:p>
      <text:p text:style-name="P42"/>
      <text:p text:style-name="P42"/>
      <table:table table:name="Table16" table:style-name="Table16">
        <table:table-column table:style-name="Table16.A"/>
        <table:table-column table:style-name="Table16.B"/>
        <table:table-column table:style-name="Table16.C"/>
        <table:table-column table:style-name="Table16.D"/>
        <table:table-column table:style-name="Table16.E"/>
        <table:table-column table:style-name="Table16.F"/>
        <table:table-column table:style-name="Table16.G"/>
        <table:table-column table:style-name="Table16.H"/>
        <table:table-header-rows>
          <table:table-row table:style-name="Table16.1">
            <table:table-cell table:style-name="Table16.A1" office:value-type="string">
              <text:p text:style-name="P63"/>
            </table:table-cell>
            <table:table-cell table:style-name="Table16.B1" office:value-type="string">
              <text:p text:style-name="P63"/>
            </table:table-cell>
            <table:table-cell table:style-name="Table16.B1" office:value-type="string">
              <text:p text:style-name="P83"/>
            </table:table-cell>
            <table:table-cell table:style-name="Table16.B1" office:value-type="string">
              <text:p text:style-name="P83"/>
            </table:table-cell>
            <table:table-cell table:style-name="Table16.B1" office:value-type="string">
              <text:p text:style-name="P83"/>
            </table:table-cell>
            <table:table-cell table:style-name="Table16.F1" table:number-columns-spanned="2" office:value-type="string">
              <text:p text:style-name="P84"><text:span text:style-name="T8">(i 1000 kr)</text:span></text:p>
            </table:table-cell>
            <table:covered-table-cell/>
            <table:table-cell table:style-name="Table16.H1" office:value-type="string">
              <text:p text:style-name="Standard"/>
            </table:table-cell>
          </table:table-row>
        </table:table-header-rows>
        <table:table-row table:style-name="Table16.1">
          <table:table-cell table:style-name="Table16.A2" office:value-type="string">
            <text:p text:style-name="tblKolonneoverskrift"><text:span text:style-name="T8">Kap.</text:span></text:p>
          </table:table-cell>
          <table:table-cell table:style-name="Table16.B2" office:value-type="string">
            <text:p text:style-name="tblKolonneoverskrift"><text:span text:style-name="T8">Post</text:span></text:p>
          </table:table-cell>
          <table:table-cell table:style-name="Table16.B2" office:value-type="string">
            <text:p text:style-name="tblKolonneoverskrift"><text:span text:style-name="T8">Benevnelse</text:span></text:p>
          </table:table-cell>
          <table:table-cell table:style-name="Table16.B2" office:value-type="string">
            <text:p text:style-name="P85"><text:span text:style-name="T8">Regnskap 2015</text:span></text:p>
          </table:table-cell>
          <table:table-cell table:style-name="Table16.B2" table:number-columns-spanned="2" office:value-type="string">
            <text:p text:style-name="P85"><text:span text:style-name="T8">Saldert budsjett 2016</text:span></text:p>
          </table:table-cell>
          <table:covered-table-cell/>
          <table:table-cell table:style-name="Table16.B2" table:number-columns-spanned="2" office:value-type="string">
            <text:p text:style-name="P85"><text:span text:style-name="T8">Forslag 2017</text:span></text:p>
          </table:table-cell>
          <table:covered-table-cell/>
        </table:table-row>
        <table:table-row table:style-name="Table16.1">
          <table:table-cell table:style-name="Table16.A3" office:value-type="string">
            <text:p text:style-name="tblRad"><text:span text:style-name="T22">1429</text:span></text:p>
          </table:table-cell>
          <table:table-cell table:style-name="Table16.B3" office:value-type="string">
            <text:p text:style-name="tblRad"><text:span text:style-name="T22">21</text:span></text:p>
          </table:table-cell>
          <table:table-cell table:style-name="Table16.C3" office:value-type="string">
            <text:p text:style-name="tblRad"><text:span text:style-name="T22">Riksantikvaren, spesielle driftsutgifter, Kunnskapsløftet, registrering av automatisk fredede samiske bygninger</text:span></text:p>
          </table:table-cell>
          <table:table-cell table:style-name="Table16.C3" office:value-type="string">
            <text:p text:style-name="P86"><text:span text:style-name="T22">4 200</text:span></text:p>
          </table:table-cell>
          <table:table-cell table:style-name="Table16.C3" table:number-columns-spanned="2" office:value-type="string">
            <text:p text:style-name="P86"><text:span text:style-name="T22">4 200</text:span></text:p>
          </table:table-cell>
          <table:covered-table-cell/>
          <table:table-cell table:style-name="Table16.C3" table:number-columns-spanned="2" office:value-type="string">
            <text:p text:style-name="P86"><text:span text:style-name="T22">4 620</text:span></text:p>
          </table:table-cell>
          <table:covered-table-cell/>
        </table:table-row>
        <table:table-row table:style-name="Table16.1">
          <table:table-cell table:style-name="Table16.A4" office:value-type="string">
            <text:p text:style-name="tblRad"><text:span text:style-name="T22">1429</text:span></text:p>
          </table:table-cell>
          <table:table-cell table:style-name="Table16.B4" office:value-type="string">
            <text:p text:style-name="tblRad"><text:span text:style-name="T22">50</text:span></text:p>
          </table:table-cell>
          <table:table-cell table:style-name="Table16.C3" office:value-type="string">
            <text:p text:style-name="tblRad"><text:span text:style-name="T22">Riksantikvaren, Tilskudd til samisk kulturminnearbeid </text:span></text:p>
          </table:table-cell>
          <table:table-cell table:style-name="Table16.C3" office:value-type="string">
            <text:p text:style-name="P86"><text:span text:style-name="T22">3 396</text:span></text:p>
          </table:table-cell>
          <table:table-cell table:style-name="Table16.C3" table:number-columns-spanned="2" office:value-type="string">
            <text:p text:style-name="P86"><text:span text:style-name="T22">3 474</text:span></text:p>
          </table:table-cell>
          <table:covered-table-cell/>
          <table:table-cell table:style-name="Table16.C3" table:number-columns-spanned="2" office:value-type="string">
            <text:p text:style-name="P86"><text:span text:style-name="T22">3 551</text:span></text:p>
          </table:table-cell>
          <table:covered-table-cell/>
        </table:table-row>
        <table:table-row table:style-name="Table16.1">
          <table:table-cell table:style-name="Table16.A5" office:value-type="string">
            <text:p text:style-name="tblRad"><text:span text:style-name="T22">1429</text:span></text:p>
          </table:table-cell>
          <table:table-cell table:style-name="Table16.B5" office:value-type="string">
            <text:p text:style-name="tblRad"><text:span text:style-name="T22">71</text:span></text:p>
          </table:table-cell>
          <table:table-cell table:style-name="Table16.C3" office:value-type="string">
            <text:p text:style-name="tblRad"><text:span text:style-name="T22">Riksantikvaren, Tilskudd til fredete kulturminner i privat eie,</text:span><text:span text:style-name="kursiv"><text:span text:style-name="T22"> kan overføres </text:span></text:span></text:p>
          </table:table-cell>
          <table:table-cell table:style-name="Table16.C3" office:value-type="string">
            <text:p text:style-name="P86"><text:span text:style-name="T22">2 000</text:span></text:p>
          </table:table-cell>
          <table:table-cell table:style-name="Table16.C3" table:number-columns-spanned="2" office:value-type="string">
            <text:p text:style-name="P86"><text:span text:style-name="T22">2 000</text:span></text:p>
          </table:table-cell>
          <table:covered-table-cell/>
          <table:table-cell table:style-name="Table16.C3" table:number-columns-spanned="2" office:value-type="string">
            <text:p text:style-name="P86"><text:span text:style-name="T22">2 200</text:span></text:p>
          </table:table-cell>
          <table:covered-table-cell/>
        </table:table-row>
        <table:table-row table:style-name="Table16.1">
          <table:table-cell table:style-name="Table16.A6" office:value-type="string">
            <text:p text:style-name="P80"/>
          </table:table-cell>
          <table:table-cell table:style-name="Table16.B2" office:value-type="string">
            <text:p text:style-name="P80"/>
          </table:table-cell>
          <table:table-cell table:style-name="Table16.B2" office:value-type="string">
            <text:p text:style-name="tbl2LinjeSum"><text:span text:style-name="T22">Sum </text:span></text:p>
          </table:table-cell>
          <table:table-cell table:style-name="Table16.B2" office:value-type="string">
            <text:p text:style-name="P81"><text:span text:style-name="T22">9 596</text:span></text:p>
          </table:table-cell>
          <table:table-cell table:style-name="Table16.B2" table:number-columns-spanned="2" office:value-type="string">
            <text:p text:style-name="P81"><text:span text:style-name="T22">9 674</text:span></text:p>
          </table:table-cell>
          <table:covered-table-cell/>
          <table:table-cell table:style-name="Table16.B2" table:number-columns-spanned="2" office:value-type="string">
            <text:p text:style-name="P81"><text:span text:style-name="T22">10 371</text:span><text:bookmark text:name="KPAL12301429GP2"/></text:p>
          </table:table-cell>
          <table:covered-table-cell/>
        </table:table-row>
      </table:table>
      <text:p text:style-name="Standard"><text:span text:style-name="T69">Kap. 1429 Riksantikvaren, post 21 Spesielle driftsutgifter </text:span></text:p>
      <text:p text:style-name="Standard"><text:span text:style-name="T72">Over Riksantikvarens satsing på Kunnskapsløftet er det foreslått bevilget 4,62 mill. kroner til registrering av automatisk fredete samiske bygninger. Registreringen inngår som et delprosjekt i Kunnskapsløftet og har sitt utspring i Riksrevisjonens kritikk fra 2009 av manglende oversikt over slike bygninger. Prosjektet startet i 2012 og skal avsluttes i 2017. </text:span></text:p>
      <text:p text:style-name="Standard"><text:span text:style-name="T72">Over samme post har Riksantikvaren tidligere bevilget midler til flere FOU-prosjekter med et <text:s text:c="25"/>samisk tema. En eventuell tildeling i 2017 vil avhenge av innkomne søknader og er derfor ikke spesifisert.</text:span></text:p>
      <text:p text:style-name="P41"/>
      <text:p text:style-name="Standard"><text:span text:style-name="T69">Kap. 1429 Riksantikvaren, post 50 Tilskudd til samisk kulturminnearbeid <text:line-break/></text:span><text:span text:style-name="T72">Over Klima- og miljødepartementets budsjett for 2017 er det foreslått bevilget 3,551 mill. kroner til samisk kulturminnearbeid. Tilskuddet skal ivareta de overordnete kulturminnefaglige hensyn i arbeidet med samiske kulturminner og kulturmiljøer. Midlene skal i hovedsak nyttes til større vedlikeholds- og restaureringsarbeid og til skjøtsel, jf. omtale i Prop.1 S (2016-2017). Midlene fra post 50 vil bli utbetalt av Riksantikvaren på anmodning fra Sametinget.</text:span></text:p>
      <text:p text:style-name="P41"/>
      <text:p text:style-name="Standard"><text:span text:style-name="T70">Kap. 1429 Riksantikvaren, post 71 Tilskudd til fredete kulturminner i privat eie, </text:span><text:span text:style-name="T73">kan overføres<text:line-break/></text:span><text:span text:style-name="T72">Det er for 2017 foreslått bevilget 2,2 mill. kroner øremerket sikring og istandsetting av samiske bygninger. Midlene fra post 71 vil bli utbetalt av Riksantikvaren på anmodning fra Sametinget. Riksantikvaren vil gi nærmere føringer for bruken av tilskuddet.</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Noto Sans Devanagari" svg:font-family="'Noto Sans Devanagari'" style:font-family-generic="swiss"/>
    <style:font-face style:name="Calibri" svg:font-family="Calibri" style:font-family-generic="roman" style:font-pitch="variable"/>
    <style:font-face style:name="Calibri Light" svg:font-family="'Calibri Light'" style:font-family-generic="roman" style:font-pitch="variable"/>
    <style:font-face style:name="Cambria" svg:font-family="Cambria" style:font-family-generic="roman" style:font-pitch="variable"/>
    <style:font-face style:name="DepCentury Old Style" svg:font-family="'DepCentury Old Style'" style:font-family-generic="roman" style:font-pitch="variable"/>
    <style:font-face style:name="Segoe UI" svg:font-family="'Segoe UI'"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NewRomanPS" svg:font-family="TimesNewRomanPS"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Batang" svg:font-family="Batang"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Courier New" svg:font-family="'Courier New'" style:font-family-generic="system" style:font-pitch="variable"/>
    <style:font-face style:name="DepCentury Old Style1" svg:font-family="'DepCentury Old Style'" style:font-family-generic="system" style:font-pitch="variable"/>
    <style:font-face style:name="Noto Sans CJK SC" svg:font-family="'Noto Sans CJK SC'" style:font-family-generic="system" style:font-pitch="variable"/>
    <style:font-face style:name="Noto Sans Devanagari1" svg:font-family="'Noto Sans Devanagari'"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nb" fo:country="NO" style:letter-kerning="false" style:font-name-asian="Times New Roman1" style:font-size-asian="10pt" style:language-asian="nb" style:country-asian="NO"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nb" fo:country="NO" style:letter-kerning="false" style:font-name-asian="Times New Roman1" style:font-size-asian="10pt" style:language-asian="nb" style:country-asian="NO" style:font-name-complex="Times New Roman1" style:font-size-complex="10pt" style:language-complex="ar" style:country-complex="SA" fo:hyphenate="false"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text-align="start" style:justify-single-word="false" fo:orphans="2" fo:widows="2" style:writing-mode="lr-tb"/>
      <style:text-properties style:font-name="DepCentury Old Style" fo:font-family="'DepCentury Old Style'" style:font-family-generic="roman" style:font-pitch="variable" fo:font-size="12pt" style:font-size-asian="12pt" style:language-asian="en" style:country-asian="US" style:font-size-complex="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212cm" fo:margin-bottom="0cm" loext:contextual-spacing="false" fo:text-align="justify" style:justify-single-word="false"/>
      <style:text-properties style:font-name="Times New Roman" fo:font-family="'Times New Roman'" style:font-family-generic="roman" style:font-pitch="variable" style:language-asian="nb" style:country-asian="NO"/>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text-align="center" style:justify-single-word="false" fo:keep-together="always" fo:keep-with-next="always"/>
      <style:text-properties style:font-name="Times New Roman" fo:font-family="'Times New Roman'" style:font-family-generic="roman" style:font-pitch="variable" fo:font-size="14pt" fo:font-weight="bold" style:font-name-asian="F" style:font-family-generic-asian="system" style:font-pitch-asian="variable" style:font-size-asian="14pt" style:font-weight-asian="bold" style:font-name-complex="F" style:font-family-generic-complex="system" style:font-pitch-complex="variable" style:font-size-complex="16pt"/>
    </style:style>
    <style:style style:name="Heading_20_3" style:display-name="Heading 3" style:family="paragraph" style:parent-style-name="Standard" style:next-style-name="Standard" style:default-outline-level="3" style:list-style-name=""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style:font-name-asian="F" style:font-family-generic-asian="system" style:font-pitch-asian="variable" style:font-name-complex="F" style:font-family-generic-complex="system" style:font-pitch-complex="variable"/>
    </style:style>
    <style:style style:name="Default" style:family="paragraph" style:default-outline-level="">
      <style:paragraph-properties fo:margin-top="0cm" fo:margin-bottom="0cm" loext:contextual-spacing="false" fo:text-align="start" style:justify-single-word="false" fo:orphans="2" fo:widows="2" style:writing-mode="lr-tb"/>
      <style:text-properties fo:color="#000000" style:font-name="DepCentury Old Style" fo:font-family="'DepCentury Old Style'" style:font-family-generic="roman" style:font-pitch="variable" fo:font-size="12pt" style:font-size-asian="12pt" style:font-name-complex="DepCentury Old Style1" style:font-family-complex="'DepCentury Old Style'" style:font-family-generic-complex="system" style:font-pitch-complex="variable" style:font-size-complex="12pt"/>
    </style:style>
    <style:style style:name="List_20_Paragraph" style:display-name="List Paragraph" style:family="paragraph" style:parent-style-name="Standard" style:default-outline-level="">
      <style:paragraph-properties fo:margin-left="1.27cm" fo:margin-right="0cm" fo:margin-top="0cm" fo:margin-bottom="0cm" loext:contextual-spacing="true" style:line-height-at-least="0.529cm" fo:text-indent="0cm" style:auto-text-indent="false"/>
      <style:text-properties style:font-name="Times New Roman" fo:font-family="'Times New Roman'" style:font-family-generic="roman" style:font-pitch="variable" style:font-size-complex="10pt"/>
    </style:style>
    <style:style style:name="Footnote" style:family="paragraph" style:parent-style-name="Standard" style:default-outline-level="" style:class="extra">
      <style:text-properties style:font-name="Times" fo:font-family="Times" style:font-family-generic="roman" style:font-pitch="variable" fo:font-size="10pt" style:font-name-asian="Batang" style:font-family-asian="Batang" style:font-family-generic-asian="system" style:font-pitch-asian="variable" style:font-size-asian="10pt" style:language-asian="nb" style:country-asian="NO" style:font-size-complex="10pt"/>
    </style:style>
    <style:style style:name="TOC_20_Heading" style:display-name="TOC Heading" style:family="paragraph" style:parent-style-name="Heading_20_1" style:next-style-name="Standard" style:default-outline-level="">
      <style:paragraph-properties fo:margin-top="0.847cm" fo:margin-bottom="0cm" loext:contextual-spacing="false" fo:line-height="115%"/>
      <style:text-properties fo:font-weight="normal" style:font-weight-asian="normal" style:font-size-complex="14pt" style:font-weight-complex="bold"/>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style:text-properties style:font-name="Times New Roman" fo:font-family="'Times New Roman'" style:font-family-generic="roman" style:font-pitch="variable" style:language-asian="nb" style:country-asian="NO"/>
    </style:style>
    <style:style style:name="Tabelltekst" style:family="paragraph" style:default-outline-level="">
      <style:paragraph-properties fo:margin-top="0cm" fo:margin-bottom="0cm" loext:contextual-spacing="false" fo:line-height="0.353cm" fo:text-align="start" style:justify-single-word="false" fo:keep-together="always" fo:orphans="2" fo:widows="2" fo:keep-with-next="always" style:writing-mode="lr-tb">
        <style:tab-stops>
          <style:tab-stop style:position="10.583cm" style:leader-style="dotted" style:leader-text="."/>
        </style:tab-stops>
      </style:paragraph-properties>
      <style:text-properties fo:color="#000000" style:font-name="DepCentury Old Style" fo:font-family="'DepCentury Old Style'" style:font-family-generic="roman" style:font-pitch="variable" fo:font-size="9pt" style:font-size-asian="9pt"/>
    </style:style>
    <style:style style:name="tblRadMedLuft" style:family="paragraph" style:parent-style-name="Standard" style:default-outline-level="">
      <style:paragraph-properties fo:margin-top="0.212cm" fo:margin-bottom="0cm" loext:contextual-spacing="false" fo:keep-together="always" fo:keep-with-next="always" style:punctuation-wrap="hanging" style:vertical-align="baseline"/>
      <style:text-properties style:font-name="TimesNewRomanPS" fo:font-family="TimesNewRomanPS" style:font-family-generic="roman" style:font-pitch="variable" fo:font-size="9pt" style:font-name-asian="Batang" style:font-family-asian="Batang" style:font-family-generic-asian="system" style:font-pitch-asian="variable" style:font-size-asian="9pt" style:language-asian="nb" style:country-asian="NO" style:font-size-complex="10pt"/>
    </style:style>
    <style:style style:name="tblRad" style:family="paragraph" style:default-outline-level="">
      <style:paragraph-properties fo:margin-top="0cm" fo:margin-bottom="0cm" loext:contextual-spacing="false" fo:text-align="start" style:justify-single-word="false" fo:keep-together="always" fo:orphans="2" fo:widows="2" fo:keep-with-next="always" style:punctuation-wrap="hanging" style:vertical-align="baseline" style:writing-mode="lr-tb"/>
      <style:text-properties style:font-name="TimesNewRomanPS" fo:font-family="TimesNewRomanPS" style:font-family-generic="roman" style:font-pitch="variable" fo:font-size="9pt" style:font-name-asian="Batang" style:font-family-asian="Batang" style:font-family-generic-asian="system" style:font-pitch-asian="variable" style:font-size-asian="9pt"/>
    </style:style>
    <style:style style:name="annotation_20_text" style:display-name="annotation text" style:family="paragraph" style:parent-style-name="Standard" style:default-outline-level="">
      <style:text-properties fo:font-size="10pt" style:font-size-asian="10pt" style:font-size-complex="10pt"/>
    </style:style>
    <style:style style:name="annotation_20_subject" style:display-name="annotation subject" style:family="paragraph" style:parent-style-name="annotation_20_text" style:next-style-name="annotation_20_text" style:default-outline-level="">
      <style:text-properties fo:font-weight="bold" style:font-weight-asian="bold" style:font-weight-complex="bold"/>
    </style:style>
    <style:style style:name="Balloon_20_Text" style:display-name="Balloon Text" style:family="paragraph" style:parent-style-name="Standard" style:default-outline-level="">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Brevoverskrift" style:family="paragraph" style:parent-style-name="Standard" style:next-style-name="Standard" style:default-outline-level="">
      <style:paragraph-properties fo:margin-top="0cm" fo:margin-bottom="0.529cm" loext:contextual-spacing="false"/>
      <style:text-properties fo:font-weight="bold" style:font-weight-asian="bold" style:font-size-complex="10pt"/>
    </style:style>
    <style:style style:name="tbl2LinjeSum" style:family="paragraph" style:parent-style-name="Standard" style:default-outline-level="">
      <style:paragraph-properties fo:keep-together="always" fo:keep-with-next="always"/>
      <style:text-properties style:font-name="TimesNewRomanPS" fo:font-family="TimesNewRomanPS" style:font-family-generic="roman" style:font-pitch="variable" fo:font-size="9pt" style:font-size-asian="9pt" style:language-asian="nb" style:country-asian="NO" style:font-size-complex="10pt"/>
    </style:style>
    <style:style style:name="tblKolonneoverskrift" style:family="paragraph" style:parent-style-name="Standard" style:default-outline-level="">
      <style:paragraph-properties fo:keep-together="always" fo:keep-with-next="always"/>
      <style:text-properties style:font-name="TimesNewRomanPS" fo:font-family="TimesNewRomanPS" style:font-family-generic="roman" style:font-pitch="variable" fo:font-size="10pt" style:font-name-asian="Batang" style:font-family-asian="Batang" style:font-family-generic-asian="system" style:font-pitch-asian="variable" style:font-size-asian="10pt" style:language-asian="nb" style:country-asian="NO" style:font-size-complex="10pt"/>
    </style:style>
    <style:style style:name="Tabellnavn" style:family="paragraph" style:parent-style-name="Standard" style:default-outline-level="">
      <style:paragraph-properties fo:margin-top="0cm" fo:margin-bottom="0.212cm" loext:contextual-spacing="false"/>
      <style:text-properties fo:color="#008000" style:font-name="Times" fo:font-family="Times" style:font-family-generic="roman" style:font-pitch="variable" style:font-name-asian="Batang" style:font-family-asian="Batang" style:font-family-generic-asian="system" style:font-pitch-asian="variable" style:language-asian="nb" style:country-asian="NO" text:display="none"/>
    </style:style>
    <style:style style:name="tblDeltMedTusen" style:family="paragraph" style:parent-style-name="Standard" style:default-outline-level="">
      <style:paragraph-properties fo:text-align="end" style:justify-single-word="false" fo:keep-together="always" fo:keep-with-next="always" style:punctuation-wrap="hanging" style:vertical-align="baseline"/>
      <style:text-properties style:font-name="TimesNewRomanPS" fo:font-family="TimesNewRomanPS" style:font-family-generic="roman" style:font-pitch="variable" fo:font-size="8pt" style:font-name-asian="Batang" style:font-family-asian="Batang" style:font-family-generic-asian="system" style:font-pitch-asian="variable" style:font-size-asian="8pt" style:language-asian="nb" style:country-asian="NO" style:font-size-complex="10pt"/>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style:tab-stops>
          <style:tab-stop style:position="7.96cm" style:type="center"/>
          <style:tab-stop style:position="15.921cm" style:type="right"/>
        </style:tab-stops>
      </style:paragraph-properties>
    </style:style>
    <style:style style:name="Footer" style:family="paragraph" style:parent-style-name="Standard" style:default-outline-level="" style:class="extra">
      <style:paragraph-properties>
        <style:tab-stops>
          <style:tab-stop style:position="7.96cm" style:type="center"/>
          <style:tab-stop style:position="15.921cm" style:type="right"/>
        </style:tab-stops>
      </style:paragraph-properties>
    </style:style>
    <style:style style:name="Normal_20__28_Web_29_" style:display-name="Normal (Web)" style:family="paragraph" style:parent-style-name="Standard" style:default-outline-level="">
      <style:paragraph-properties fo:margin-top="0.494cm" fo:margin-bottom="0.494cm" loext:contextual-spacing="false"/>
      <style:text-properties style:font-name="Times New Roman" fo:font-family="'Times New Roman'" style:font-family-generic="roman" style:font-pitch="variable" style:language-asian="nb" style:country-asian="NO"/>
    </style:style>
    <style:style style:name="Contents_20_3" style:display-name="Contents 3" style:family="paragraph" style:parent-style-name="Standard" style:next-style-name="Standard" style:auto-update="true" style:default-outline-level="" style:class="index">
      <style:paragraph-properties fo:margin-left="0.847cm" fo:margin-right="0cm" fo:margin-top="0cm" fo:margin-bottom="0.176cm" loext:contextual-spacing="false" fo:text-indent="0cm" style:auto-text-indent="false"/>
    </style:style>
    <style:style style:name="Default_20_Paragraph_20_Font" style:display-name="Default Paragraph Font" style:family="text"/>
    <style:style style:name="Overskrift_20_1_20_Tegn" style:display-name="Overskrift 1 Tegn" style:family="text" style:parent-style-name="Default_20_Paragraph_20_Font">
      <style:text-properties fo:font-size="14pt" fo:font-weight="bold" style:font-name-asian="F" style:font-family-generic-asian="system" style:font-pitch-asian="variable" style:font-size-asian="14pt" style:language-asian="en" style:country-asian="US" style:font-weight-asian="bold" style:font-name-complex="F" style:font-family-generic-complex="system" style:font-pitch-complex="variable" style:font-size-complex="16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Fotnotetekst_20_Tegn" style:display-name="Fotnotetekst Tegn" style:family="text" style:parent-style-name="Default_20_Paragraph_20_Font">
      <style:text-properties style:font-name="Times" fo:font-family="Times" style:font-family-generic="roman" style:font-pitch="variable" style:font-name-asian="Batang" style:font-family-asian="Batang" style:font-family-generic-asian="system" style:font-pitch-asian="variable"/>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kursiv" style:family="text" style:parent-style-name="Default_20_Paragraph_20_Font">
      <style:text-properties fo:font-style="italic" style:font-style-asian="italic"/>
    </style:style>
    <style:style style:name="Brødtekst_20_Tegn" style:display-name="Brødtekst Tegn" style:family="text" style:parent-style-name="Default_20_Paragraph_20_Font">
      <style:text-properties fo:font-size="12pt" style:font-size-asian="12pt" style:font-size-complex="12pt"/>
    </style:style>
    <style:style style:name="annotation_20_reference" style:display-name="annotation reference" style:family="text" style:parent-style-name="Default_20_Paragraph_20_Font">
      <style:text-properties fo:font-size="8pt" style:font-size-asian="8pt" style:font-size-complex="8pt"/>
    </style:style>
    <style:style style:name="Merknadstekst_20_Tegn" style:display-name="Merknadstekst Tegn" style:family="text" style:parent-style-name="Default_20_Paragraph_20_Font">
      <style:text-properties style:font-name="DepCentury Old Style" fo:font-family="'DepCentury Old Style'" style:font-family-generic="roman" style:font-pitch="variable" style:language-asian="en" style:country-asian="US"/>
    </style:style>
    <style:style style:name="Kommentaremne_20_Tegn" style:display-name="Kommentaremne Tegn" style:family="text" style:parent-style-name="Merknadstekst_20_Tegn">
      <style:text-properties style:font-name="DepCentury Old Style" fo:font-family="'DepCentury Old Style'" style:font-family-generic="roman" style:font-pitch="variable" fo:font-weight="bold" style:language-asian="en" style:country-asian="US" style:font-weight-asian="bold" style:font-weight-complex="bold"/>
    </style:style>
    <style:style style:name="Bobletekst_20_Tegn" style:display-name="Bobletekst Tegn" style:family="text" style:parent-style-name="Default_20_Paragraph_20_Font">
      <style:text-properties style:font-name="Segoe UI" fo:font-family="'Segoe UI'" style:font-family-generic="roman" style:font-pitch="variable" fo:font-size="9pt" style:font-size-asian="9pt" style:language-asian="en" style:country-asian="US" style:font-name-complex="Segoe UI1" style:font-family-complex="'Segoe UI'" style:font-family-generic-complex="system" style:font-pitch-complex="variable" style:font-size-complex="9pt"/>
    </style:style>
    <style:style style:name="Topptekst_20_Tegn" style:display-name="Topptekst Tegn" style:family="text" style:parent-style-name="Default_20_Paragraph_20_Font">
      <style:text-properties style:font-name="DepCentury Old Style" fo:font-family="'DepCentury Old Style'" style:font-family-generic="roman" style:font-pitch="variable" fo:font-size="12pt" style:font-size-asian="12pt" style:language-asian="en" style:country-asian="US" style:font-size-complex="12pt"/>
    </style:style>
    <style:style style:name="Bunntekst_20_Tegn" style:display-name="Bunntekst Tegn" style:family="text" style:parent-style-name="Default_20_Paragraph_20_Font">
      <style:text-properties style:font-name="DepCentury Old Style" fo:font-family="'DepCentury Old Style'" style:font-family-generic="roman" style:font-pitch="variable" fo:font-size="12pt" style:font-size-asian="12pt" style:language-asian="en" style:country-asian="US" style:font-size-complex="12pt"/>
    </style:style>
    <style:style style:name="Overskrift_20_3_20_Tegn" style:display-name="Overskrift 3 Tegn" style:family="text" style:parent-style-name="Default_20_Paragraph_20_Font">
      <style:text-properties fo:color="#1f4d78" style:font-name="Calibri Light" fo:font-family="'Calibri Light'" style:font-family-generic="roman" style:font-pitch="variable" fo:font-size="12pt" style:font-name-asian="F" style:font-family-generic-asian="system" style:font-pitch-asian="variable" style:font-size-asian="12pt" style:language-asian="en" style:country-asian="US" style:font-name-complex="F" style:font-family-generic-complex="system" style:font-pitch-complex="variable" style:font-size-complex="12pt"/>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Ingen_20_liste1" style:display-name="Ingen liste1">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2"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1" text:start-value="105">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499cm" fo:margin-bottom="1.24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51cm" fo:margin-left="0cm" fo:margin-right="0cm" fo:margin-top="1.15cm" style:dynamic-spacing="true"/>
      </style:footer-style>
    </style:page-layout>
    <style:page-layout style:name="Mpm2">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8</text:page-number></text:p>
        <text:p text:style-name="Footer"/>
      </style:footer>
    </style:master-page>
    <style:master-page style:name="Converted1" style:page-layout-name="Mpm2"/>
    <style:master-page style:name="Converted2"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Kirsti Sveen Torjesen</meta:initial-creator>
    <dc:creator>Lauveng Hanne</dc:creator>
    <meta:editing-cycles>5</meta:editing-cycles>
    <meta:print-date>2016-10-03T10:25:00</meta:print-date>
    <meta:creation-date>2016-10-03T11:19:00</meta:creation-date>
    <dc:date>2016-10-03T11:27:00</dc:date>
    <meta:editing-duration>PT7M</meta:editing-duration>
    <meta:generator>LibreOffice/6.4.6.2$Linux_X86_64 LibreOffice_project/40$Build-2</meta:generator>
    <meta:document-statistic meta:table-count="16" meta:image-count="0" meta:object-count="0" meta:page-count="28" meta:paragraph-count="749" meta:word-count="7786" meta:character-count="53226" meta:non-whitespace-character-count="45962"/>
    <meta:user-defined meta:name="AppVersion">15.0000</meta:user-defined>
    <meta:user-defined meta:name="Company">STATEN</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